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TablePreview5.svm"/>
  <manifest:file-entry manifest:media-type="" manifest:full-path="Pictures/TablePreview6.svm"/>
  <manifest:file-entry manifest:media-type="" manifest:full-path="Pictures/TablePreview7.svm"/>
  <manifest:file-entry manifest:media-type="" manifest:full-path="Pictures/TablePreview8.svm"/>
  <manifest:file-entry manifest:media-type="" manifest:full-path="Pictures/TablePreview9.svm"/>
  <manifest:file-entry manifest:media-type="" manifest:full-path="Pictures/TablePreview1.svm"/>
  <manifest:file-entry manifest:media-type="" manifest:full-path="Pictures/TablePreview10.svm"/>
  <manifest:file-entry manifest:media-type="" manifest:full-path="Pictures/TablePreview2.svm"/>
  <manifest:file-entry manifest:media-type="" manifest:full-path="Pictures/TablePreview11.svm"/>
  <manifest:file-entry manifest:media-type="" manifest:full-path="Pictures/TablePreview3.svm"/>
  <manifest:file-entry manifest:media-type="" manifest:full-path="Pictures/TablePreview4.svm"/>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fo:min-height="17.935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5.513cm"/>
    </style:style>
    <style:style style:name="pr4" style:family="presentation" style:parent-style-name="Default-notes">
      <style:graphic-properties draw:fill-color="#ffffff" fo:min-height="12.572cm"/>
    </style:style>
    <style:style style:name="pr5" style:family="presentation" style:parent-style-name="Default-title">
      <style:graphic-properties fo:min-height="3.506cm"/>
    </style:style>
    <style:style style:name="pr6" style:family="presentation" style:parent-style-name="Default-outline1">
      <style:graphic-properties fo:min-height="13.859cm"/>
    </style:style>
    <style:style style:name="pr7" style:family="presentation" style:parent-style-name="Default-outline1">
      <style:graphic-properties fo:min-height="15.168cm"/>
    </style:style>
    <style:style style:name="pr8" style:family="presentation" style:parent-style-name="Default-outline1">
      <style:graphic-properties fo:min-height="6.35cm"/>
    </style:style>
    <style:style style:name="pr9" style:family="presentation" style:parent-style-name="Default-outline1">
      <style:graphic-properties fo:min-height="4.738cm"/>
    </style:style>
    <style:style style:name="pr10" style:family="presentation" style:parent-style-name="Default-outline1">
      <style:graphic-properties fo:min-height="7.278cm"/>
    </style:style>
    <style:style style:name="pr11" style:family="presentation" style:parent-style-name="Default-outline1">
      <style:graphic-properties fo:min-height="13.439cm"/>
    </style:style>
    <style:style style:name="pr12" style:family="presentation" style:parent-style-name="Default-title">
      <style:graphic-properties draw:auto-grow-height="true" fo:min-height="3.506cm"/>
    </style:style>
    <style:style style:name="pr13" style:family="presentation" style:parent-style-name="Default-outline1">
      <style:graphic-properties fo:min-height="0.928cm"/>
    </style:style>
    <style:style style:name="pr14" style:family="presentation" style:parent-style-name="Default-outline1">
      <style:graphic-properties fo:min-height="4.064cm"/>
    </style:style>
    <style:style style:name="pr15" style:family="presentation" style:parent-style-name="Default-outline1">
      <style:graphic-properties fo:min-height="13.693cm"/>
    </style:style>
    <style:style style:name="pr16" style:family="presentation" style:parent-style-name="Default-outline1">
      <style:graphic-properties fo:min-height="5.5cm"/>
    </style:style>
    <style:style style:name="pr17" style:family="presentation" style:parent-style-name="Default-outline1">
      <style:graphic-properties draw:stroke="none" draw:fill="none" fo:min-height="7.112cm"/>
    </style:style>
    <style:style style:name="pr18" style:family="presentation" style:parent-style-name="Default-outline1">
      <style:graphic-properties fo:min-height="2.286cm"/>
    </style:style>
    <style:style style:name="pr19" style:family="presentation" style:parent-style-name="Default-outline1">
      <style:graphic-properties fo:min-height="12.7cm"/>
    </style:style>
    <style:style style:name="pr20" style:family="presentation" style:parent-style-name="Default-outline1">
      <style:graphic-properties fo:min-height="15.911cm"/>
    </style:style>
    <style:style style:name="pr21" style:family="presentation" style:parent-style-name="Default-outline1">
      <style:graphic-properties fo:min-height="11.153cm"/>
    </style:style>
    <style:style style:name="pr22" style:family="presentation" style:parent-style-name="Default-outline1">
      <style:graphic-properties fo:min-height="6.516cm"/>
    </style:style>
    <style:style style:name="pr23" style:family="presentation" style:parent-style-name="Default-outline1">
      <style:graphic-properties fo:min-height="6.71cm"/>
    </style:style>
    <style:style style:name="pr24" style:family="presentation" style:parent-style-name="Default-outline1">
      <style:graphic-properties fo:min-height="8.04cm"/>
    </style:style>
    <style:style style:name="pr25" style:family="presentation" style:parent-style-name="Default-outline1">
      <style:graphic-properties fo:min-height="4.207cm"/>
    </style:style>
    <style:style style:name="pr26" style:family="presentation" style:parent-style-name="Default-outline1">
      <style:graphic-properties fo:min-height="9.056cm"/>
    </style:style>
    <style:style style:name="pr27" style:family="presentation" style:parent-style-name="Default-outline1">
      <style:graphic-properties fo:min-height="5.334cm"/>
    </style:style>
    <style:style style:name="pr28" style:family="presentation" style:parent-style-name="Default-outline1">
      <style:graphic-properties fo:min-height="1.944cm"/>
    </style:style>
    <style:style style:name="pr29" style:family="presentation" style:parent-style-name="Default-outline1">
      <style:graphic-properties fo:min-height="14.898cm"/>
    </style:style>
    <style:style style:name="pr30" style:family="presentation" style:parent-style-name="Default-outline1">
      <style:graphic-properties fo:min-height="8.105cm"/>
    </style:style>
    <style:style style:name="pr31" style:family="presentation" style:parent-style-name="Default-outline1">
      <style:graphic-properties fo:min-height="9.883cm"/>
    </style:style>
    <style:style style:name="pr32" style:family="presentation" style:parent-style-name="Default-title">
      <style:graphic-properties fo:min-height="2.211cm"/>
    </style:style>
    <style:style style:name="pr33" style:family="presentation" style:parent-style-name="Default-outline1">
      <style:graphic-properties fo:min-height="16.256cm"/>
    </style:style>
    <style:style style:name="pr34" style:family="presentation" style:parent-style-name="Default-outline1">
      <style:graphic-properties fo:min-height="12.931cm"/>
    </style:style>
    <style:style style:name="pr35" style:family="presentation" style:parent-style-name="Default-outline1">
      <style:graphic-properties fo:min-height="13.185cm"/>
    </style:style>
    <style:style style:name="pr36" style:family="presentation" style:parent-style-name="Default-outline1">
      <style:graphic-properties fo:min-height="10.645cm"/>
    </style:style>
    <style:style style:name="pr37" style:family="presentation" style:parent-style-name="Default-outline1">
      <style:graphic-properties fo:min-height="8.359cm"/>
    </style:style>
    <style:style style:name="pr38" style:family="presentation" style:parent-style-name="Default-outline1">
      <style:graphic-properties fo:min-height="15.748cm"/>
    </style:style>
    <style:style style:name="co1" style:family="table-column">
      <style:table-column-properties style:column-width="4.951cm" style:use-optimal-column-width="false"/>
    </style:style>
    <style:style style:name="co2" style:family="table-column">
      <style:table-column-properties style:column-width="12.062cm" style:use-optimal-column-width="false"/>
    </style:style>
    <style:style style:name="co3" style:family="table-column">
      <style:table-column-properties style:column-width="4.083cm" style:use-optimal-column-width="false"/>
    </style:style>
    <style:style style:name="co4" style:family="table-column">
      <style:table-column-properties style:column-width="13.437cm" style:use-optimal-column-width="false"/>
    </style:style>
    <style:style style:name="co5" style:family="table-column">
      <style:table-column-properties style:column-width="4.152cm" style:use-optimal-column-width="false"/>
    </style:style>
    <style:style style:name="co6" style:family="table-column">
      <style:table-column-properties style:column-width="8.188cm" style:use-optimal-column-width="false"/>
    </style:style>
    <style:style style:name="co7" style:family="table-column">
      <style:table-column-properties style:column-width="4.869cm" style:use-optimal-column-width="false"/>
    </style:style>
    <style:style style:name="co8" style:family="table-column">
      <style:table-column-properties style:column-width="13.072cm" style:use-optimal-column-width="false"/>
    </style:style>
    <style:style style:name="co9" style:family="table-column">
      <style:table-column-properties style:column-width="4.807cm" style:use-optimal-column-width="false"/>
    </style:style>
    <style:style style:name="co10" style:family="table-column">
      <style:table-column-properties style:column-width="7.05cm" style:use-optimal-column-width="false"/>
    </style:style>
    <style:style style:name="co11" style:family="table-column">
      <style:table-column-properties style:column-width="4.932cm" style:use-optimal-column-width="false"/>
    </style:style>
    <style:style style:name="co12" style:family="table-column">
      <style:table-column-properties style:column-width="7.052cm" style:use-optimal-column-width="false"/>
    </style:style>
    <style:style style:name="co13" style:family="table-column">
      <style:table-column-properties style:column-width="4.975cm" style:use-optimal-column-width="false"/>
    </style:style>
    <style:style style:name="co14" style:family="table-column">
      <style:table-column-properties style:column-width="7.729cm" style:use-optimal-column-width="false"/>
    </style:style>
    <style:style style:name="co15" style:family="table-column">
      <style:table-column-properties style:column-width="11.937cm" style:use-optimal-column-width="false"/>
    </style:style>
    <style:style style:name="co16" style:family="table-column">
      <style:table-column-properties style:column-width="11.939cm" style:use-optimal-column-width="false"/>
    </style:style>
    <style:style style:name="ro1" style:family="table-row">
      <style:table-row-properties style:row-height="0.954cm"/>
    </style:style>
    <style:style style:name="ro2" style:family="table-row">
      <style:table-row-properties style:row-height="1.807cm"/>
    </style:style>
    <style:style style:name="ro3" style:family="table-row">
      <style:table-row-properties style:row-height="1.205cm"/>
    </style:style>
    <style:style style:name="ro4" style:family="table-row">
      <style:table-row-properties style:row-height="1.207cm"/>
    </style:style>
    <style:style style:name="ce1" style:family="table-cell">
      <style:graphic-properties style:repeat="repeat"/>
      <style:text-properties fo:font-size="32pt" fo:font-style="italic" style:font-size-asian="32pt" style:font-style-asian="italic" style:font-size-complex="32pt" style:font-style-complex="italic"/>
    </style:style>
    <style:style style:name="ce2" style:family="table-cell">
      <style:graphic-properties style:repeat="repeat"/>
      <style:text-properties fo:font-size="32pt" style:font-size-asian="32pt" style:font-size-complex="32pt"/>
    </style:style>
    <style:style style:name="ce3" style:family="table-cell">
      <style:graphic-properties style:repeat="repeat"/>
      <style:paragraph-properties style:text-autospace="none"/>
      <style:text-properties fo:font-family="Arial" style:font-family-generic="swiss" style:font-pitch="variable" fo:font-size="32pt" fo:font-style="italic" style:font-size-asian="32pt" style:font-style-asian="italic" style:font-size-complex="32pt" style:font-style-complex="italic"/>
    </style:style>
    <style:style style:name="ce4" style:family="table-cell">
      <style:graphic-properties style:repeat="repeat"/>
      <style:text-properties fo:font-family="Arial" style:font-family-generic="swiss" style:font-pitch="variable" fo:font-size="32pt" style:font-size-asian="32pt" style:font-size-complex="32pt"/>
    </style:style>
    <style:style style:name="ce5" style:family="table-cell">
      <style:graphic-properties style:repeat="repeat"/>
      <style:paragraph-properties style:text-autospace="none"/>
      <style:text-properties fo:font-family="CMMI10" fo:font-size="11pt" style:font-family-asian="CMMI10" style:font-size-asian="11pt" style:font-family-complex="CMMI10" style:font-size-complex="6.30000019073486pt"/>
    </style:style>
    <style:style style:name="ce6" style:family="table-cell">
      <style:graphic-properties style:repeat="repeat"/>
      <style:paragraph-properties style:text-autospace="none"/>
    </style:style>
    <style:style style:name="ce7" style:family="table-cell">
      <style:graphic-properties style:repeat="repeat"/>
      <style:text-properties fo:color="#ff0000" fo:font-size="32pt" fo:font-style="italic" style:font-size-asian="32pt" style:font-style-asian="italic" style:font-size-complex="32pt" style:font-style-complex="italic"/>
    </style:style>
    <style:style style:name="ce8" style:family="table-cell">
      <style:graphic-properties style:repeat="repeat"/>
      <style:text-properties fo:color="#ff0000" fo:font-family="Arial" style:font-family-generic="swiss" style:font-pitch="variable" fo:font-size="32pt" style:font-size-asian="32pt" style:font-size-complex="32pt"/>
    </style:style>
    <style:style style:name="ce9" style:family="table-cell">
      <style:graphic-properties style:repeat="repeat"/>
      <style:text-properties fo:font-size="24pt" fo:font-style="italic" style:font-size-asian="24pt" style:font-style-asian="italic" style:font-size-complex="24pt" style:font-style-complex="italic"/>
    </style:style>
    <style:style style:name="ce10" style:family="table-cell">
      <style:graphic-properties style:repeat="repeat"/>
      <style:text-properties fo:font-size="24pt" style:font-size-asian="24pt" style:font-size-complex="24pt"/>
    </style:style>
    <style:style style:name="ce11" style:family="table-cell">
      <style:graphic-properties style:repeat="repeat"/>
      <style:paragraph-properties style:text-autospace="none"/>
      <style:text-properties fo:font-family="Arial" style:font-family-generic="swiss" style:font-pitch="variable" fo:font-size="24pt" fo:font-style="italic" style:font-size-asian="24pt" style:font-style-asian="italic" style:font-size-complex="24pt" style:font-style-complex="italic"/>
    </style:style>
    <style:style style:name="ce12" style:family="table-cell">
      <style:graphic-properties style:repeat="repeat"/>
      <style:text-properties fo:font-family="Arial" style:font-family-generic="swiss" style:font-pitch="variable" fo:font-size="24pt" style:font-size-asian="24pt" style:font-size-complex="24pt"/>
    </style:style>
    <style:style style:name="ce13" style:family="table-cell">
      <style:graphic-properties style:repeat="repeat"/>
      <style:text-properties fo:color="#ff0000" fo:font-size="24pt" fo:font-style="italic" style:font-size-asian="24pt" style:font-style-asian="italic" style:font-size-complex="24pt" style:font-style-complex="italic"/>
    </style:style>
    <style:style style:name="ce14" style:family="table-cell">
      <style:graphic-properties style:repeat="repeat"/>
      <style:text-properties fo:color="#ff0000" fo:font-family="Arial" style:font-family-generic="swiss" style:font-pitch="variable" fo:font-size="24pt" style:font-size-asian="24pt" style:font-size-complex="24pt"/>
    </style:style>
    <style:style style:name="ce15" style:family="table-cell">
      <style:graphic-properties style:repeat="repeat"/>
      <style:paragraph-properties style:text-autospace="none"/>
      <style:text-properties fo:color="#0000ff" fo:font-family="Arial" style:font-family-generic="swiss" style:font-pitch="variable" fo:font-size="24pt" style:font-size-asian="24pt" style:font-size-complex="24pt"/>
    </style:style>
    <style:style style:name="ce16" style:family="table-cell">
      <style:graphic-properties style:repeat="repeat"/>
      <style:text-properties style:use-window-font-color="true"/>
    </style:style>
    <style:style style:name="ce17" style:family="table-cell">
      <style:graphic-properties style:repeat="repeat"/>
      <style:text-properties fo:color="#0000ff" fo:font-size="24pt" style:font-size-asian="24pt" style:font-size-complex="24pt"/>
    </style:style>
    <style:style style:name="ce18" style:family="table-cell">
      <style:graphic-properties style:repeat="repeat"/>
      <style:text-properties fo:font-family="Arial" style:font-family-generic="swiss" style:font-pitch="variable" fo:font-size="20pt" fo:font-style="italic" style:font-size-asian="20pt" style:font-style-asian="italic" style:font-size-complex="20pt" style:font-style-complex="italic"/>
    </style:style>
    <style:style style:name="ce19" style:family="table-cell">
      <style:graphic-properties style:repeat="repeat"/>
      <style:text-properties fo:font-family="Arial" style:font-family-generic="swiss" style:font-pitch="variable" fo:font-size="20pt" style:font-size-asian="20pt" style:font-size-complex="20pt"/>
    </style:style>
    <style:style style:name="P1" style:family="paragraph">
      <style:paragraph-properties style:text-autospace="none"/>
    </style:style>
    <style:style style:name="P2" style:family="paragraph">
      <style:text-properties fo:font-size="26pt" style:font-size-asian="26pt" style:font-size-complex="26pt"/>
    </style:style>
    <style:style style:name="P3" style:family="paragraph">
      <style:text-properties fo:font-size="28pt" style:font-size-asian="28pt" style:font-size-complex="28pt"/>
    </style:style>
    <style:style style:name="P4" style:family="paragraph">
      <style:paragraph-properties fo:text-align="start"/>
    </style:style>
    <style:style style:name="P5" style:family="paragraph">
      <style:paragraph-properties fo:text-align="start"/>
      <style:text-properties fo:font-size="32pt" style:font-size-asian="32pt" style:font-size-complex="32pt"/>
    </style:style>
    <style:style style:name="P6" style:family="paragraph">
      <style:text-properties fo:font-size="20pt"/>
    </style:style>
    <style:style style:name="P7" style:family="paragraph">
      <style:text-properties fo:font-size="24pt" style:font-size-asian="24pt" style:font-size-complex="24pt"/>
    </style:style>
    <style:style style:name="P8" style:family="paragraph">
      <style:paragraph-properties fo:margin-top="0cm" fo:margin-bottom="0cm"/>
    </style:style>
    <style:style style:name="P9" style:family="paragraph">
      <style:paragraph-properties fo:margin-top="0cm" fo:margin-bottom="0cm"/>
      <style:text-properties fo:font-size="24pt" style:font-size-asian="24pt" style:font-size-complex="24pt"/>
    </style:style>
    <style:style style:name="P10" style:family="paragraph">
      <style:paragraph-properties fo:margin-top="0cm" fo:margin-bottom="0cm"/>
      <style:text-properties fo:font-size="32pt" style:font-size-asian="32pt" style:font-size-complex="32pt"/>
    </style:style>
    <style:style style:name="P11" style:family="paragraph">
      <style:paragraph-properties fo:margin-top="0cm" fo:margin-bottom="0.737cm"/>
    </style:style>
    <style:style style:name="P12" style:family="paragraph">
      <style:paragraph-properties fo:margin-top="0cm" fo:margin-bottom="0.508cm"/>
    </style:style>
    <style:style style:name="P13" style:family="paragraph">
      <style:paragraph-properties fo:margin-top="0cm" fo:margin-bottom="0cm" style:text-autospace="none"/>
    </style:style>
    <style:style style:name="P14" style:family="paragraph">
      <style:paragraph-properties fo:margin-top="0cm" fo:margin-bottom="0.737cm"/>
      <style:text-properties fo:font-size="26pt" style:text-underline-style="none" style:font-size-asian="26pt" style:font-size-complex="26pt"/>
    </style:style>
    <style:style style:name="P15" style:family="paragraph">
      <style:text-properties fo:font-size="40pt" style:font-size-asian="40pt" style:font-size-complex="40pt"/>
    </style:style>
    <style:style style:name="P16" style:family="paragraph">
      <style:text-properties fo:font-size="32pt" style:font-size-asian="32pt" style:font-size-complex="32pt"/>
    </style:style>
    <style:style style:name="P17" style:family="paragraph">
      <style:paragraph-properties fo:margin-top="0cm" fo:margin-bottom="0cm"/>
      <style:text-properties fo:font-family="'Lucida Sans Unicode'" style:font-family-generic="swiss" style:font-pitch="variable" fo:font-size="16pt" style:font-size-asian="16pt" style:font-size-complex="16pt"/>
    </style:style>
    <style:style style:name="P18" style:family="paragraph">
      <style:text-properties fo:font-size="36pt" style:font-size-asian="36pt" style:font-size-complex="36pt"/>
    </style:style>
    <style:style style:name="T1" style:family="text">
      <style:text-properties fo:font-size="48pt" style:font-size-asian="48pt" style:font-size-complex="48pt"/>
    </style:style>
    <style:style style:name="T2" style:family="text">
      <style:text-properties fo:font-style="italic" style:font-style-asian="italic" style:font-style-complex="italic"/>
    </style:style>
    <style:style style:name="T3" style:family="text">
      <style:text-properties style:use-window-font-color="true" style:text-outline="false" style:text-line-through-style="none" fo:font-family="Arial" style:font-family-generic="swiss" style:font-pitch="variable" fo:font-size="32pt" fo:font-style="italic" fo:text-shadow="none" style:text-underline-style="none" fo:font-weight="normal" style:letter-kerning="true" style:font-family-asian="'Lucida Sans Unicode'" style:font-family-generic-asian="swiss" style:font-size-asian="32pt" style:font-style-asian="italic" style:font-weight-asian="normal" style:font-family-complex="'Lucida Sans Unicode'" style:font-family-generic-complex="swiss" style:font-size-complex="32pt" style:font-style-complex="italic" style:font-weight-complex="normal" style:text-emphasize="none" style:font-relief="none" style:text-overline-style="none" style:text-overline-color="font-color"/>
    </style:style>
    <style:style style:name="T4" style:family="text">
      <style:text-properties fo:font-family="Arial" style:font-family-generic="swiss" style:font-pitch="variable" fo:font-size="32pt" fo:font-style="italic" fo:font-weight="normal" style:font-size-asian="32pt" style:font-style-asian="italic" style:font-weight-asian="normal" style:font-size-complex="32pt" style:font-style-complex="italic" style:font-weight-complex="normal"/>
    </style:style>
    <style:style style:name="T5" style:family="text">
      <style:text-properties fo:font-size="16pt" style:font-size-asian="16pt" style:font-size-complex="16pt"/>
    </style:style>
    <style:style style:name="T6" style:family="text">
      <style:text-properties fo:font-size="24pt" style:font-size-asian="24pt" style:font-size-complex="24pt"/>
    </style:style>
    <style:style style:name="T7" style:family="text">
      <style:text-properties fo:font-size="24pt" fo:font-style="italic" style:font-size-asian="24pt" style:font-style-asian="italic" style:font-size-complex="24pt" style:font-style-complex="italic"/>
    </style:style>
    <style:style style:name="T8" style:family="text">
      <style:text-properties style:text-position="-10% 58%" fo:font-size="24pt" fo:font-style="italic" style:font-size-asian="24pt" style:font-style-asian="italic" style:font-size-complex="24pt" style:font-style-complex="italic"/>
    </style:style>
    <style:style style:name="T9" style:family="text">
      <style:text-properties fo:font-size="32pt" fo:font-style="italic" style:font-size-asian="32pt" style:font-style-asian="italic" style:font-size-complex="32pt" style:font-style-complex="italic"/>
    </style:style>
    <style:style style:name="T10" style:family="text">
      <style:text-properties fo:font-size="32pt" style:font-size-asian="32pt" style:font-size-complex="32pt"/>
    </style:style>
    <style:style style:name="T11" style:family="text">
      <style:text-properties style:use-window-font-color="true" fo:font-family="Arial" style:font-family-generic="swiss" style:font-pitch="variable" fo:font-size="32pt" fo:font-style="normal" style:letter-kerning="true" style:font-family-asian="'Lucida Sans Unicode'" style:font-family-generic-asian="swiss" style:font-size-asian="32pt" style:font-style-asian="normal" style:font-family-complex="'Lucida Sans Unicode'" style:font-family-generic-complex="swiss" style:font-size-complex="32pt" style:font-style-complex="normal"/>
    </style:style>
    <style:style style:name="T12" style:family="text">
      <style:text-properties style:use-window-font-color="true" fo:font-family="Arial" style:font-family-generic="swiss" style:font-pitch="variable" fo:font-size="32pt" fo:font-style="italic" style:letter-kerning="true" style:font-family-asian="'Lucida Sans Unicode'" style:font-family-generic-asian="swiss" style:font-size-asian="32pt" style:font-style-asian="italic" style:font-family-complex="'Lucida Sans Unicode'" style:font-family-generic-complex="swiss" style:font-size-complex="32pt" style:font-style-complex="italic"/>
    </style:style>
    <style:style style:name="T13" style:family="text">
      <style:text-properties fo:font-family="Arial" style:font-family-generic="swiss" style:font-pitch="variable" fo:font-size="32pt" style:font-size-asian="32pt" style:font-size-complex="32pt"/>
    </style:style>
    <style:style style:name="T14" style:family="text">
      <style:text-properties style:use-window-font-color="true" fo:font-family="Arial" style:font-family-generic="swiss" style:font-pitch="variable" fo:font-size="32pt" style:letter-kerning="true" style:font-family-asian="'Lucida Sans Unicode'" style:font-family-generic-asian="swiss" style:font-size-asian="32pt" style:font-family-complex="'Lucida Sans Unicode'" style:font-family-generic-complex="swiss" style:font-size-complex="32pt"/>
    </style:style>
    <style:style style:name="T15" style:family="text">
      <style:text-properties style:use-window-font-color="true" style:text-outline="false" style:text-line-through-style="none" fo:font-family="Arial" style:font-family-generic="swiss" style:font-pitch="variable" fo:font-size="32pt" fo:font-style="normal" fo:text-shadow="none" style:text-underline-style="none" fo:font-weight="normal" style:letter-kerning="true" style:font-family-asian="'Lucida Sans Unicode'" style:font-family-generic-asian="swiss" style:font-size-asian="32pt" style:font-style-asian="normal" style:font-weight-asian="normal" style:font-family-complex="'Lucida Sans Unicode'" style:font-family-generic-complex="swiss" style:font-size-complex="32pt" style:font-style-complex="normal" style:font-weight-complex="normal" style:text-emphasize="none" style:font-relief="none" style:text-overline-style="none" style:text-overline-color="font-color"/>
    </style:style>
    <style:style style:name="T16" style:family="text">
      <style:text-properties fo:color="#000000" fo:font-family="Arial" style:font-family-generic="swiss" style:font-pitch="variable" fo:font-size="32pt" fo:font-style="italic" style:letter-kerning="true" style:font-family-asian="'Lucida Sans Unicode'" style:font-family-generic-asian="swiss" style:font-size-asian="32pt" style:font-style-asian="italic" style:font-family-complex="'Lucida Sans Unicode'" style:font-family-generic-complex="swiss" style:font-size-complex="32pt" style:font-style-complex="italic"/>
    </style:style>
    <style:style style:name="T17" style:family="text">
      <style:text-properties fo:color="#000000" style:text-position="-10% 58%" fo:font-family="Arial" style:font-family-generic="swiss" style:font-pitch="variable" fo:font-size="32pt" fo:font-style="normal" style:letter-kerning="true" style:font-family-asian="'Lucida Sans Unicode'" style:font-family-generic-asian="swiss" style:font-size-asian="32pt" style:font-style-asian="normal" style:font-family-complex="'Lucida Sans Unicode'" style:font-family-generic-complex="swiss" style:font-size-complex="32pt" style:font-style-complex="normal"/>
    </style:style>
    <style:style style:name="T18" style:family="text">
      <style:text-properties fo:color="#000000" fo:font-family="Arial" style:font-family-generic="swiss" style:font-pitch="variable" fo:font-size="32pt" style:letter-kerning="true" style:font-family-asian="'Lucida Sans Unicode'" style:font-family-generic-asian="swiss" style:font-size-asian="32pt" style:font-family-complex="'Lucida Sans Unicode'" style:font-family-generic-complex="swiss" style:font-size-complex="32pt"/>
    </style:style>
    <style:style style:name="T19" style:family="text">
      <style:text-properties fo:color="#000000" style:text-outline="false" style:text-line-through-style="none" style:text-position="-10% 58%" fo:font-family="Arial" style:font-family-generic="swiss" style:font-pitch="variable" fo:font-size="32pt" fo:font-style="normal" fo:text-shadow="none" style:text-underline-style="none" fo:font-weight="normal" style:letter-kerning="true" style:font-family-asian="'Lucida Sans Unicode'" style:font-family-generic-asian="swiss" style:font-size-asian="32pt" style:font-style-asian="normal" style:font-weight-asian="normal" style:font-family-complex="'Lucida Sans Unicode'" style:font-family-generic-complex="swiss" style:font-size-complex="32pt" style:font-style-complex="normal" style:font-weight-complex="normal" style:text-emphasize="none" style:font-relief="none" style:text-overline-style="none" style:text-overline-color="font-color"/>
    </style:style>
    <style:style style:name="T20" style:family="text">
      <style:text-properties fo:color="#000000" style:text-outline="false" style:text-line-through-style="none" fo:font-family="Arial" style:font-family-generic="swiss" style:font-pitch="variable" fo:font-size="32pt" fo:font-style="normal" fo:text-shadow="none" style:text-underline-style="none" fo:font-weight="normal" style:letter-kerning="true" style:font-family-asian="'Lucida Sans Unicode'" style:font-family-generic-asian="swiss" style:font-size-asian="32pt" style:font-style-asian="normal" style:font-weight-asian="normal" style:font-family-complex="'Lucida Sans Unicode'" style:font-family-generic-complex="swiss" style:font-size-complex="32pt" style:font-style-complex="normal" style:font-weight-complex="normal" style:text-emphasize="none" style:font-relief="none" style:text-overline-style="none" style:text-overline-color="font-color"/>
    </style:style>
    <style:style style:name="T21" style:family="text">
      <style:text-properties fo:color="#000000" fo:font-family="Arial" style:font-family-generic="swiss" style:font-pitch="variable" fo:font-size="24pt" fo:font-style="normal" style:letter-kerning="true" style:font-family-asian="'Lucida Sans Unicode'" style:font-family-generic-asian="swiss" style:font-size-asian="24pt" style:font-style-asian="normal" style:font-family-complex="'Lucida Sans Unicode'" style:font-family-generic-complex="swiss" style:font-size-complex="24pt" style:font-style-complex="normal"/>
    </style:style>
    <style:style style:name="T22" style:family="text">
      <style:text-properties fo:color="#000000" fo:font-family="Arial" style:font-family-generic="swiss" style:font-pitch="variable" fo:font-size="24pt" fo:font-style="italic" style:letter-kerning="true" style:font-family-asian="'Lucida Sans Unicode'" style:font-family-generic-asian="swiss" style:font-size-asian="24pt" style:font-style-asian="italic" style:font-family-complex="'Lucida Sans Unicode'" style:font-family-generic-complex="swiss" style:font-size-complex="24pt" style:font-style-complex="italic"/>
    </style:style>
    <style:style style:name="T23" style:family="text">
      <style:text-properties fo:color="#000000" style:text-outline="false" style:text-line-through-style="none" fo:font-family="Arial" style:font-family-generic="swiss" style:font-pitch="variable" fo:font-size="24pt" fo:font-style="normal" fo:text-shadow="none" style:text-underline-style="none" fo:font-weight="normal" style:letter-kerning="true" style:font-family-asian="'Lucida Sans Unicode'" style:font-family-generic-asian="swiss" style:font-size-asian="24pt" style:font-style-asian="normal" style:font-weight-asian="normal" style:font-family-complex="'Lucida Sans Unicode'" style:font-family-generic-complex="swiss" style:font-size-complex="24pt" style:font-style-complex="normal" style:font-weight-complex="normal" style:text-emphasize="none" style:font-relief="none" style:text-overline-style="none" style:text-overline-color="font-color"/>
    </style:style>
    <style:style style:name="T24" style:family="text">
      <style:text-properties fo:color="#000000" style:text-outline="false" style:text-line-through-style="none" fo:font-family="Arial" style:font-family-generic="swiss" style:font-pitch="variable" fo:font-size="24pt" fo:font-style="italic" fo:text-shadow="none" style:text-underline-style="none" fo:font-weight="normal" style:letter-kerning="true" style:font-family-asian="'Lucida Sans Unicode'" style:font-family-generic-asian="swiss" style:font-size-asian="24pt" style:font-style-asian="italic" style:font-weight-asian="normal" style:font-family-complex="'Lucida Sans Unicode'" style:font-family-generic-complex="swiss" style:font-size-complex="24pt" style:font-style-complex="italic" style:font-weight-complex="normal" style:text-emphasize="none" style:font-relief="none" style:text-overline-style="none" style:text-overline-color="font-color"/>
    </style:style>
    <style:style style:name="T25" style:family="text">
      <style:text-properties fo:color="#000000" fo:font-family="Arial" style:font-family-generic="swiss" style:font-pitch="variable" fo:font-size="32pt" fo:font-style="normal" style:letter-kerning="true" style:font-family-asian="'Lucida Sans Unicode'" style:font-family-generic-asian="swiss" style:font-size-asian="32pt" style:font-style-asian="normal" style:font-family-complex="'Lucida Sans Unicode'" style:font-family-generic-complex="swiss" style:font-size-complex="32pt" style:font-style-complex="normal"/>
    </style:style>
    <style:style style:name="T26" style:family="text">
      <style:text-properties fo:font-family="Arial" style:font-family-generic="swiss" style:font-pitch="variable" fo:font-size="32pt" fo:font-style="italic" style:font-size-asian="32pt" style:font-style-asian="italic" style:font-size-complex="32pt" style:font-style-complex="italic"/>
    </style:style>
    <style:style style:name="T27" style:family="text">
      <style:text-properties fo:color="#000000" style:text-outline="false" style:text-line-through-style="none" fo:font-family="Arial" style:font-family-generic="swiss" style:font-pitch="variable" fo:font-size="32pt" fo:font-style="italic" fo:text-shadow="none" style:text-underline-style="none" fo:font-weight="normal" style:letter-kerning="true" style:font-family-asian="'Lucida Sans Unicode'" style:font-family-generic-asian="swiss" style:font-size-asian="32pt" style:font-style-asian="italic" style:font-weight-asian="normal" style:font-family-complex="'Lucida Sans Unicode'" style:font-family-generic-complex="swiss" style:font-size-complex="32pt" style:font-style-complex="italic" style:font-weight-complex="normal" style:text-emphasize="none" style:font-relief="none" style:text-overline-style="none" style:text-overline-color="font-color"/>
    </style:style>
    <style:style style:name="T28" style:family="text">
      <style:text-properties fo:font-size="26pt" style:font-size-asian="26pt" style:font-size-complex="26pt"/>
    </style:style>
    <style:style style:name="T29" style:family="text">
      <style:text-properties fo:font-size="26pt" fo:font-style="italic" style:font-size-asian="26pt" style:font-style-asian="italic" style:font-size-complex="26pt" style:font-style-complex="italic"/>
    </style:style>
    <style:style style:name="T30" style:family="text">
      <style:text-properties style:text-position="-10% 58%" fo:font-size="26pt" style:font-size-asian="26pt" style:font-size-complex="26pt"/>
    </style:style>
    <style:style style:name="T31" style:family="text">
      <style:text-properties style:use-window-font-color="true" style:text-outline="false" style:text-line-through-style="none" fo:font-family="Arial" style:font-family-generic="swiss" style:font-pitch="variable" fo:font-size="26pt" fo:font-style="normal" fo:text-shadow="none" style:text-underline-style="none" fo:font-weight="normal" style:letter-kerning="true" style:font-family-asian="'Lucida Sans Unicode'" style:font-family-generic-asian="swiss" style:font-size-asian="26pt" style:font-style-asian="normal" style:font-weight-asian="normal" style:font-family-complex="'Lucida Sans Unicode'" style:font-family-generic-complex="swiss" style:font-size-complex="26pt" style:font-style-complex="normal" style:font-weight-complex="normal" style:text-emphasize="none" style:font-relief="none" style:text-overline-style="none" style:text-overline-color="font-color"/>
    </style:style>
    <style:style style:name="T32" style:family="text">
      <style:text-properties style:use-window-font-color="true" style:text-outline="false" style:text-line-through-style="none" fo:font-family="Arial" style:font-family-generic="swiss" style:font-pitch="variable" fo:font-size="26pt" fo:font-style="italic" fo:text-shadow="none" style:text-underline-style="none" fo:font-weight="normal" style:letter-kerning="true" style:font-family-asian="'Lucida Sans Unicode'" style:font-family-generic-asian="swiss" style:font-size-asian="26pt" style:font-style-asian="italic" style:font-weight-asian="normal" style:font-family-complex="'Lucida Sans Unicode'" style:font-family-generic-complex="swiss" style:font-size-complex="26pt" style:font-style-complex="italic" style:font-weight-complex="normal" style:text-emphasize="none" style:font-relief="none" style:text-overline-style="none" style:text-overline-color="font-color"/>
    </style:style>
    <style:style style:name="T33" style:family="text">
      <style:text-properties style:use-window-font-color="true" style:text-outline="false" style:text-line-through-style="none" style:text-position="-10% 58%" fo:font-family="Arial" style:font-family-generic="swiss" style:font-pitch="variable" fo:font-size="26pt" fo:font-style="normal" fo:text-shadow="none" style:text-underline-style="none" fo:font-weight="normal" style:letter-kerning="true" style:font-family-asian="'Lucida Sans Unicode'" style:font-family-generic-asian="swiss" style:font-size-asian="26pt" style:font-style-asian="normal" style:font-weight-asian="normal" style:font-family-complex="'Lucida Sans Unicode'" style:font-family-generic-complex="swiss" style:font-size-complex="26pt" style:font-style-complex="normal" style:font-weight-complex="normal" style:text-emphasize="none" style:font-relief="none" style:text-overline-style="none" style:text-overline-color="font-color"/>
    </style:style>
    <style:style style:name="T34" style:family="text">
      <style:text-properties fo:color="#000000" fo:font-family="Arial" style:font-family-generic="swiss" style:font-pitch="variable" fo:font-size="26pt" fo:font-style="normal" style:letter-kerning="true" style:font-family-asian="'Lucida Sans Unicode'" style:font-family-generic-asian="swiss" style:font-size-asian="26pt" style:font-style-asian="normal" style:font-family-complex="'Lucida Sans Unicode'" style:font-family-generic-complex="swiss" style:font-size-complex="26pt" style:font-style-complex="normal"/>
    </style:style>
    <style:style style:name="T35" style:family="text">
      <style:text-properties fo:color="#000000" fo:font-family="Arial" style:font-family-generic="swiss" style:font-pitch="variable" fo:font-size="26pt" fo:font-style="italic" style:letter-kerning="true" style:font-family-asian="'Lucida Sans Unicode'" style:font-family-generic-asian="swiss" style:font-size-asian="26pt" style:font-style-asian="italic" style:font-family-complex="'Lucida Sans Unicode'" style:font-family-generic-complex="swiss" style:font-size-complex="26pt" style:font-style-complex="italic"/>
    </style:style>
    <style:style style:name="T36" style:family="text">
      <style:text-properties fo:color="#000000" style:text-outline="false" style:text-line-through-style="none" fo:font-family="Arial" style:font-family-generic="swiss" style:font-pitch="variable" fo:font-size="26pt" fo:font-style="normal" fo:text-shadow="none" style:text-underline-style="none" fo:font-weight="normal" style:letter-kerning="true" style:font-family-asian="'Lucida Sans Unicode'" style:font-family-generic-asian="swiss" style:font-size-asian="26pt" style:font-style-asian="normal" style:font-weight-asian="normal" style:font-family-complex="'Lucida Sans Unicode'" style:font-family-generic-complex="swiss" style:font-size-complex="26pt" style:font-style-complex="normal" style:font-weight-complex="normal" style:text-emphasize="none" style:font-relief="none" style:text-overline-style="none" style:text-overline-color="font-color"/>
    </style:style>
    <style:style style:name="T37" style:family="text">
      <style:text-properties fo:color="#000000" style:text-outline="false" style:text-line-through-style="none" fo:font-family="Arial" style:font-family-generic="swiss" style:font-pitch="variable" fo:font-size="26pt" fo:font-style="italic" fo:text-shadow="none" style:text-underline-style="none" fo:font-weight="normal" style:letter-kerning="true" style:font-family-asian="'Lucida Sans Unicode'" style:font-family-generic-asian="swiss" style:font-size-asian="26pt" style:font-style-asian="italic" style:font-weight-asian="normal" style:font-family-complex="'Lucida Sans Unicode'" style:font-family-generic-complex="swiss" style:font-size-complex="26pt" style:font-style-complex="italic" style:font-weight-complex="normal" style:text-emphasize="none" style:font-relief="none" style:text-overline-style="none" style:text-overline-color="font-color"/>
    </style:style>
    <style:style style:name="T38" style:family="text">
      <style:text-properties fo:font-size="28pt" style:font-size-asian="28pt" style:font-size-complex="28pt"/>
    </style:style>
    <style:style style:name="T39" style:family="text">
      <style:text-properties fo:font-size="28pt" fo:font-weight="bold" style:font-size-asian="28pt" style:font-weight-asian="bold" style:font-size-complex="28pt" style:font-weight-complex="bold"/>
    </style:style>
    <style:style style:name="T40" style:family="text">
      <style:text-properties fo:font-size="28pt" fo:font-style="italic" style:font-size-asian="28pt" style:font-style-asian="italic" style:font-size-complex="28pt" style:font-style-complex="italic"/>
    </style:style>
    <style:style style:name="T41" style:family="text">
      <style:text-properties style:use-window-font-color="true" style:text-outline="false" style:text-line-through-style="none" fo:font-family="Arial" style:font-family-generic="swiss" style:font-pitch="variable" fo:font-size="28pt" fo:font-style="normal" fo:text-shadow="none" style:text-underline-style="none" fo:font-weight="normal" style:letter-kerning="true" style:font-family-asian="'Lucida Sans Unicode'" style:font-family-generic-asian="swiss" style:font-size-asian="28pt" style:font-style-asian="normal" style:font-weight-asian="normal" style:font-family-complex="'Lucida Sans Unicode'" style:font-family-generic-complex="swiss" style:font-size-complex="28pt" style:font-style-complex="normal" style:font-weight-complex="normal" style:text-emphasize="none" style:font-relief="none" style:text-overline-style="none" style:text-overline-color="font-color"/>
    </style:style>
    <style:style style:name="T42" style:family="text">
      <style:text-properties style:use-window-font-color="true" style:text-outline="false" style:text-line-through-style="none" fo:font-family="Arial" style:font-family-generic="swiss" style:font-pitch="variable" fo:font-size="28pt" fo:font-style="italic" fo:text-shadow="none" style:text-underline-style="none" fo:font-weight="normal" style:letter-kerning="true" style:font-family-asian="'Lucida Sans Unicode'" style:font-family-generic-asian="swiss" style:font-size-asian="28pt" style:font-style-asian="italic" style:font-weight-asian="normal" style:font-family-complex="'Lucida Sans Unicode'" style:font-family-generic-complex="swiss" style:font-size-complex="28pt" style:font-style-complex="italic" style:font-weight-complex="normal" style:text-emphasize="none" style:font-relief="none" style:text-overline-style="none" style:text-overline-color="font-color"/>
    </style:style>
    <style:style style:name="T43" style:family="text">
      <style:text-properties style:use-window-font-color="true" style:text-outline="false" style:text-line-through-style="none" fo:font-family="Arial" style:font-family-generic="swiss" style:font-pitch="variable" fo:font-size="16pt" fo:font-style="normal" fo:text-shadow="none" style:text-underline-style="none" fo:font-weight="normal" style:letter-kerning="true" style:font-family-asian="'Lucida Sans Unicode'" style:font-family-generic-asian="swiss" style:font-size-asian="16pt" style:font-style-asian="normal" style:font-weight-asian="normal" style:font-family-complex="'Lucida Sans Unicode'" style:font-family-generic-complex="swiss" style:font-size-complex="16pt" style:font-style-complex="normal" style:font-weight-complex="normal" style:text-emphasize="none" style:font-relief="none" style:text-overline-style="none" style:text-overline-color="font-color"/>
    </style:style>
    <style:style style:name="T44" style:family="text">
      <style:text-properties style:use-window-font-color="true" style:text-outline="false" style:text-line-through-style="none" fo:font-family="'Lucida Sans Unicode'" style:font-family-generic="swiss" fo:font-size="32pt" fo:font-style="normal" fo:text-shadow="none" style:text-underline-style="none" fo:font-weight="normal" style:letter-kerning="true" style:font-family-asian="'Lucida Sans Unicode'" style:font-family-generic-asian="swiss" style:font-size-asian="32pt" style:font-style-asian="normal" style:font-weight-asian="normal" style:font-family-complex="'Lucida Sans Unicode'" style:font-family-generic-complex="swiss" style:font-size-complex="32pt" style:font-style-complex="normal" style:font-weight-complex="normal" style:text-emphasize="none" style:font-relief="none" style:text-overline-style="none" style:text-overline-color="font-color"/>
    </style:style>
    <style:style style:name="T45" style:family="text">
      <style:text-properties fo:color="#ff0000" fo:font-family="Arial" style:font-family-generic="swiss" style:font-pitch="variable" fo:font-size="32pt" fo:font-style="normal" style:letter-kerning="true" style:font-family-asian="'Lucida Sans Unicode'" style:font-family-generic-asian="swiss" style:font-size-asian="32pt" style:font-style-asian="normal" style:font-family-complex="'Lucida Sans Unicode'" style:font-family-generic-complex="swiss" style:font-size-complex="32pt" style:font-style-complex="normal"/>
    </style:style>
    <style:style style:name="T46" style:family="text">
      <style:text-properties fo:color="#ff0000" fo:font-family="Arial" style:font-family-generic="swiss" style:font-pitch="variable" fo:font-size="32pt" fo:font-style="italic" style:letter-kerning="true" style:font-family-asian="'Lucida Sans Unicode'" style:font-family-generic-asian="swiss" style:font-size-asian="32pt" style:font-style-asian="italic" style:font-family-complex="'Lucida Sans Unicode'" style:font-family-generic-complex="swiss" style:font-size-complex="32pt" style:font-style-complex="italic"/>
    </style:style>
    <style:style style:name="T47" style:family="text">
      <style:text-properties style:use-window-font-color="true" style:text-position="-10% 58%" fo:font-family="Arial" style:font-family-generic="swiss" style:font-pitch="variable" fo:font-size="32pt" fo:font-style="normal" style:letter-kerning="true" style:font-family-asian="'Lucida Sans Unicode'" style:font-family-generic-asian="swiss" style:font-size-asian="32pt" style:font-style-asian="normal" style:font-family-complex="'Lucida Sans Unicode'" style:font-family-generic-complex="swiss" style:font-size-complex="32pt" style:font-style-complex="normal"/>
    </style:style>
    <style:style style:name="T48" style:family="text">
      <style:text-properties style:use-window-font-color="true" style:text-outline="false" style:text-line-through-style="none" style:text-position="-10% 58%" fo:font-family="Arial" style:font-family-generic="swiss" style:font-pitch="variable" fo:font-size="32pt" fo:font-style="normal" fo:text-shadow="none" style:text-underline-style="none" fo:font-weight="normal" style:letter-kerning="true" style:font-family-asian="'Lucida Sans Unicode'" style:font-family-generic-asian="swiss" style:font-size-asian="32pt" style:font-style-asian="normal" style:font-weight-asian="normal" style:font-family-complex="'Lucida Sans Unicode'" style:font-family-generic-complex="swiss" style:font-size-complex="32pt" style:font-style-complex="normal" style:font-weight-complex="normal" style:text-emphasize="none" style:font-relief="none" style:text-overline-style="none" style:text-overline-color="font-color"/>
    </style:style>
    <style:style style:name="T49" style:family="text">
      <style:text-properties fo:color="#ff0000" fo:font-size="32pt" fo:font-style="italic" style:font-size-asian="32pt" style:font-style-asian="italic" style:font-size-complex="32pt" style:font-style-complex="italic"/>
    </style:style>
    <style:style style:name="T50" style:family="text">
      <style:text-properties fo:color="#ff0000" fo:font-style="italic" style:font-style-asian="italic" style:font-style-complex="italic"/>
    </style:style>
    <style:style style:name="T51" style:family="text">
      <style:text-properties fo:color="#ff0000"/>
    </style:style>
    <style:style style:name="T52" style:family="text">
      <style:text-properties fo:color="#ff0000" fo:font-family="Arial" style:font-family-generic="swiss" style:font-pitch="variable" fo:font-size="32pt" fo:font-style="italic" style:font-size-asian="32pt" style:font-style-asian="italic" style:font-size-complex="32pt" style:font-style-complex="italic"/>
    </style:style>
    <style:style style:name="T53" style:family="text">
      <style:text-properties fo:color="#ff0000" style:text-position="-10% 58%" fo:font-family="Arial" style:font-family-generic="swiss" style:font-pitch="variable" fo:font-size="32pt" fo:font-style="normal" style:letter-kerning="true" style:font-family-asian="'Lucida Sans Unicode'" style:font-family-generic-asian="swiss" style:font-size-asian="32pt" style:font-style-asian="normal" style:font-family-complex="'Lucida Sans Unicode'" style:font-family-generic-complex="swiss" style:font-size-complex="32pt" style:font-style-complex="normal"/>
    </style:style>
    <style:style style:name="T54" style:family="text">
      <style:text-properties fo:color="#ff0000" fo:font-family="Arial" style:font-family-generic="swiss" style:font-pitch="variable" fo:font-size="32pt" style:font-size-asian="32pt" style:font-size-complex="32pt"/>
    </style:style>
    <style:style style:name="T55" style:family="text">
      <style:text-properties fo:color="#ff0000" fo:font-family="Arial" style:font-family-generic="swiss" style:font-pitch="variable" fo:font-size="32pt" style:letter-kerning="true" style:font-family-asian="'Lucida Sans Unicode'" style:font-family-generic-asian="swiss" style:font-size-asian="32pt" style:font-family-complex="'Lucida Sans Unicode'" style:font-family-generic-complex="swiss" style:font-size-complex="32pt"/>
    </style:style>
    <style:style style:name="T56" style:family="text">
      <style:text-properties fo:color="#ff0000" style:text-outline="false" style:text-line-through-style="none" style:text-position="-10% 58%" fo:font-family="Arial" style:font-family-generic="swiss" style:font-pitch="variable" fo:font-size="32pt" fo:font-style="normal" fo:text-shadow="none" style:text-underline-style="none" fo:font-weight="normal" style:letter-kerning="true" style:font-family-asian="'Lucida Sans Unicode'" style:font-family-generic-asian="swiss" style:font-size-asian="32pt" style:font-style-asian="normal" style:font-weight-asian="normal" style:font-family-complex="'Lucida Sans Unicode'" style:font-family-generic-complex="swiss" style:font-size-complex="32pt" style:font-style-complex="normal" style:font-weight-complex="normal" style:text-emphasize="none" style:font-relief="none" style:text-overline-style="none" style:text-overline-color="font-color"/>
    </style:style>
    <style:style style:name="T57" style:family="text">
      <style:text-properties style:text-position="super 58%" fo:font-size="28pt" style:font-size-asian="28pt" style:font-size-complex="28pt"/>
    </style:style>
    <style:style style:name="T58" style:family="text">
      <style:text-properties fo:font-size="24pt" fo:font-style="italic" style:text-underline-style="none" style:font-size-asian="24pt" style:font-style-asian="italic" style:font-size-complex="24pt" style:font-style-complex="italic"/>
    </style:style>
    <style:style style:name="T59" style:family="text">
      <style:text-properties fo:font-size="24pt" fo:font-style="italic" style:text-underline-style="solid" style:text-underline-width="auto" style:text-underline-color="font-color" fo:font-weight="bold" style:font-size-asian="24pt" style:font-style-asian="italic" style:font-weight-asian="bold" style:font-size-complex="24pt" style:font-style-complex="italic" style:font-weight-complex="bold"/>
    </style:style>
    <style:style style:name="T60" style:family="text">
      <style:text-properties style:use-window-font-color="true" style:text-outline="false" style:text-line-through-style="none" fo:font-family="'Lucida Sans Unicode'" style:font-family-generic="swiss" fo:font-size="24pt" fo:font-style="normal" fo:text-shadow="none" style:text-underline-style="solid" style:text-underline-width="auto" style:text-underline-color="font-color" fo:font-weight="bold" style:letter-kerning="true" style:font-family-asian="'Lucida Sans Unicode'" style:font-family-generic-asian="swiss" style:font-size-asian="24pt" style:font-style-asian="normal" style:font-weight-asian="bold" style:font-family-complex="'Lucida Sans Unicode'" style:font-family-generic-complex="swiss" style:font-size-complex="24pt" style:font-style-complex="normal" style:font-weight-complex="bold" style:text-emphasize="none" style:font-relief="none" style:text-overline-style="none" style:text-overline-color="font-color"/>
    </style:style>
    <style:style style:name="T61" style:family="text">
      <style:text-properties fo:font-size="24pt" style:text-underline-style="solid" style:text-underline-width="auto" style:text-underline-color="font-color" fo:font-weight="bold" style:font-size-asian="24pt" style:font-weight-asian="bold" style:font-size-complex="24pt" style:font-weight-complex="bold"/>
    </style:style>
    <style:style style:name="T62" style:family="text">
      <style:text-properties fo:font-size="24pt" fo:font-weight="bold" style:font-size-asian="24pt" style:font-weight-asian="bold" style:font-size-complex="24pt" style:font-weight-complex="bold"/>
    </style:style>
    <style:style style:name="T63" style:family="text">
      <style:text-properties fo:font-size="24pt" fo:font-style="italic" fo:font-weight="bold" style:font-size-asian="24pt" style:font-style-asian="italic" style:font-weight-asian="bold" style:font-size-complex="24pt" style:font-style-complex="italic" style:font-weight-complex="bold"/>
    </style:style>
    <style:style style:name="T64" style:family="text">
      <style:text-properties fo:font-size="26pt" style:text-underline-style="none" style:font-size-asian="26pt" style:font-size-complex="26pt"/>
    </style:style>
    <style:style style:name="T65" style:family="text">
      <style:text-properties style:use-window-font-color="true" style:text-outline="false" style:text-line-through-style="none" fo:font-family="'Lucida Sans Unicode'" style:font-family-generic="swiss" fo:font-size="26pt" fo:font-style="normal" fo:text-shadow="none" style:text-underline-style="none" fo:font-weight="normal" style:letter-kerning="true" style:font-family-asian="'Lucida Sans Unicode'" style:font-family-generic-asian="swiss" style:font-size-asian="26pt" style:font-style-asian="normal" style:font-weight-asian="normal" style:font-family-complex="'Lucida Sans Unicode'" style:font-family-generic-complex="swiss" style:font-size-complex="26pt" style:font-style-complex="normal" style:font-weight-complex="normal" style:text-emphasize="none" style:font-relief="none" style:text-overline-style="none" style:text-overline-color="font-color"/>
    </style:style>
    <style:style style:name="T66" style:family="text">
      <style:text-properties fo:font-size="26pt" fo:font-style="italic" style:text-underline-style="none" style:font-size-asian="26pt" style:font-style-asian="italic" style:font-size-complex="26pt" style:font-style-complex="italic"/>
    </style:style>
    <style:style style:name="T67" style:family="text">
      <style:text-properties fo:font-size="16pt" style:text-underline-style="none" style:font-size-asian="16pt" style:font-size-complex="16pt"/>
    </style:style>
    <style:style style:name="T68" style:family="text">
      <style:text-properties fo:font-size="26pt" fo:font-style="italic" style:text-underline-style="none" fo:font-weight="bold" style:font-size-asian="26pt" style:font-style-asian="italic" style:font-weight-asian="bold" style:font-size-complex="26pt" style:font-style-complex="italic" style:font-weight-complex="bold"/>
    </style:style>
    <style:style style:name="T69" style:family="text">
      <style:text-properties fo:font-size="26pt" style:text-underline-style="none" fo:font-weight="bold" style:font-size-asian="26pt" style:font-weight-asian="bold" style:font-size-complex="26pt" style:font-weight-complex="bold"/>
    </style:style>
    <style:style style:name="T70" style:family="text">
      <style:text-properties style:use-window-font-color="true" style:text-outline="false" style:text-line-through-style="none" fo:font-family="Arial" style:font-family-generic="swiss" style:font-pitch="variable" fo:font-size="26pt" fo:font-style="normal" fo:text-shadow="none" style:text-underline-style="none" fo:font-weight="bold" style:letter-kerning="true" style:font-family-asian="'Lucida Sans Unicode'" style:font-family-generic-asian="swiss" style:font-size-asian="26pt" style:font-style-asian="normal" style:font-weight-asian="bold" style:font-family-complex="'Lucida Sans Unicode'" style:font-family-generic-complex="swiss" style:font-size-complex="26pt" style:font-style-complex="normal" style:font-weight-complex="bold" style:text-emphasize="none" style:font-relief="none" style:text-overline-style="none" style:text-overline-color="font-color"/>
    </style:style>
    <style:style style:name="T71" style:family="text">
      <style:text-properties fo:color="#000000" style:text-outline="false" style:text-line-through-style="none" fo:font-family="Arial" style:font-family-generic="swiss" style:font-pitch="variable" fo:font-size="26pt" fo:font-style="normal" fo:text-shadow="none" style:text-underline-style="none" fo:font-weight="bold" style:letter-kerning="true" style:font-family-asian="'Lucida Sans Unicode'" style:font-family-generic-asian="swiss" style:font-size-asian="26pt" style:font-style-asian="normal" style:font-weight-asian="bold" style:font-family-complex="'Lucida Sans Unicode'" style:font-family-generic-complex="swiss" style:font-size-complex="26pt" style:font-style-complex="normal" style:font-weight-complex="bold" style:text-emphasize="none" style:font-relief="none" style:text-overline-style="none" style:text-overline-color="font-color"/>
    </style:style>
    <style:style style:name="T72" style:family="text">
      <style:text-properties style:use-window-font-color="true" style:text-outline="false" style:text-line-through-style="none" fo:font-family="Arial" style:font-family-generic="swiss" style:font-pitch="variable" fo:font-size="26pt" fo:font-style="italic" fo:text-shadow="none" style:text-underline-style="none" fo:font-weight="bold" style:letter-kerning="true" style:font-family-asian="'Lucida Sans Unicode'" style:font-family-generic-asian="swiss" style:font-size-asian="26pt" style:font-style-asian="italic" style:font-weight-asian="bold" style:font-family-complex="'Lucida Sans Unicode'" style:font-family-generic-complex="swiss" style:font-size-complex="26pt" style:font-style-complex="italic" style:font-weight-complex="bold" style:text-emphasize="none" style:font-relief="none" style:text-overline-style="none" style:text-overline-color="font-color"/>
    </style:style>
    <style:style style:name="T73" style:family="text">
      <style:text-properties fo:color="#000000" style:text-outline="false" style:text-line-through-style="none" fo:font-family="Arial" style:font-family-generic="swiss" style:font-pitch="variable" fo:font-size="22pt" fo:font-style="italic" fo:text-shadow="none" style:text-underline-style="solid" style:text-underline-width="auto" style:text-underline-color="font-color" fo:font-weight="normal" style:letter-kerning="true" style:font-family-asian="'Lucida Sans Unicode'" style:font-family-generic-asian="swiss" style:font-size-asian="22pt" style:font-style-asian="italic" style:font-weight-asian="normal" style:font-family-complex="'Lucida Sans Unicode'" style:font-family-generic-complex="swiss" style:font-size-complex="22pt" style:font-style-complex="italic" style:font-weight-complex="normal" style:text-emphasize="none" style:font-relief="none" style:text-overline-style="none" style:text-overline-color="font-color"/>
    </style:style>
    <style:style style:name="T74" style:family="text">
      <style:text-properties fo:color="#000000" style:text-outline="false" style:text-line-through-style="none" fo:font-family="Arial" style:font-family-generic="swiss" style:font-pitch="variable" fo:font-size="22pt" fo:font-style="normal" fo:text-shadow="none" style:text-underline-style="solid" style:text-underline-width="auto" style:text-underline-color="font-color" fo:font-weight="normal" style:letter-kerning="true" style:font-family-asian="'Lucida Sans Unicode'" style:font-family-generic-asian="swiss" style:font-size-asian="22pt" style:font-style-asian="normal" style:font-weight-asian="normal" style:font-family-complex="'Lucida Sans Unicode'" style:font-family-generic-complex="swiss" style:font-size-complex="22pt" style:font-style-complex="normal" style:font-weight-complex="normal" style:text-emphasize="none" style:font-relief="none" style:text-overline-style="none" style:text-overline-color="font-color"/>
    </style:style>
    <style:style style:name="T75" style:family="text">
      <style:text-properties fo:color="#000000" style:text-outline="false" style:text-line-through-style="none" fo:font-family="Arial" style:font-family-generic="swiss" style:font-pitch="variable" fo:font-size="26pt" fo:font-style="normal" fo:text-shadow="none" style:text-underline-style="solid" style:text-underline-width="auto" style:text-underline-color="font-color" fo:font-weight="normal" style:letter-kerning="true" style:font-family-asian="'Lucida Sans Unicode'" style:font-family-generic-asian="swiss" style:font-size-asian="26pt" style:font-style-asian="normal" style:font-weight-asian="normal" style:font-family-complex="'Lucida Sans Unicode'" style:font-family-generic-complex="swiss" style:font-size-complex="26pt" style:font-style-complex="normal" style:font-weight-complex="normal" style:text-emphasize="none" style:font-relief="none" style:text-overline-style="none" style:text-overline-color="font-color"/>
    </style:style>
    <style:style style:name="T76" style:family="text">
      <style:text-properties fo:color="#000000" style:text-outline="false" style:text-line-through-style="none" fo:font-family="Arial" style:font-family-generic="swiss" style:font-pitch="variable" fo:font-size="22pt" fo:font-style="normal" fo:text-shadow="none" style:text-underline-style="none" fo:font-weight="normal" style:letter-kerning="true" style:font-family-asian="'Lucida Sans Unicode'" style:font-family-generic-asian="swiss" style:font-size-asian="22pt" style:font-style-asian="normal" style:font-weight-asian="normal" style:font-family-complex="'Lucida Sans Unicode'" style:font-family-generic-complex="swiss" style:font-size-complex="22pt" style:font-style-complex="normal" style:font-weight-complex="normal" style:text-emphasize="none" style:font-relief="none" style:text-overline-style="none" style:text-overline-color="font-color"/>
    </style:style>
    <style:style style:name="T77" style:family="text">
      <style:text-properties fo:color="#000000" style:text-outline="false" style:text-line-through-style="none" fo:font-family="Arial" style:font-family-generic="swiss" style:font-pitch="variable" fo:font-size="26pt" fo:font-style="italic" fo:text-shadow="none" style:text-underline-style="solid" style:text-underline-width="auto" style:text-underline-color="font-color" fo:font-weight="normal" style:letter-kerning="true" style:font-family-asian="'Lucida Sans Unicode'" style:font-family-generic-asian="swiss" style:font-size-asian="26pt" style:font-style-asian="italic" style:font-weight-asian="normal" style:font-family-complex="'Lucida Sans Unicode'" style:font-family-generic-complex="swiss" style:font-size-complex="26pt" style:font-style-complex="italic" style:font-weight-complex="normal" style:text-emphasize="none" style:font-relief="none" style:text-overline-style="none" style:text-overline-color="font-color"/>
    </style:style>
    <style:style style:name="T78" style:family="text">
      <style:text-properties style:use-window-font-color="true" style:text-outline="false" style:text-line-through-style="none" fo:font-family="Arial" style:font-family-generic="swiss" style:font-pitch="variable" fo:font-size="24pt" fo:font-style="normal" fo:text-shadow="none" style:text-underline-style="none" fo:font-weight="normal" style:letter-kerning="true" style:font-family-asian="'Lucida Sans Unicode'" style:font-family-generic-asian="swiss" style:font-size-asian="24pt" style:font-style-asian="normal" style:font-weight-asian="normal" style:font-family-complex="'Lucida Sans Unicode'" style:font-family-generic-complex="swiss" style:font-size-complex="24pt" style:font-style-complex="normal" style:font-weight-complex="normal" style:text-emphasize="none" style:font-relief="none" style:text-overline-style="none" style:text-overline-color="font-color"/>
    </style:style>
    <style:style style:name="T79" style:family="text">
      <style:text-properties style:use-window-font-color="true" fo:font-family="Arial" style:font-family-generic="swiss" style:font-pitch="variable" fo:font-size="24pt" fo:font-style="italic" style:letter-kerning="true" style:font-family-asian="'Lucida Sans Unicode'" style:font-family-generic-asian="swiss" style:font-size-asian="24pt" style:font-style-asian="italic" style:font-family-complex="'Lucida Sans Unicode'" style:font-family-generic-complex="swiss" style:font-size-complex="24pt" style:font-style-complex="italic"/>
    </style:style>
    <style:style style:name="T80" style:family="text">
      <style:text-properties fo:color="#ff0000" fo:font-family="Arial" style:font-family-generic="swiss" style:font-pitch="variable" fo:font-size="24pt" fo:font-style="normal" style:letter-kerning="true" style:font-family-asian="'Lucida Sans Unicode'" style:font-family-generic-asian="swiss" style:font-size-asian="24pt" style:font-style-asian="normal" style:font-family-complex="'Lucida Sans Unicode'" style:font-family-generic-complex="swiss" style:font-size-complex="24pt" style:font-style-complex="normal"/>
    </style:style>
    <style:style style:name="T81" style:family="text">
      <style:text-properties fo:color="#ff0000" fo:font-family="Arial" style:font-family-generic="swiss" style:font-pitch="variable" fo:font-size="24pt" fo:font-style="italic" style:letter-kerning="true" style:font-family-asian="'Lucida Sans Unicode'" style:font-family-generic-asian="swiss" style:font-size-asian="24pt" style:font-style-asian="italic" style:font-family-complex="'Lucida Sans Unicode'" style:font-family-generic-complex="swiss" style:font-size-complex="24pt" style:font-style-complex="italic"/>
    </style:style>
    <style:style style:name="T82" style:family="text">
      <style:text-properties style:use-window-font-color="true" fo:font-family="Arial" style:font-family-generic="swiss" style:font-pitch="variable" fo:font-size="24pt" fo:font-style="normal" style:letter-kerning="true" style:font-family-asian="'Lucida Sans Unicode'" style:font-family-generic-asian="swiss" style:font-size-asian="24pt" style:font-style-asian="normal" style:font-family-complex="'Lucida Sans Unicode'" style:font-family-generic-complex="swiss" style:font-size-complex="24pt" style:font-style-complex="normal"/>
    </style:style>
    <style:style style:name="T83" style:family="text">
      <style:text-properties fo:font-family="Arial" style:font-family-generic="swiss" style:font-pitch="variable" fo:font-size="24pt" style:font-size-asian="24pt" style:font-size-complex="24pt"/>
    </style:style>
    <style:style style:name="T84" style:family="text">
      <style:text-properties style:use-window-font-color="true" fo:font-family="Arial" style:font-family-generic="swiss" style:font-pitch="variable" fo:font-size="24pt" style:letter-kerning="true" style:font-family-asian="'Lucida Sans Unicode'" style:font-family-generic-asian="swiss" style:font-size-asian="24pt" style:font-family-complex="'Lucida Sans Unicode'" style:font-family-generic-complex="swiss" style:font-size-complex="24pt"/>
    </style:style>
    <style:style style:name="T85" style:family="text">
      <style:text-properties style:use-window-font-color="true" style:text-position="-10% 58%" fo:font-family="Arial" style:font-family-generic="swiss" style:font-pitch="variable" fo:font-size="24pt" fo:font-style="normal" style:letter-kerning="true" style:font-family-asian="'Lucida Sans Unicode'" style:font-family-generic-asian="swiss" style:font-size-asian="24pt" style:font-style-asian="normal" style:font-family-complex="'Lucida Sans Unicode'" style:font-family-generic-complex="swiss" style:font-size-complex="24pt" style:font-style-complex="normal"/>
    </style:style>
    <style:style style:name="T86" style:family="text">
      <style:text-properties style:use-window-font-color="true" style:text-outline="false" style:text-line-through-style="none" style:text-position="-10% 58%" fo:font-family="Arial" style:font-family-generic="swiss" style:font-pitch="variable" fo:font-size="24pt" fo:font-style="normal" fo:text-shadow="none" style:text-underline-style="none" fo:font-weight="normal" style:letter-kerning="true" style:font-family-asian="'Lucida Sans Unicode'" style:font-family-generic-asian="swiss" style:font-size-asian="24pt" style:font-style-asian="normal" style:font-weight-asian="normal" style:font-family-complex="'Lucida Sans Unicode'" style:font-family-generic-complex="swiss" style:font-size-complex="24pt" style:font-style-complex="normal" style:font-weight-complex="normal" style:text-emphasize="none" style:font-relief="none" style:text-overline-style="none" style:text-overline-color="font-color"/>
    </style:style>
    <style:style style:name="T87" style:family="text">
      <style:text-properties fo:color="#000000" fo:font-family="Arial" style:font-family-generic="swiss" style:font-pitch="variable" fo:font-size="24pt" style:letter-kerning="true" style:font-family-asian="'Lucida Sans Unicode'" style:font-family-generic-asian="swiss" style:font-size-asian="24pt" style:font-family-complex="'Lucida Sans Unicode'" style:font-family-generic-complex="swiss" style:font-size-complex="24pt"/>
    </style:style>
    <style:style style:name="T88" style:family="text">
      <style:text-properties fo:color="#ff0000" fo:font-size="24pt" fo:font-style="italic" style:font-size-asian="24pt" style:font-style-asian="italic" style:font-size-complex="24pt" style:font-style-complex="italic"/>
    </style:style>
    <style:style style:name="T89" style:family="text">
      <style:text-properties fo:color="#ff0000" fo:font-size="24pt" style:font-size-asian="24pt" style:font-size-complex="24pt"/>
    </style:style>
    <style:style style:name="T90" style:family="text">
      <style:text-properties fo:color="#ff0000" fo:font-family="Arial" style:font-family-generic="swiss" style:font-pitch="variable" fo:font-size="24pt" fo:font-style="italic" style:font-size-asian="24pt" style:font-style-asian="italic" style:font-size-complex="24pt" style:font-style-complex="italic"/>
    </style:style>
    <style:style style:name="T91" style:family="text">
      <style:text-properties fo:color="#ff0000" style:text-position="-10% 58%" fo:font-family="Arial" style:font-family-generic="swiss" style:font-pitch="variable" fo:font-size="24pt" fo:font-style="normal" style:letter-kerning="true" style:font-family-asian="'Lucida Sans Unicode'" style:font-family-generic-asian="swiss" style:font-size-asian="24pt" style:font-style-asian="normal" style:font-family-complex="'Lucida Sans Unicode'" style:font-family-generic-complex="swiss" style:font-size-complex="24pt" style:font-style-complex="normal"/>
    </style:style>
    <style:style style:name="T92" style:family="text">
      <style:text-properties fo:color="#000000" style:text-position="-10% 58%" fo:font-family="Arial" style:font-family-generic="swiss" style:font-pitch="variable" fo:font-size="24pt" fo:font-style="normal" style:letter-kerning="true" style:font-family-asian="'Lucida Sans Unicode'" style:font-family-generic-asian="swiss" style:font-size-asian="24pt" style:font-style-asian="normal" style:font-family-complex="'Lucida Sans Unicode'" style:font-family-generic-complex="swiss" style:font-size-complex="24pt" style:font-style-complex="normal"/>
    </style:style>
    <style:style style:name="T93" style:family="text">
      <style:text-properties fo:color="#ff0000" fo:font-family="Arial" style:font-family-generic="swiss" style:font-pitch="variable" fo:font-size="24pt" style:letter-kerning="true" style:font-family-asian="'Lucida Sans Unicode'" style:font-family-generic-asian="swiss" style:font-size-asian="24pt" style:font-family-complex="'Lucida Sans Unicode'" style:font-family-generic-complex="swiss" style:font-size-complex="24pt"/>
    </style:style>
    <style:style style:name="T94" style:family="text">
      <style:text-properties fo:color="#ff0000" style:text-outline="false" style:text-line-through-style="none" style:text-position="-10% 58%" fo:font-family="Arial" style:font-family-generic="swiss" style:font-pitch="variable" fo:font-size="24pt" fo:font-style="normal" fo:text-shadow="none" style:text-underline-style="none" fo:font-weight="normal" style:letter-kerning="true" style:font-family-asian="'Lucida Sans Unicode'" style:font-family-generic-asian="swiss" style:font-size-asian="24pt" style:font-style-asian="normal" style:font-weight-asian="normal" style:font-family-complex="'Lucida Sans Unicode'" style:font-family-generic-complex="swiss" style:font-size-complex="24pt" style:font-style-complex="normal" style:font-weight-complex="normal" style:text-emphasize="none" style:font-relief="none" style:text-overline-style="none" style:text-overline-color="font-color"/>
    </style:style>
    <style:style style:name="T95" style:family="text">
      <style:text-properties fo:color="#0000ff" fo:font-family="Arial" style:font-family-generic="swiss" style:font-pitch="variable" fo:font-size="24pt" style:letter-kerning="true" style:font-family-asian="'Lucida Sans Unicode'" style:font-family-generic-asian="swiss" style:font-size-asian="24pt" style:font-family-complex="'Lucida Sans Unicode'" style:font-family-generic-complex="swiss" style:font-size-complex="24pt"/>
    </style:style>
    <style:style style:name="T96" style:family="text">
      <style:text-properties fo:color="#0000ff" style:text-outline="false" style:text-line-through-style="none" fo:font-family="Arial" style:font-family-generic="swiss" style:font-pitch="variable" fo:font-size="24pt" fo:font-style="italic" fo:text-shadow="none" style:text-underline-style="none" fo:font-weight="normal" style:letter-kerning="true" style:font-family-asian="'Lucida Sans Unicode'" style:font-family-generic-asian="swiss" style:font-size-asian="24pt" style:font-style-asian="italic" style:font-weight-asian="normal" style:font-family-complex="'Lucida Sans Unicode'" style:font-family-generic-complex="swiss" style:font-size-complex="24pt" style:font-style-complex="italic" style:font-weight-complex="normal" style:text-emphasize="none" style:font-relief="none" style:text-overline-style="none" style:text-overline-color="font-color"/>
    </style:style>
    <style:style style:name="T97" style:family="text">
      <style:text-properties fo:color="#0000ff" style:text-outline="false" style:text-line-through-style="none" fo:font-family="Arial" style:font-family-generic="swiss" style:font-pitch="variable" fo:font-size="24pt" fo:font-style="normal" fo:text-shadow="none" style:text-underline-style="none" fo:font-weight="normal" style:letter-kerning="true" style:font-family-asian="'Lucida Sans Unicode'" style:font-family-generic-asian="swiss" style:font-size-asian="24pt" style:font-style-asian="normal" style:font-weight-asian="normal" style:font-family-complex="'Lucida Sans Unicode'" style:font-family-generic-complex="swiss" style:font-size-complex="24pt" style:font-style-complex="normal" style:font-weight-complex="normal" style:text-emphasize="none" style:font-relief="none" style:text-overline-style="none" style:text-overline-color="font-color"/>
    </style:style>
    <style:style style:name="T98" style:family="text">
      <style:text-properties style:use-window-font-color="true" fo:font-size="24pt" style:font-size-asian="24pt" style:font-size-complex="24pt"/>
    </style:style>
    <style:style style:name="T99" style:family="text">
      <style:text-properties fo:color="#0000ff" fo:font-size="24pt" fo:font-style="italic" style:font-size-asian="24pt" style:font-style-asian="italic" style:font-size-complex="24pt" style:font-style-complex="italic"/>
    </style:style>
    <style:style style:name="T100" style:family="text">
      <style:text-properties fo:color="#0000ff" fo:font-family="'Lucida Sans Unicode'" style:font-family-generic="swiss" fo:font-size="24pt" style:letter-kerning="true" style:font-family-asian="'Lucida Sans Unicode'" style:font-family-generic-asian="swiss" style:font-size-asian="24pt" style:font-family-complex="'Lucida Sans Unicode'" style:font-family-generic-complex="swiss" style:font-size-complex="24pt"/>
    </style:style>
    <style:style style:name="T101" style:family="text">
      <style:text-properties fo:color="#0000ff" fo:font-family="'Lucida Sans Unicode'" style:font-family-generic="swiss" fo:font-size="24pt" fo:font-style="italic" style:letter-kerning="true" style:font-family-asian="'Lucida Sans Unicode'" style:font-family-generic-asian="swiss" style:font-size-asian="24pt" style:font-style-asian="italic" style:font-family-complex="'Lucida Sans Unicode'" style:font-family-generic-complex="swiss" style:font-size-complex="24pt" style:font-style-complex="italic"/>
    </style:style>
    <style:style style:name="T102" style:family="text">
      <style:text-properties style:use-window-font-color="true" style:text-outline="false" style:text-line-through-style="none" fo:font-family="Arial" style:font-family-generic="swiss" style:font-pitch="variable" fo:font-size="26pt" fo:font-style="italic" fo:text-shadow="none" style:text-underline-style="solid" style:text-underline-width="auto" style:text-underline-color="font-color" fo:font-weight="normal" style:letter-kerning="true" style:font-family-asian="'Lucida Sans Unicode'" style:font-family-generic-asian="swiss" style:font-size-asian="26pt" style:font-style-asian="italic" style:font-weight-asian="normal" style:font-family-complex="'Lucida Sans Unicode'" style:font-family-generic-complex="swiss" style:font-size-complex="26pt" style:font-style-complex="italic" style:font-weight-complex="normal" style:text-emphasize="none" style:font-relief="none" style:text-overline-style="none" style:text-overline-color="font-color"/>
    </style:style>
    <style:style style:name="T103" style:family="text">
      <style:text-properties fo:font-size="40pt" style:font-size-asian="40pt" style:font-size-complex="40pt"/>
    </style:style>
    <style:style style:name="T104" style:family="text">
      <style:text-properties fo:font-size="26pt" fo:font-weight="bold" style:font-size-asian="26pt" style:font-weight-asian="bold" style:font-size-complex="26pt" style:font-weight-complex="bold"/>
    </style:style>
    <style:style style:name="T105" style:family="text">
      <style:text-properties fo:color="#000000" style:text-outline="false" style:text-line-through-style="none" fo:font-family="Arial" style:font-family-generic="swiss" style:font-pitch="variable" fo:font-size="28pt" fo:font-style="normal" fo:text-shadow="none" style:text-underline-style="none" fo:font-weight="normal" style:letter-kerning="true" style:font-family-asian="'Lucida Sans Unicode'" style:font-family-generic-asian="swiss" style:font-size-asian="28pt" style:font-style-asian="normal" style:font-weight-asian="normal" style:font-family-complex="'Lucida Sans Unicode'" style:font-family-generic-complex="swiss" style:font-size-complex="28pt" style:font-style-complex="normal" style:font-weight-complex="normal" style:text-emphasize="none" style:font-relief="none" style:text-overline-style="none" style:text-overline-color="font-color"/>
    </style:style>
    <style:style style:name="T106" style:family="text">
      <style:text-properties fo:color="#000000" fo:font-family="Arial" style:font-family-generic="swiss" style:font-pitch="variable" fo:font-size="28pt" fo:font-style="italic" style:letter-kerning="true" style:font-family-asian="'Lucida Sans Unicode'" style:font-family-generic-asian="swiss" style:font-size-asian="28pt" style:font-style-asian="italic" style:font-family-complex="'Lucida Sans Unicode'" style:font-family-generic-complex="swiss" style:font-size-complex="28pt" style:font-style-complex="italic"/>
    </style:style>
    <style:style style:name="T107" style:family="text">
      <style:text-properties fo:color="#ff0000" fo:font-family="Arial" style:font-family-generic="swiss" style:font-pitch="variable" fo:font-size="28pt" fo:font-style="normal" style:letter-kerning="true" style:font-family-asian="'Lucida Sans Unicode'" style:font-family-generic-asian="swiss" style:font-size-asian="28pt" style:font-style-asian="normal" style:font-family-complex="'Lucida Sans Unicode'" style:font-family-generic-complex="swiss" style:font-size-complex="28pt" style:font-style-complex="normal"/>
    </style:style>
    <style:style style:name="T108" style:family="text">
      <style:text-properties fo:color="#ff0000" fo:font-family="Arial" style:font-family-generic="swiss" style:font-pitch="variable" fo:font-size="28pt" fo:font-style="italic" style:letter-kerning="true" style:font-family-asian="'Lucida Sans Unicode'" style:font-family-generic-asian="swiss" style:font-size-asian="28pt" style:font-style-asian="italic" style:font-family-complex="'Lucida Sans Unicode'" style:font-family-generic-complex="swiss" style:font-size-complex="28pt" style:font-style-complex="italic"/>
    </style:style>
    <style:style style:name="T109" style:family="text">
      <style:text-properties fo:color="#000000" fo:font-family="Arial" style:font-family-generic="swiss" style:font-pitch="variable" fo:font-size="28pt" fo:font-style="normal" style:letter-kerning="true" style:font-family-asian="'Lucida Sans Unicode'" style:font-family-generic-asian="swiss" style:font-size-asian="28pt" style:font-style-asian="normal" style:font-family-complex="'Lucida Sans Unicode'" style:font-family-generic-complex="swiss" style:font-size-complex="28pt" style:font-style-complex="normal"/>
    </style:style>
    <style:style style:name="T110" style:family="text">
      <style:text-properties fo:color="#000000" style:text-outline="false" style:text-line-through-style="none" fo:font-family="Arial" style:font-family-generic="swiss" style:font-pitch="variable" fo:font-size="26pt" fo:text-shadow="none" style:text-underline-style="none" fo:font-weight="normal" style:letter-kerning="true" style:font-family-asian="'Lucida Sans Unicode'" style:font-family-generic-asian="swiss" style:font-size-asian="26pt" style:font-weight-asian="normal" style:font-family-complex="'Lucida Sans Unicode'" style:font-family-generic-complex="swiss" style:font-size-complex="26pt" style:font-weight-complex="normal" style:text-emphasize="none" style:font-relief="none" style:text-overline-style="none" style:text-overline-color="font-color"/>
    </style:style>
    <style:style style:name="T111" style:family="text">
      <style:text-properties fo:color="#000000" style:text-outline="false" style:text-line-through-style="none" fo:font-family="Arial" style:font-family-generic="swiss" style:font-pitch="variable" fo:font-size="28pt" fo:font-style="italic" fo:text-shadow="none" style:text-underline-style="none" fo:font-weight="normal" style:letter-kerning="true" style:font-family-asian="'Lucida Sans Unicode'" style:font-family-generic-asian="swiss" style:font-size-asian="28pt" style:font-style-asian="italic" style:font-weight-asian="normal" style:font-family-complex="'Lucida Sans Unicode'" style:font-family-generic-complex="swiss" style:font-size-complex="28pt" style:font-style-complex="italic" style:font-weight-complex="normal" style:text-emphasize="none" style:font-relief="none" style:text-overline-style="none" style:text-overline-color="font-color"/>
    </style:style>
    <style:style style:name="T112" style:family="text">
      <style:text-properties fo:font-size="26pt" fo:font-style="normal" style:font-size-asian="26pt" style:font-style-asian="normal" style:font-size-complex="26pt" style:font-style-complex="normal"/>
    </style:style>
    <style:style style:name="T113" style:family="text">
      <style:text-properties style:use-window-font-color="true" fo:font-size="24pt" fo:font-weight="normal" style:font-size-asian="24pt" style:font-weight-asian="normal" style:font-size-complex="24pt" style:font-weight-complex="normal"/>
    </style:style>
    <style:style style:name="T114" style:family="text">
      <style:text-properties fo:color="#ff0000" fo:font-size="28pt" style:font-size-asian="28pt" style:font-size-complex="28pt"/>
    </style:style>
    <style:style style:name="T115" style:family="text">
      <style:text-properties style:use-window-font-color="true" fo:font-size="28pt" style:font-size-asian="28pt" style:font-size-complex="28pt"/>
    </style:style>
    <style:style style:name="T116" style:family="text">
      <style:text-properties fo:color="#000000" fo:font-size="28pt" style:font-size-asian="28pt" style:font-size-complex="28pt"/>
    </style:style>
    <style:style style:name="T117" style:family="text">
      <style:text-properties style:use-window-font-color="true" style:text-outline="false" style:text-line-through-style="none" fo:font-family="Arial" style:font-family-generic="swiss" style:font-pitch="variable" fo:font-size="18pt" fo:font-style="normal" fo:text-shadow="none" style:text-underline-style="none" fo:font-weight="bold" style:letter-kerning="true" style:font-family-asian="'Lucida Sans Unicode'" style:font-family-generic-asian="swiss" style:font-size-asian="18pt" style:font-style-asian="normal" style:font-weight-asian="bold" style:font-family-complex="'Lucida Sans Unicode'" style:font-family-generic-complex="swiss" style:font-size-complex="18pt" style:font-style-complex="normal" style:font-weight-complex="bold" style:text-emphasize="none" style:font-relief="none" style:text-overline-style="none" style:text-overline-color="font-color"/>
    </style:style>
    <style:style style:name="T118" style:family="text">
      <style:text-properties fo:color="#000000" style:text-outline="false" style:text-line-through-style="none" fo:font-family="Arial" style:font-family-generic="swiss" style:font-pitch="variable" fo:font-size="18pt" fo:font-style="normal" fo:text-shadow="none" style:text-underline-style="none" fo:font-weight="bold" style:letter-kerning="true" style:font-family-asian="'Lucida Sans Unicode'" style:font-family-generic-asian="swiss" style:font-size-asian="18pt" style:font-style-asian="normal" style:font-weight-asian="bold" style:font-family-complex="'Lucida Sans Unicode'" style:font-family-generic-complex="swiss" style:font-size-complex="18pt" style:font-style-complex="normal" style:font-weight-complex="bold" style:text-emphasize="none" style:font-relief="none" style:text-overline-style="none" style:text-overline-color="font-color"/>
    </style:style>
    <style:style style:name="T119" style:family="text">
      <style:text-properties style:use-window-font-color="true" style:text-outline="false" style:text-line-through-style="none" fo:font-family="'Lucida Sans Unicode'" style:font-family-generic="swiss" fo:font-size="16pt" fo:font-style="normal" fo:text-shadow="none" style:text-underline-style="none" fo:font-weight="normal" style:letter-kerning="true" style:font-family-asian="'Lucida Sans Unicode'" style:font-family-generic-asian="swiss" style:font-size-asian="16pt" style:font-style-asian="normal" style:font-weight-asian="normal" style:font-family-complex="'Lucida Sans Unicode'" style:font-family-generic-complex="swiss" style:font-size-complex="16pt" style:font-style-complex="normal" style:font-weight-complex="normal" style:text-emphasize="none" style:font-relief="none" style:text-overline-style="none" style:text-overline-color="font-color"/>
    </style:style>
    <style:style style:name="T120" style:family="text">
      <style:text-properties style:use-window-font-color="true" style:text-outline="false" style:text-line-through-style="none" fo:font-family="'Lucida Sans Unicode'" style:font-family-generic="swiss" fo:font-size="11.5pt" fo:font-style="normal" fo:text-shadow="none" style:text-underline-style="none" fo:font-weight="normal" style:letter-kerning="true" style:font-family-asian="'Lucida Sans Unicode'" style:font-family-generic-asian="swiss" style:font-size-asian="11.5pt" style:font-style-asian="normal" style:font-weight-asian="normal" style:font-family-complex="'Lucida Sans Unicode'" style:font-family-generic-complex="swiss" style:font-size-complex="6.5pt" style:font-style-complex="normal" style:font-weight-complex="normal" style:text-emphasize="none" style:font-relief="none" style:text-overline-style="none" style:text-overline-color="font-color"/>
    </style:style>
    <style:style style:name="T121" style:family="text">
      <style:text-properties fo:font-family="'Lucida Sans Unicode'" style:font-family-generic="swiss" style:font-pitch="variable" fo:font-size="16pt" style:font-size-asian="16pt" style:font-size-complex="16pt"/>
    </style:style>
    <style:style style:name="T122" style:family="text">
      <style:text-properties fo:font-size="36pt" style:font-size-asian="36pt" style:font-size-complex="36pt"/>
    </style:style>
    <style:style style:name="T123" style:family="text">
      <style:text-properties fo:color="#000000" style:text-outline="false" style:text-line-through-style="none" fo:font-family="Arial" style:font-family-generic="swiss" style:font-pitch="variable" fo:font-size="24pt" fo:text-shadow="none" style:text-underline-style="none" fo:font-weight="normal" style:letter-kerning="true" style:font-family-asian="'Lucida Sans Unicode'" style:font-family-generic-asian="swiss" style:font-size-asian="24pt" style:font-weight-asian="normal" style:font-family-complex="'Lucida Sans Unicode'" style:font-family-generic-complex="swiss" style:font-size-complex="24pt" style:font-weight-complex="normal" style:text-emphasize="none" style:font-relief="none" style:text-overline-style="none" style:text-overline-color="font-color"/>
    </style:style>
    <style:style style:name="T124" style:family="text">
      <style:text-properties fo:font-family="Arial" style:font-family-generic="swiss" style:font-pitch="variable" fo:font-size="20pt" fo:font-style="italic" style:font-size-asian="20pt" style:font-style-asian="italic" style:font-size-complex="20pt" style:font-style-complex="italic"/>
    </style:style>
    <style:style style:name="T125" style:family="text">
      <style:text-properties fo:font-family="Arial" style:font-family-generic="swiss" style:font-pitch="variable" fo:font-size="20pt" style:font-size-asian="20pt" style:font-size-complex="20pt"/>
    </style:style>
    <style:style style:name="T126" style:family="text">
      <style:text-properties fo:font-family="Arial" style:font-family-generic="swiss" style:font-pitch="variable" fo:font-size="16pt" fo:font-style="italic" style:font-size-asian="16pt" style:font-style-asian="italic" style:font-size-complex="16pt" style:font-style-complex="italic"/>
    </style:style>
    <style:style style:name="T127" style:family="text">
      <style:text-properties style:use-window-font-color="true" fo:font-family="Arial" style:font-family-generic="swiss" style:font-pitch="variable" fo:font-size="20pt" style:letter-kerning="true" style:font-family-asian="'Lucida Sans Unicode'" style:font-family-generic-asian="swiss" style:font-size-asian="20pt" style:font-family-complex="'Lucida Sans Unicode'" style:font-family-generic-complex="swiss" style:font-size-complex="20pt"/>
    </style:style>
    <style:style style:name="T128" style:family="text">
      <style:text-properties style:use-window-font-color="true" fo:font-family="Arial" style:font-family-generic="swiss" style:font-pitch="variable" fo:font-size="16pt" fo:font-style="italic" style:letter-kerning="true" style:font-family-asian="'Lucida Sans Unicode'" style:font-family-generic-asian="swiss" style:font-size-asian="16pt" style:font-style-asian="italic" style:font-family-complex="'Lucida Sans Unicode'" style:font-family-generic-complex="swiss" style:font-size-complex="16pt" style:font-style-complex="italic"/>
    </style:style>
    <style:style style:name="T129" style:family="text">
      <style:text-properties fo:font-family="Arial" style:font-family-generic="swiss" style:font-pitch="variable" fo:font-size="16pt" style:font-size-asian="16pt" style:font-size-complex="16pt"/>
    </style:style>
    <style:style style:name="T130" style:family="text">
      <style:text-properties fo:color="#000000" fo:font-family="Arial" style:font-family-generic="swiss" style:font-pitch="variable" fo:font-size="20pt" style:letter-kerning="true" style:font-family-asian="'Lucida Sans Unicode'" style:font-family-generic-asian="swiss" style:font-size-asian="20pt" style:font-family-complex="'Lucida Sans Unicode'" style:font-family-generic-complex="swiss" style:font-size-complex="20pt"/>
    </style:style>
    <style:style style:name="T131" style:family="text">
      <style:text-properties fo:color="#000000" fo:font-family="Arial" style:font-family-generic="swiss" style:font-pitch="variable" fo:font-size="16pt" fo:font-style="italic" style:letter-kerning="true" style:font-family-asian="'Lucida Sans Unicode'" style:font-family-generic-asian="swiss" style:font-size-asian="16pt" style:font-style-asian="italic" style:font-family-complex="'Lucida Sans Unicode'" style:font-family-generic-complex="swiss" style:font-size-complex="16pt" style:font-style-complex="italic"/>
    </style:style>
    <style:style style:name="T132" style:family="text">
      <style:text-properties fo:color="#000000" fo:font-family="Arial" style:font-family-generic="swiss" style:font-pitch="variable" fo:font-size="16pt" style:letter-kerning="true" style:font-family-asian="'Lucida Sans Unicode'" style:font-family-generic-asian="swiss" style:font-size-asian="16pt" style:font-family-complex="'Lucida Sans Unicode'" style:font-family-generic-complex="swiss" style:font-size-complex="16pt"/>
    </style:style>
    <style:style style:name="T133" style:family="text">
      <style:text-properties fo:color="#000000" style:text-outline="false" style:text-line-through-style="none" fo:font-family="Arial" style:font-family-generic="swiss" style:font-pitch="variable" fo:font-size="20pt" fo:font-style="normal" fo:text-shadow="none" style:text-underline-style="none" fo:font-weight="normal" style:letter-kerning="true" style:font-family-asian="'Lucida Sans Unicode'" style:font-family-generic-asian="swiss" style:font-size-asian="20pt" style:font-style-asian="normal" style:font-weight-asian="normal" style:font-family-complex="'Lucida Sans Unicode'" style:font-family-generic-complex="swiss" style:font-size-complex="20pt" style:font-style-complex="normal" style:font-weight-complex="normal" style:text-emphasize="none" style:font-relief="none" style:text-overline-style="none" style:text-overline-color="font-color"/>
    </style:style>
    <style:style style:name="T134" style:family="text">
      <style:text-properties fo:color="#000000" style:text-outline="false" style:text-line-through-style="none" fo:font-family="Arial" style:font-family-generic="swiss" style:font-pitch="variable" fo:font-size="20pt" fo:font-style="italic" fo:text-shadow="none" style:text-underline-style="none" fo:font-weight="normal" style:letter-kerning="true" style:font-family-asian="'Lucida Sans Unicode'" style:font-family-generic-asian="swiss" style:font-size-asian="20pt" style:font-style-asian="italic" style:font-weight-asian="normal" style:font-family-complex="'Lucida Sans Unicode'" style:font-family-generic-complex="swiss" style:font-size-complex="20pt" style:font-style-complex="italic" style:font-weight-complex="normal" style:text-emphasize="none" style:font-relief="none" style:text-overline-style="none" style:text-overline-color="font-color"/>
    </style:style>
    <style:style style:name="T135" style:family="text">
      <style:text-properties fo:font-family="Arial" style:font-family-generic="swiss" style:font-pitch="variable" fo:font-size="28pt" style:font-family-asian="GaramondNo8-Reg" style:font-size-asian="28pt" style:font-family-complex="GaramondNo8-Reg" style:font-size-complex="28pt"/>
    </style:style>
    <style:style style:name="T136" style:family="text">
      <style:text-properties fo:color="#000000" style:text-outline="false" style:text-line-through-style="none" fo:font-family="Arial" style:font-family-generic="swiss" style:font-pitch="variable" fo:font-size="16pt" fo:font-style="italic" fo:text-shadow="none" style:text-underline-style="none" fo:font-weight="normal" style:letter-kerning="true" style:font-family-asian="'Lucida Sans Unicode'" style:font-family-generic-asian="swiss" style:font-size-asian="16pt" style:font-style-asian="italic" style:font-weight-asian="normal" style:font-family-complex="'Lucida Sans Unicode'" style:font-family-generic-complex="swiss" style:font-size-complex="16pt" style:font-style-complex="italic"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layer="layout" svg:width="25.199cm" svg:height="17.935cm" svg:x="1.4cm" svg:y="0.837cm" presentation:class="subtitle">
          <draw:text-box>
            <text:p><text:span text:style-name="T1">A Short Talk on</text:span></text:p>
            <text:p><text:span text:style-name="T1">Type Inference</text:span></text:p>
            <text:p><text:span text:style-name="T2"/></text:p>
            <text:p><text:span text:style-name="T3">— </text:span><text:span text:style-name="T4">with code! </text:span><text:span text:style-name="T3">—</text:span></text:p>
            <text:p><text:span text:style-name="T2"/></text:p>
            <text:p>preceded by a Lightning</text:p>
            <text:p>Review of the Lambda Calculus</text:p>
            <text:p/>
            <text:p><text:span text:style-name="T5">Adrian King</text:span></text:p>
            <text:p><text:span text:style-name="T5">30 June 2014</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5.513cm" svg:x="1.4cm" svg:y="0.837cm" presentation:class="title" presentation:user-transformed="true">
          <draw:text-box>
            <text:p>Part 0: The Untyped Lambda Calculus</text:p>
          </draw:text-box>
        </draw:frame>
        <presentation:notes draw:style-name="dp2">
          <draw:page-thumbnail draw:style-name="gr1" draw:layer="layout" svg:width="13.968cm" svg:height="10.476cm" svg:x="3.81cm" svg:y="2.123cm" draw:page-number="2" presentation:class="page"/>
          <draw:frame presentation:style-name="pr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5" draw:layer="layout" svg:width="25.199cm" svg:height="3.506cm" svg:x="1.4cm" svg:y="0.837cm" presentation:class="title">
          <draw:text-box>
            <text:p>Untyped Lambda Calculus Syntax</text:p>
          </draw:text-box>
        </draw:frame>
        <draw:frame presentation:style-name="pr6" draw:layer="layout" svg:width="25.199cm" svg:height="13.859cm" svg:x="1.4cm" svg:y="4.914cm" presentation:class="outline" presentation:user-transformed="true">
          <draw:text-box>
            <text:list text:style-name="L2">
              <text:list-header>
                <text:p>Only three different forms of expression:</text:p>
                <text:p/>
                <text:p><text:span text:style-name="T2"><text:s text:c="4"/></text:span><text:span text:style-name="T2">e</text:span> ::=</text:p>
                <text:p/>
                <text:p><text:span text:style-name="T6"/></text:p>
                <text:p><text:span text:style-name="T6"/></text:p>
                <text:p><text:span text:style-name="T6">Notation convention: in presenting syntax, a given letter (e.g., </text:span><text:span text:style-name="T7">e</text:span><text:span text:style-name="T6"> or </text:span><text:span text:style-name="T7">x</text:span><text:span text:style-name="T6">) stands for any expression of the given form (in this case, </text:span><text:span text:style-name="T7">e</text:span><text:span text:style-name="T6"> and </text:span><text:span text:style-name="T7">e</text:span><text:span text:style-name="T8">i</text:span><text:span text:style-name="T6"> for any expression and </text:span><text:span text:style-name="T7">x</text:span><text:span text:style-name="T6"> for any variable). </text:span><text:span text:style-name="T7">e</text:span><text:span text:style-name="T6"> and </text:span><text:span text:style-name="T7">e</text:span><text:span text:style-name="T8">i</text:span><text:span text:style-name="T6"> are said to </text:span><text:span text:style-name="T7">range over</text:span><text:span text:style-name="T6"> expressions.</text:span></text:p>
              </text:list-header>
            </text:list>
          </draw:text-box>
        </draw:frame>
        <draw:frame draw:style-name="standard" draw:layer="layout" svg:width="17.012cm" svg:height="4.589cm" svg:x="7.935cm" svg:y="8.282cm">
          <table:table table:template-name="bw">
            <table:table-column table:style-name="co1"/>
            <table:table-column table:style-name="co2"/>
            <table:table-row table:style-name="ro1">
              <table:table-cell table:style-name="ce1">
                <text:p><text:span text:style-name="T9">x</text:span></text:p>
              </table:table-cell>
              <table:table-cell table:style-name="ce2">
                <text:p><text:span text:style-name="T10">variable</text:span></text:p>
              </table:table-cell>
            </table:table-row>
            <table:table-row table:style-name="ro1">
              <table:table-cell table:style-name="ce3">
                <text:p text:style-name="P1"><text:span text:style-name="T11">λ</text:span><text:span text:style-name="T12">x</text:span><text:span text:style-name="T11">.</text:span><text:span text:style-name="T12"> e</text:span></text:p>
              </table:table-cell>
              <table:table-cell table:style-name="ce4">
                <text:p><text:span text:style-name="T13">abstraction (</text:span><text:span text:style-name="T14">“</text:span><text:span text:style-name="T13">function</text:span><text:span text:style-name="T15">”</text:span><text:span text:style-name="T13">)</text:span></text:p>
              </table:table-cell>
            </table:table-row>
            <table:table-row table:style-name="ro1" table:default-cell-style-name="ce4">
              <table:table-cell>
                <text:p><text:span text:style-name="T16">e</text:span><text:span text:style-name="T17">1</text:span><text:span text:style-name="T18"> </text:span><text:span text:style-name="T16">e</text:span><text:span text:style-name="T19">2</text:span></text:p>
              </table:table-cell>
              <table:table-cell>
                <text:p><text:span text:style-name="T13">application (</text:span><text:span text:style-name="T18">“call</text:span><text:span text:style-name="T20">”)</text:span></text:p>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3" presentation:class="page"/>
          <draw:frame presentation:style-name="pr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5" draw:layer="layout" svg:width="25.199cm" svg:height="3.506cm" svg:x="1.4cm" svg:y="0.837cm" presentation:class="title">
          <draw:text-box>
            <text:p>For Example</text:p>
          </draw:text-box>
        </draw:frame>
        <draw:frame presentation:style-name="pr6" draw:layer="layout" svg:width="25.199cm" svg:height="14.844cm" svg:x="1.4cm" svg:y="4.914cm" presentation:class="outline" presentation:user-transformed="true">
          <draw:text-box>
            <text:p text:style-name="P1"><text:span text:style-name="T16"><text:s text:c="36"/></text:span><text:span text:style-name="T16">x y</text:span></text:p>
            <text:p text:style-name="P1"><text:span text:style-name="T21">Apply the variable </text:span><text:span text:style-name="T22">x</text:span><text:span text:style-name="T21"> to the variable </text:span><text:span text:style-name="T22">y</text:span><text:span text:style-name="T21">. (Neither variable is bound in an abstraction</text:span><text:span text:style-name="T23">—both are </text:span><text:span text:style-name="T24">free</text:span><text:span text:style-name="T23">.)</text:span></text:p>
            <text:p text:style-name="P1"><text:span text:style-name="T23"/></text:p>
            <text:p text:style-name="P1"><text:span text:style-name="T16"><text:s text:c="30"/></text:span><text:span text:style-name="T25">λ</text:span><text:span text:style-name="T16">f</text:span><text:span text:style-name="T25">.</text:span><text:span text:style-name="T16"> </text:span><text:span text:style-name="T25">λ</text:span><text:span text:style-name="T16">x</text:span><text:span text:style-name="T25">.</text:span><text:span text:style-name="T16"> f </text:span><text:span text:style-name="T25">(</text:span><text:span text:style-name="T16">f x</text:span><text:span text:style-name="T25">)</text:span></text:p>
            <text:p><text:span text:style-name="T21">An abstraction that takes two (curried) arguments</text:span><text:span text:style-name="T23">—</text:span><text:span text:style-name="T21">a function </text:span><text:span text:style-name="T22">f</text:span><text:span text:style-name="T21">, and a value </text:span><text:span text:style-name="T22">x</text:span><text:span text:style-name="T23">—and applies </text:span><text:span text:style-name="T24">f</text:span><text:span text:style-name="T23"> twice to </text:span><text:span text:style-name="T24">x</text:span><text:span text:style-name="T23">.</text:span></text:p>
            <text:p><text:span text:style-name="T23"/></text:p>
            <text:p text:style-name="P1"><text:span text:style-name="T16"><text:s text:c="27"/></text:span><text:span text:style-name="T25">λ</text:span><text:span text:style-name="T16">x</text:span><text:span text:style-name="T25">.</text:span><text:span text:style-name="T16"> </text:span><text:span text:style-name="T25">λ</text:span><text:span text:style-name="T16">y</text:span><text:span text:style-name="T25">.</text:span><text:span text:style-name="T16"> </text:span><text:span text:style-name="T25">λ</text:span><text:span text:style-name="T16">f</text:span><text:span text:style-name="T25">.</text:span><text:span text:style-name="T16"> f x y</text:span></text:p>
            <text:p text:style-name="P1"><text:span text:style-name="T21">A function of three arguments that applies its last argument to the first two.</text:span></text:p>
          </draw:text-box>
        </draw:frame>
        <presentation:notes draw:style-name="dp2">
          <draw:page-thumbnail draw:style-name="gr1" draw:layer="layout" svg:width="13.968cm" svg:height="10.476cm" svg:x="3.81cm" svg:y="2.123cm" draw:page-number="4" presentation:class="page"/>
          <draw:frame presentation:style-name="pr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5" draw:layer="layout" svg:width="25.199cm" svg:height="3.506cm" svg:x="1.4cm" svg:y="0.837cm" presentation:class="title">
          <draw:text-box>
            <text:p>Untyped Lambda Calculus Evaluation Rules</text:p>
          </draw:text-box>
        </draw:frame>
        <draw:frame presentation:style-name="pr6" draw:layer="layout" svg:width="25.199cm" svg:height="14.345cm" svg:x="1.4cm" svg:y="4.914cm" presentation:class="outline" presentation:user-transformed="true">
          <draw:text-box>
            <text:list text:style-name="L2">
              <text:list-item>
                <text:p><text:span text:style-name="T6">A free variable evaluates to itself.</text:span></text:p>
                <text:p><text:span text:style-name="T13"><text:s text:c="34"/></text:span><text:span text:style-name="T26">x</text:span><text:span text:style-name="T13"> <text:s/></text:span><text:span text:style-name="T15">⇒ <text:s/></text:span><text:span text:style-name="T3">x</text:span></text:p>
              </text:list-item>
              <text:list-item>
                <text:p><text:span text:style-name="T6">If the first (function) expression in an application is an abstraction, then the application evaluates to the abstraction body with the abstraction's variable replaced by the second (argument) expression.</text:span></text:p>
                <text:p><text:span text:style-name="T25"><text:s text:c="4"/></text:span><text:span text:style-name="T25">(λ</text:span><text:span text:style-name="T16">f</text:span><text:span text:style-name="T25">.</text:span><text:span text:style-name="T16"> </text:span><text:span text:style-name="T25">λ</text:span><text:span text:style-name="T16">x</text:span><text:span text:style-name="T25">.</text:span><text:span text:style-name="T16"> f </text:span><text:span text:style-name="T25">(</text:span><text:span text:style-name="T16">f x</text:span><text:span text:style-name="T25">)) (λ</text:span><text:span text:style-name="T16">y</text:span><text:span text:style-name="T25">. </text:span><text:span text:style-name="T16">y</text:span><text:span text:style-name="T25">) <text:s/></text:span><text:span text:style-name="T20">⇒ <text:s/>λ</text:span><text:span text:style-name="T27">x</text:span><text:span text:style-name="T20">. (λ</text:span><text:span text:style-name="T27">y</text:span><text:span text:style-name="T20">. </text:span><text:span text:style-name="T27">y</text:span><text:span text:style-name="T20">) ((λ</text:span><text:span text:style-name="T27">y</text:span><text:span text:style-name="T20">. </text:span><text:span text:style-name="T27">y</text:span><text:span text:style-name="T20">) </text:span><text:span text:style-name="T27">x</text:span><text:span text:style-name="T20">))</text:span></text:p>
                <text:p><text:span text:style-name="T6">You might have to rename variables to prevent conflicts.</text:span></text:p>
              </text:list-item>
              <text:list-item>
                <text:p><text:span text:style-name="T6">An abstraction evaluates to itself, except that you may (optionally) reduce an application inside the abstraction body.</text:span></text:p>
                <text:p><text:span text:style-name="T27"><text:s text:c="18"/></text:span><text:span text:style-name="T20">λ</text:span><text:span text:style-name="T27">x</text:span><text:span text:style-name="T20">. (λ</text:span><text:span text:style-name="T27">y</text:span><text:span text:style-name="T20">. </text:span><text:span text:style-name="T27">y</text:span><text:span text:style-name="T20">) </text:span><text:span text:style-name="T27">x</text:span><text:span text:style-name="T20"> <text:s/>⇒ <text:s/>λ</text:span><text:span text:style-name="T27">x</text:span><text:span text:style-name="T20">. </text:span><text:span text:style-name="T27">x</text:span></text:p>
              </text:list-item>
            </text:list>
          </draw:text-box>
        </draw:frame>
        <presentation:notes draw:style-name="dp2">
          <draw:page-thumbnail draw:style-name="gr1" draw:layer="layout" svg:width="13.968cm" svg:height="10.476cm" svg:x="3.81cm" svg:y="2.123cm" draw:page-number="5" presentation:class="page"/>
          <draw:frame presentation:style-name="pr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5" draw:layer="layout" svg:width="25.199cm" svg:height="3.506cm" svg:x="1.4cm" svg:y="0.837cm" presentation:class="title">
          <draw:text-box>
            <text:p>Substitution</text:p>
          </draw:text-box>
        </draw:frame>
        <draw:frame presentation:style-name="pr7" draw:text-style-name="P2" draw:layer="layout" svg:width="17.65cm" svg:height="15.343cm" svg:x="1.4cm" svg:y="4.064cm" presentation:class="outline" presentation:user-transformed="true">
          <draw:text-box>
            <text:list text:style-name="L2">
              <text:list-item>
                <text:p><text:span text:style-name="T28">The substitution rule used in the evaluation of applications has some subtleties.</text:span></text:p>
              </text:list-item>
              <text:list-item>
                <text:p><text:span text:style-name="T28">The notation [</text:span><text:span text:style-name="T29">e</text:span><text:span text:style-name="T30">2</text:span><text:span text:style-name="T28">/</text:span><text:span text:style-name="T29">x</text:span><text:span text:style-name="T28">]</text:span><text:span text:style-name="T29">e</text:span><text:span text:style-name="T30">1</text:span><text:span text:style-name="T28"> or [</text:span><text:span text:style-name="T29">x</text:span><text:span text:style-name="T28"> </text:span><text:span text:style-name="T31">↦ </text:span><text:span text:style-name="T32">e</text:span><text:span text:style-name="T33">2</text:span><text:span text:style-name="T31">]</text:span><text:span text:style-name="T32">e</text:span><text:span text:style-name="T33">1 </text:span><text:span text:style-name="T28">means the result of substituting </text:span><text:span text:style-name="T29">e</text:span><text:span text:style-name="T30">2</text:span><text:span text:style-name="T28"> for </text:span><text:span text:style-name="T29">x</text:span><text:span text:style-name="T28"> wherever </text:span><text:span text:style-name="T29">x</text:span><text:span text:style-name="T28"> occurs in </text:span><text:span text:style-name="T29">e</text:span><text:span text:style-name="T30">1</text:span><text:span text:style-name="T28">, after renaming variables as necessary to avoid conflicts.</text:span></text:p>
              </text:list-item>
              <text:list-item>
                <text:p><text:span text:style-name="T28">Conflict example:</text:span></text:p>
                <text:p><text:span text:style-name="T28"><text:s text:c="18"/></text:span><text:span text:style-name="T28">[</text:span><text:span text:style-name="T29">z</text:span><text:span text:style-name="T28">/</text:span><text:span text:style-name="T29">x</text:span><text:span text:style-name="T28">](</text:span><text:span text:style-name="T34">λ</text:span><text:span text:style-name="T35">z</text:span><text:span text:style-name="T34">. </text:span><text:span text:style-name="T35">x</text:span><text:span text:style-name="T34">) <text:s/></text:span><text:span text:style-name="T36">⇒ <text:s/></text:span><text:span text:style-name="T34"><text:s/>λ</text:span><text:span text:style-name="T35">z</text:span><text:span text:style-name="T34">. </text:span><text:span text:style-name="T35">z</text:span></text:p>
                <text:p><text:span text:style-name="T34">The function λ</text:span><text:span text:style-name="T35">z</text:span><text:span text:style-name="T34">. </text:span><text:span text:style-name="T35">x</text:span><text:span text:style-name="T34"> always returns </text:span><text:span text:style-name="T35">x</text:span><text:span text:style-name="T36">—substitution shouldn't turn it into the identity function! Rename it λ</text:span><text:span text:style-name="T37">y</text:span><text:span text:style-name="T36">. </text:span><text:span text:style-name="T37">x</text:span><text:span text:style-name="T36">.</text:span></text:p>
              </text:list-item>
            </text:list>
          </draw:text-box>
        </draw:frame>
        <presentation:notes draw:style-name="dp2">
          <draw:page-thumbnail draw:style-name="gr1" draw:layer="layout" svg:width="13.968cm" svg:height="10.476cm" svg:x="3.81cm" svg:y="2.123cm" draw:page-number="6" presentation:class="page"/>
          <draw:frame presentation:style-name="pr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5" draw:layer="layout" svg:width="25.199cm" svg:height="3.506cm" svg:x="1.4cm" svg:y="0.837cm" presentation:class="title">
          <draw:text-box>
            <text:p>If You're Not a Mathematician</text:p>
          </draw:text-box>
        </draw:frame>
        <draw:frame presentation:style-name="pr6" draw:text-style-name="P3" draw:layer="layout" svg:width="25.199cm" svg:height="14.724cm" svg:x="1.4cm" svg:y="4.914cm" presentation:class="outline" presentation:user-transformed="true">
          <draw:text-box>
            <text:list text:style-name="L2">
              <text:list-header>
                <text:p><text:span text:style-name="T38">If you're familiar with a typical programming language but not with the lambda calculus, you probably have a mental model of computation that includes things like stacks, heaps, pointers, and machine instructions.</text:span></text:p>
                <text:p><text:span text:style-name="T39">This isn't that.</text:span></text:p>
                <text:p><text:span text:style-name="T38">Lambda calculus evaluation is </text:span><text:span text:style-name="T40">purely symbolic</text:span><text:span text:style-name="T41">—it is defined in terms of rewriting expressions.</text:span></text:p>
                <text:p><text:span text:style-name="T41">But in programming languages with an underlying lambda-calculus-like model*, semantics for side-effect-free expressions are often specified to be </text:span><text:span text:style-name="T42">equivalent</text:span><text:span text:style-name="T41"> to expression-rewriting rules.</text:span></text:p>
                <text:p><text:span text:style-name="T43">* aka functional languages</text:span></text:p>
              </text:list-header>
            </text:list>
          </draw:text-box>
        </draw:frame>
        <presentation:notes draw:style-name="dp2">
          <draw:page-thumbnail draw:style-name="gr1" draw:layer="layout" svg:width="13.968cm" svg:height="10.476cm" svg:x="3.81cm" svg:y="2.123cm" draw:page-number="7" presentation:class="page"/>
          <draw:frame presentation:style-name="pr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5" draw:layer="layout" svg:width="25.199cm" svg:height="3.506cm" svg:x="1.4cm" svg:y="0.837cm" presentation:class="title">
          <draw:text-box>
            <text:p>Amazing Fact</text:p>
          </draw:text-box>
        </draw:frame>
        <draw:frame presentation:style-name="pr8" draw:layer="layout" svg:width="25.199cm" svg:height="6.35cm" svg:x="1.4cm" svg:y="4.572cm" presentation:class="outline" presentation:user-transformed="true">
          <draw:text-box>
            <text:list text:style-name="L2">
              <text:list-header>
                <text:p>The untyped lambda calculus evaluation rules are sufficient to compute anything that is computable. The rules are equivalent in power to a Turing machine.</text:p>
              </text:list-header>
            </text:list>
          </draw:text-box>
        </draw:frame>
        <presentation:notes draw:style-name="dp2">
          <draw:page-thumbnail draw:style-name="gr1" draw:layer="layout" svg:width="13.968cm" svg:height="10.476cm" svg:x="3.81cm" svg:y="2.123cm" draw:page-number="8" presentation:class="page"/>
          <draw:frame presentation:style-name="pr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5" draw:layer="layout" svg:width="25.199cm" svg:height="3.506cm" svg:x="1.4cm" svg:y="0.837cm" presentation:class="title">
          <draw:text-box>
            <text:p>Clever Lambda Calculus Tricks</text:p>
          </draw:text-box>
        </draw:frame>
        <draw:frame draw:style-name="standard" draw:layer="layout" svg:width="17.519cm" svg:height="3.053cm" svg:x="3.886cm" svg:y="14.58cm" presentation:class="table" presentation:user-transformed="true">
          <table:table table:template-name="bw">
            <table:table-column table:style-name="co3"/>
            <table:table-column table:style-name="co4"/>
            <table:table-row table:style-name="ro1">
              <table:table-cell table:style-name="ce2">
                <text:p><text:span text:style-name="T10">False</text:span></text:p>
              </table:table-cell>
              <table:table-cell table:style-name="ce5">
                <text:p text:style-name="P1"><text:span text:style-name="T25">λ</text:span><text:span text:style-name="T16">t</text:span><text:span text:style-name="T25">.</text:span><text:span text:style-name="T16"> </text:span><text:span text:style-name="T25">λ</text:span><text:span text:style-name="T16">f</text:span><text:span text:style-name="T25">.</text:span><text:span text:style-name="T16"> f</text:span></text:p>
              </table:table-cell>
            </table:table-row>
            <table:table-row table:style-name="ro1">
              <table:table-cell table:style-name="ce2">
                <text:p><text:span text:style-name="T10">True</text:span></text:p>
              </table:table-cell>
              <table:table-cell table:style-name="ce6">
                <text:p text:style-name="P1"><text:span text:style-name="T25">λ</text:span><text:span text:style-name="T16">t</text:span><text:span text:style-name="T25">.</text:span><text:span text:style-name="T16"> </text:span><text:span text:style-name="T25">λ</text:span><text:span text:style-name="T16">f</text:span><text:span text:style-name="T25">.</text:span><text:span text:style-name="T16"> t</text:span></text:p>
              </table:table-cell>
            </table:table-row>
          </table:table>
          <draw:image xlink:href="Pictures/TablePreview2.svm" xlink:type="simple" xlink:show="embed" xlink:actuate="onLoad"/>
        </draw:frame>
        <draw:frame presentation:style-name="pr5" draw:text-style-name="P5" draw:layer="layout" svg:width="25.199cm" svg:height="3.506cm" svg:x="1.4cm" svg:y="3.81cm" presentation:class="title" presentation:user-transformed="true">
          <draw:text-box>
            <text:list text:style-name="L1">
              <text:list-item>
                <text:p text:style-name="P4"><text:span text:style-name="T10">Church numerals:</text:span></text:p>
              </text:list-item>
            </text:list>
          </draw:text-box>
        </draw:frame>
        <draw:frame presentation:style-name="pr5" draw:text-style-name="P5" draw:layer="layout" svg:width="25.199cm" svg:height="3.506cm" svg:x="1.403cm" svg:y="11.505cm" presentation:class="title" presentation:user-transformed="true">
          <draw:text-box>
            <text:list text:style-name="L1">
              <text:list-item>
                <text:p text:style-name="P4"><text:span text:style-name="T10">Booleans (</text:span><text:span text:style-name="T44">“</text:span><text:span text:style-name="T10">if false</text:span><text:span text:style-name="T44">”</text:span><text:span text:style-name="T10"> and </text:span><text:span text:style-name="T44">“</text:span><text:span text:style-name="T10">if true</text:span><text:span text:style-name="T44">”</text:span><text:span text:style-name="T10">):</text:span></text:p>
              </text:list-item>
            </text:list>
          </draw:text-box>
        </draw:frame>
        <draw:frame draw:style-name="standard" draw:layer="layout" svg:width="12.339cm" svg:height="4.58cm" svg:x="3.841cm" svg:y="6.662cm">
          <table:table table:template-name="bw">
            <table:table-column table:style-name="co5"/>
            <table:table-column table:style-name="co6"/>
            <table:table-row table:style-name="ro1">
              <table:table-cell table:style-name="ce2">
                <text:p><text:span text:style-name="T10">Zero</text:span></text:p>
              </table:table-cell>
              <table:table-cell table:style-name="ce5">
                <text:p text:style-name="P1"><text:span text:style-name="T25">λ</text:span><text:span text:style-name="T16">f</text:span><text:span text:style-name="T25">.</text:span><text:span text:style-name="T16"> </text:span><text:span text:style-name="T25">λ</text:span><text:span text:style-name="T16">x</text:span><text:span text:style-name="T25">.</text:span><text:span text:style-name="T16"> x</text:span></text:p>
              </table:table-cell>
            </table:table-row>
            <table:table-row table:style-name="ro1">
              <table:table-cell table:style-name="ce2">
                <text:p><text:span text:style-name="T10">One</text:span></text:p>
              </table:table-cell>
              <table:table-cell table:style-name="ce6">
                <text:p text:style-name="P1"><text:span text:style-name="T25">λ</text:span><text:span text:style-name="T16">f</text:span><text:span text:style-name="T25">.</text:span><text:span text:style-name="T16"> </text:span><text:span text:style-name="T25">λ</text:span><text:span text:style-name="T16">x</text:span><text:span text:style-name="T25">.</text:span><text:span text:style-name="T16"> f x</text:span></text:p>
              </table:table-cell>
            </table:table-row>
            <table:table-row table:style-name="ro1">
              <table:table-cell table:style-name="ce2">
                <text:p><text:span text:style-name="T10">Two</text:span></text:p>
              </table:table-cell>
              <table:table-cell table:style-name="ce6">
                <text:p text:style-name="P1"><text:span text:style-name="T25">λ</text:span><text:span text:style-name="T16">f</text:span><text:span text:style-name="T25">.</text:span><text:span text:style-name="T16"> </text:span><text:span text:style-name="T25">λ</text:span><text:span text:style-name="T16">x</text:span><text:span text:style-name="T25">.</text:span><text:span text:style-name="T16"> f </text:span><text:span text:style-name="T25">(</text:span><text:span text:style-name="T16">f x</text:span><text:span text:style-name="T25">)</text:span></text:p>
              </table:table-cell>
            </table:table-row>
          </table:table>
          <draw:image xlink:href="Pictures/TablePreview3.svm" xlink:type="simple" xlink:show="embed" xlink:actuate="onLoad"/>
        </draw:frame>
        <presentation:notes draw:style-name="dp2">
          <draw:page-thumbnail draw:style-name="gr1" draw:layer="layout" svg:width="13.968cm" svg:height="10.476cm" svg:x="3.81cm" svg:y="2.123cm" draw:page-number="9" presentation:class="page"/>
          <draw:frame presentation:style-name="pr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5" draw:layer="layout" svg:width="25.199cm" svg:height="3.506cm" svg:x="1.4cm" svg:y="0.837cm" presentation:class="title">
          <draw:text-box>
            <text:p>Even More Amazing Fact</text:p>
          </draw:text-box>
        </draw:frame>
        <draw:frame presentation:style-name="pr9" draw:text-style-name="P3" draw:layer="layout" svg:width="25.199cm" svg:height="4.738cm" svg:x="1.4cm" svg:y="4.914cm" presentation:class="outline" presentation:user-transformed="true">
          <draw:text-box>
            <text:list text:style-name="L2">
              <text:list-header>
                <text:p><text:span text:style-name="T38">Many dialects of Lisp can be viewed as thinly disguised versions of the untyped lambda calculus, with a few bells and whistles (like built-in numbers and data structures and I/O and stuff).</text:span></text:p>
              </text:list-header>
            </text:list>
          </draw:text-box>
        </draw:frame>
        <presentation:notes draw:style-name="dp2">
          <draw:page-thumbnail draw:style-name="gr1" draw:layer="layout" svg:width="13.968cm" svg:height="10.476cm" svg:x="3.81cm" svg:y="2.123cm" draw:page-number="10" presentation:class="page"/>
          <draw:frame presentation:style-name="pr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5" draw:layer="layout" svg:width="25.199cm" svg:height="3.506cm" svg:x="1.4cm" svg:y="0.837cm" presentation:class="title">
          <draw:text-box>
            <text:p>I Am Lisp, and So Can You!</text:p>
          </draw:text-box>
        </draw:frame>
        <draw:frame presentation:style-name="pr10" draw:layer="layout" svg:width="25.199cm" svg:height="7.278cm" svg:x="1.4cm" svg:y="4.914cm" presentation:class="outline" presentation:user-transformed="true">
          <draw:text-box>
            <text:list text:style-name="L2">
              <text:list-header>
                <text:p><text:span text:style-name="T6">Almost anyone with a little coding experience can put together an untyped lambda calculus interpreter in under an hour.</text:span></text:p>
                <text:p><text:span text:style-name="T6">Another couple of hours' work adding features is enough to develop an almost-usable (but maybe not very efficient) Lisp-like language.</text:span></text:p>
                <text:p/>
              </text:list-header>
            </text:list>
          </draw:text-box>
        </draw:frame>
        <presentation:notes draw:style-name="dp2">
          <draw:page-thumbnail draw:style-name="gr1" draw:layer="layout" svg:width="13.968cm" svg:height="10.476cm" svg:x="3.81cm" svg:y="2.123cm" draw:page-number="11" presentation:class="page"/>
          <draw:frame presentation:style-name="pr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5" draw:layer="layout" svg:width="25.199cm" svg:height="3.506cm" svg:x="1.4cm" svg:y="0.837cm" presentation:class="title">
          <draw:text-box>
            <text:p>So Where Did This Stuff Come From?</text:p>
          </draw:text-box>
        </draw:frame>
        <draw:frame presentation:style-name="pr11" draw:layer="layout" svg:width="25.199cm" svg:height="13.439cm" svg:x="1.4cm" svg:y="5.334cm" presentation:class="outline" presentation:user-transformed="true">
          <draw:text-box>
            <text:list text:style-name="L2">
              <text:list-item>
                <text:p>Alonzo Church invented the untyped lambda calculus around 1930.</text:p>
              </text:list-item>
              <text:list-item>
                <text:p>He was <text:span text:style-name="T2">not</text:span> looking to build the first Lisp interpreter. Instead, he was trying to establish a function-based formal foundation for mathematics, as an alternative to the set-based foundations already known.</text:p>
              </text:list-item>
              <text:list-item>
                <text:p>John McCarthy invented Lisp in 1958, and Steve Russell wrote the first interpreter.</text:p>
              </text:list-item>
            </text:list>
          </draw:text-box>
        </draw:frame>
        <presentation:notes draw:style-name="dp2">
          <draw:page-thumbnail draw:style-name="gr1" draw:layer="layout" svg:width="13.968cm" svg:height="10.476cm" svg:x="3.81cm" svg:y="2.123cm" draw:page-number="12" presentation:class="page"/>
          <draw:frame presentation:style-name="pr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2" draw:layer="layout" svg:width="25.199cm" svg:height="3.506cm" svg:x="1.4cm" svg:y="0.837cm" presentation:class="title">
          <draw:text-box>
            <text:p>Part 1: The Simply Typed Lambda Calculus</text:p>
          </draw:text-box>
        </draw:frame>
        <presentation:notes draw:style-name="dp2">
          <draw:page-thumbnail draw:style-name="gr1" draw:layer="layout" svg:width="13.968cm" svg:height="10.476cm" svg:x="3.81cm" svg:y="2.123cm" draw:page-number="13" presentation:class="page"/>
          <draw:frame presentation:style-name="pr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5" draw:layer="layout" svg:width="25.199cm" svg:height="3.506cm" svg:x="1.4cm" svg:y="0.837cm" presentation:class="title">
          <draw:text-box>
            <text:p>Simply Typed Lambda Calculus Syntax</text:p>
          </draw:text-box>
        </draw:frame>
        <draw:frame presentation:style-name="pr13" draw:layer="layout" svg:width="25.199cm" svg:height="5.918cm" svg:x="1.4cm" svg:y="4.914cm" presentation:class="outline" presentation:user-transformed="true">
          <draw:text-box>
            <text:list text:style-name="L2">
              <text:list-header>
                <text:p><text:span text:style-name="T2"><text:s text:c="4"/></text:span><text:span text:style-name="T2">e</text:span> ::=</text:p>
                <text:p/>
                <text:p><text:span text:style-name="T6"/></text:p>
                <text:p><text:span text:style-name="T6"/></text:p>
              </text:list-header>
            </text:list>
          </draw:text-box>
        </draw:frame>
        <draw:frame draw:style-name="standard" draw:layer="layout" svg:width="17.94cm" svg:height="6.116cm" svg:x="7.979cm" svg:y="4.655cm">
          <table:table table:template-name="bw">
            <table:table-column table:style-name="co7"/>
            <table:table-column table:style-name="co8"/>
            <table:table-row table:style-name="ro1">
              <table:table-cell table:style-name="ce1">
                <text:p><text:span text:style-name="T9">x</text:span></text:p>
              </table:table-cell>
              <table:table-cell table:style-name="ce2">
                <text:p><text:span text:style-name="T10">variable</text:span></text:p>
              </table:table-cell>
            </table:table-row>
            <table:table-row table:style-name="ro1">
              <table:table-cell table:style-name="ce3">
                <text:p text:style-name="P1"><text:span text:style-name="T15">λ</text:span><text:span text:style-name="T12">x</text:span><text:span text:style-name="T45">: </text:span><text:span text:style-name="T46">t</text:span><text:span text:style-name="T11">.</text:span><text:span text:style-name="T12"> e</text:span></text:p>
              </table:table-cell>
              <table:table-cell table:style-name="ce4">
                <text:p><text:span text:style-name="T13">abstraction (</text:span><text:span text:style-name="T14">“</text:span><text:span text:style-name="T13">function</text:span><text:span text:style-name="T15">”</text:span><text:span text:style-name="T13">)</text:span></text:p>
              </table:table-cell>
            </table:table-row>
            <table:table-row table:style-name="ro1" table:default-cell-style-name="ce4">
              <table:table-cell>
                <text:p><text:span text:style-name="T12">e</text:span><text:span text:style-name="T47">1</text:span><text:span text:style-name="T14"> </text:span><text:span text:style-name="T12">e</text:span><text:span text:style-name="T48">2</text:span></text:p>
              </table:table-cell>
              <table:table-cell>
                <text:p><text:span text:style-name="T13">application (</text:span><text:span text:style-name="T18">“call</text:span><text:span text:style-name="T20">”)</text:span></text:p>
              </table:table-cell>
            </table:table-row>
            <table:table-row table:style-name="ro1">
              <table:table-cell table:style-name="ce7">
                <text:p><text:span text:style-name="T49">k</text:span></text:p>
              </table:table-cell>
              <table:table-cell table:style-name="ce2">
                <text:p><text:span text:style-name="T10">constant of built-in type</text:span></text:p>
              </table:table-cell>
            </table:table-row>
          </table:table>
          <draw:image xlink:href="Pictures/TablePreview4.svm" xlink:type="simple" xlink:show="embed" xlink:actuate="onLoad"/>
        </draw:frame>
        <draw:frame presentation:style-name="pr13" draw:layer="layout" svg:width="25.199cm" svg:height="5.918cm" svg:x="1.725cm" svg:y="11.608cm" presentation:class="outline" presentation:user-transformed="true">
          <draw:text-box>
            <text:list text:style-name="L2">
              <text:list-header>
                <text:p><text:span text:style-name="T2"><text:s text:c="4"/></text:span><text:span text:style-name="T50">t</text:span><text:span text:style-name="T51"> ::=</text:span></text:p>
                <text:p/>
                <text:p><text:span text:style-name="T6"/></text:p>
                <text:p><text:span text:style-name="T6"/></text:p>
              </text:list-header>
            </text:list>
          </draw:text-box>
        </draw:frame>
        <draw:frame draw:style-name="standard" draw:layer="layout" svg:width="11.856cm" svg:height="3.333cm" svg:x="8.147cm" svg:y="11.523cm">
          <table:table table:template-name="bw">
            <table:table-column table:style-name="co9"/>
            <table:table-column table:style-name="co10"/>
            <table:table-row table:style-name="ro2">
              <table:table-cell table:style-name="ce8">
                <text:p><text:span text:style-name="T52">t</text:span><text:span text:style-name="T53">1</text:span><text:span text:style-name="T54"> </text:span><text:span text:style-name="T55">→ </text:span><text:span text:style-name="T46">t</text:span><text:span text:style-name="T56">2</text:span></text:p>
              </table:table-cell>
              <table:table-cell table:style-name="ce2">
                <text:p><text:span text:style-name="T10">function type</text:span></text:p>
              </table:table-cell>
            </table:table-row>
            <table:table-row table:style-name="ro1">
              <table:table-cell table:style-name="ce7">
                <text:p><text:span text:style-name="T49">b</text:span></text:p>
              </table:table-cell>
              <table:table-cell table:style-name="ce2">
                <text:p><text:span text:style-name="T10">built-in type</text:span></text:p>
              </table:table-cell>
            </table:table-row>
          </table:table>
          <draw:image xlink:href="Pictures/TablePreview5.svm" xlink:type="simple" xlink:show="embed" xlink:actuate="onLoad"/>
        </draw:frame>
        <draw:frame presentation:style-name="pr14" draw:layer="layout" svg:width="25.224cm" svg:height="9.448cm" svg:x="1.675cm" svg:y="14.174cm" presentation:class="outline" presentation:user-transformed="true">
          <draw:text-box>
            <text:list text:style-name="L2">
              <text:list-header>
                <text:p><text:span text:style-name="T2"><text:s text:c="4"/></text:span></text:p>
                <text:p><text:span text:style-name="T2"><text:s text:c="4"/></text:span><text:span text:style-name="T50">b</text:span><text:span text:style-name="T51"> ::= <text:s text:c="5"/>Bool | Unit | Int | </text:span><text:span text:style-name="T50">whatever</text:span><text:span text:style-name="T51">...</text:span></text:p>
                <text:p><text:span text:style-name="T51"><text:s text:c="4"/></text:span><text:span text:style-name="T50">k</text:span><text:span text:style-name="T51"> ::= <text:s text:c="5"/>True | False | () | 0 | 1 | 2 | </text:span><text:span text:style-name="T50">etc</text:span><text:span text:style-name="T51">…</text:span></text:p>
                <text:p/>
                <text:p><text:span text:style-name="T6"/></text:p>
                <text:p><text:span text:style-name="T6"/></text:p>
              </text:list-header>
            </text:list>
          </draw:text-box>
        </draw:frame>
        <presentation:notes draw:style-name="dp2">
          <draw:page-thumbnail draw:style-name="gr1" draw:layer="layout" svg:width="13.968cm" svg:height="10.476cm" svg:x="3.81cm" svg:y="2.123cm" draw:page-number="14" presentation:class="page"/>
          <draw:frame presentation:style-name="pr4" draw:text-style-name="P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5" draw:layer="layout" svg:width="25.199cm" svg:height="3.506cm" svg:x="1.4cm" svg:y="0.837cm" presentation:class="title">
          <draw:text-box>
            <text:p>So Where Did This Stuff Come From?</text:p>
          </draw:text-box>
        </draw:frame>
        <draw:frame presentation:style-name="pr15" draw:text-style-name="P3" draw:layer="layout" svg:width="25.199cm" svg:height="13.693cm" svg:x="1.4cm" svg:y="5.08cm" presentation:class="outline" presentation:user-transformed="true">
          <draw:text-box>
            <text:list text:style-name="L2">
              <text:list-item>
                <text:p><text:span text:style-name="T38">Linguists and logicians explored the idea of </text:span><text:span text:style-name="T40">types</text:span><text:span text:style-name="T38"> in languages and logic as early as the end of the 19</text:span><text:span text:style-name="T57">th</text:span><text:span text:style-name="T38"> century.</text:span></text:p>
              </text:list-item>
              <text:list-item>
                <text:p><text:span text:style-name="T38">They were trying to eliminate nonsense utterances and logical paradoxes.</text:span></text:p>
              </text:list-item>
              <text:list-item>
                <text:p><text:span text:style-name="T38">Without types, the lambda calculus makes a lousy logic</text:span><text:span text:style-name="T41">—you can use it prove anything, including obvious falsehoods.</text:span></text:p>
              </text:list-item>
              <text:list-item>
                <text:p><text:span text:style-name="T41">Church added types to the lambda calculus in the late 1930s, resulting in (more or less) the simply typed lambda calculus presented here.</text:span></text:p>
              </text:list-item>
            </text:list>
          </draw:text-box>
        </draw:frame>
        <presentation:notes draw:style-name="dp2">
          <draw:page-thumbnail draw:style-name="gr1" draw:layer="layout" svg:width="13.968cm" svg:height="10.476cm" svg:x="3.81cm" svg:y="2.123cm" draw:page-number="15" presentation:class="page"/>
          <draw:frame presentation:style-name="pr4"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5" draw:layer="layout" svg:width="25.199cm" svg:height="3.506cm" svg:x="1.4cm" svg:y="0.837cm" presentation:class="title">
          <draw:text-box>
            <text:p>Compiletime Typechecking</text:p>
          </draw:text-box>
        </draw:frame>
        <draw:frame presentation:style-name="pr16" draw:text-style-name="P7" draw:layer="layout" svg:width="25.778cm" svg:height="7.162cm" svg:x="1.4cm" svg:y="4.914cm" presentation:class="outline" presentation:user-transformed="true">
          <draw:text-box>
            <text:list text:style-name="L2">
              <text:list-item>
                <text:p><text:span text:style-name="T6">Type annotations in a simply typed lambda calculus expression can be checked </text:span><text:span text:style-name="T7">before</text:span><text:span text:style-name="T6"> the expression is evaluated.</text:span></text:p>
              </text:list-item>
              <text:list-item>
                <text:p><text:span text:style-name="T6">The types can then be </text:span><text:span text:style-name="T7">erased</text:span><text:span text:style-name="T6"> before the program is executed, so the execution rules look just like the untyped lambda calculus.</text:span></text:p>
              </text:list-item>
              <text:list-item>
                <text:p><text:span text:style-name="T6">The type systems of most programming languages work this way.</text:span></text:p>
                <text:p><text:span text:style-name="T6"/></text:p>
              </text:list-item>
            </text:list>
          </draw:text-box>
        </draw:frame>
        <draw:frame presentation:style-name="pr17" draw:text-style-name="P7" draw:layer="layout" svg:width="16.126cm" svg:height="7.112cm" svg:x="1.4cm" svg:y="12.446cm">
          <draw:text-box>
            <text:list text:style-name="L2">
              <text:list-item>
                <text:p><text:span text:style-name="T6">Lots of type theorists and language designers consider fancy type systems that mix typechecking and execution (like the dependently typed lambda calculus) to be </text:span><text:span text:style-name="T7">really scary</text:span><text:span text:style-name="T6">.</text:span></text:p>
              </text:list-item>
            </text:list>
          </draw:text-box>
        </draw:frame>
        <presentation:notes draw:style-name="dp2">
          <draw:page-thumbnail draw:style-name="gr1" draw:layer="layout" svg:width="13.968cm" svg:height="10.476cm" svg:x="3.81cm" svg:y="2.123cm" draw:page-number="16" presentation:class="page"/>
          <draw:frame presentation:style-name="pr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5" draw:layer="layout" svg:width="25.199cm" svg:height="3.506cm" svg:x="1.4cm" svg:y="0.837cm" presentation:class="title">
          <draw:text-box>
            <text:p>Math Geeks Used the Darnedest Symbols</text:p>
          </draw:text-box>
        </draw:frame>
        <draw:frame presentation:style-name="pr18" draw:text-style-name="P9" draw:layer="layout" svg:width="10.03cm" svg:height="2.286cm" svg:x="3.556cm" svg:y="4.826cm" presentation:class="outline" presentation:user-transformed="true">
          <draw:text-box>
            <text:p text:style-name="P8"><text:span text:style-name="T58"><text:s text:c="4"/></text:span><text:span text:style-name="T59">premise</text:span><text:span text:style-name="T60">₁</text:span><text:span text:style-name="T61"> <text:s text:c="6"/></text:span><text:span text:style-name="T59">premise</text:span><text:span text:style-name="T60">₂</text:span></text:p>
            <text:list text:style-name="L2">
              <text:list-header>
                <text:p><text:span text:style-name="T62"><text:s text:c="9"/></text:span><text:span text:style-name="T63">conclusion</text:span></text:p>
              </text:list-header>
            </text:list>
          </draw:text-box>
        </draw:frame>
        <draw:frame presentation:style-name="pr19" draw:text-style-name="P10" draw:layer="layout" svg:width="24cm" svg:height="12.7cm" svg:x="1.908cm" svg:y="6.35cm" presentation:class="outline" presentation:user-transformed="true">
          <draw:text-box>
            <text:p/>
          </draw:text-box>
        </draw:frame>
        <draw:frame presentation:style-name="pr20" draw:text-style-name="P14" draw:layer="layout" svg:width="22.606cm" svg:height="15.911cm" svg:x="3.048cm" svg:y="5.08cm" presentation:class="outline" presentation:user-transformed="true">
          <draw:text-box>
            <text:list text:style-name="L2">
              <text:list-item>
                <text:p text:style-name="P11"><text:span text:style-name="T64"><text:s text:c="38"/></text:span><text:span text:style-name="T64">: A rule</text:span><text:span text:style-name="T65">—</text:span><text:span text:style-name="T64">you can derive</text:span></text:p>
                <text:p text:style-name="P12"><text:span text:style-name="T64"><text:s/></text:span><text:span text:style-name="T66">conclusion</text:span><text:span text:style-name="T64"> from </text:span><text:span text:style-name="T66">premise</text:span><text:span text:style-name="T67">1</text:span><text:span text:style-name="T64"> and </text:span><text:span text:style-name="T66">premise</text:span><text:span text:style-name="T67">2</text:span><text:span text:style-name="T64">.</text:span></text:p>
              </text:list-item>
              <text:list-item>
                <text:p><text:span text:style-name="T68">e</text:span><text:span text:style-name="T69">: </text:span><text:span text:style-name="T68">t</text:span><text:span text:style-name="T64">: </text:span><text:span text:style-name="T65">“</text:span><text:span text:style-name="T32">e</text:span><text:span text:style-name="T64"> has type </text:span><text:span text:style-name="T66">t</text:span><text:span text:style-name="T65">”</text:span><text:span text:style-name="T64">, or </text:span><text:span text:style-name="T65">“</text:span><text:span text:style-name="T32">e</text:span><text:span text:style-name="T64"> is a </text:span><text:span text:style-name="T66">t</text:span><text:span text:style-name="T65">”</text:span><text:span text:style-name="T64">.</text:span></text:p>
              </text:list-item>
              <text:list-item>
                <text:p><text:span text:style-name="T70">Γ</text:span><text:span text:style-name="T31">: A context, which here means a mapping between expressions and their types, as established by the enclosing type annotations at a particular point in an expression. “</text:span><text:span text:style-name="T32">x</text:span><text:span text:style-name="T31">: </text:span><text:span text:style-name="T32">t</text:span><text:span text:style-name="T31"> ∈ </text:span><text:span text:style-name="T36">Γ” means Γ maps expression </text:span><text:span text:style-name="T37">x</text:span><text:span text:style-name="T36"> to type </text:span><text:span text:style-name="T37">t</text:span><text:span text:style-name="T36">. “Γ, </text:span><text:span text:style-name="T37">x</text:span><text:span text:style-name="T36">: </text:span><text:span text:style-name="T37">t</text:span><text:span text:style-name="T36">” means Γ with the mapping </text:span><text:span text:style-name="T37">x</text:span><text:span text:style-name="T36">: </text:span><text:span text:style-name="T37">t</text:span><text:span text:style-name="T36"> added</text:span><text:span text:style-name="T37">.</text:span><text:span text:style-name="T36"> <text:s/></text:span></text:p>
              </text:list-item>
              <text:list-item>
                <text:p><text:span text:style-name="T71">Γ </text:span><text:span text:style-name="T70">⊢ </text:span><text:span text:style-name="T72">p</text:span><text:span text:style-name="T31">: You can read this as “In the context </text:span><text:span text:style-name="T36">Γ, </text:span><text:span text:style-name="T37">p</text:span><text:span text:style-name="T36"> is true” or “The context Γ implies </text:span><text:span text:style-name="T37">p</text:span><text:span text:style-name="T36">”.</text:span></text:p>
              </text:list-item>
              <text:list-item>
                <text:p text:style-name="P13"><text:span text:style-name="T36">Example: <text:s text:c="19"/></text:span><text:span text:style-name="T73">x</text:span><text:span text:style-name="T74">: </text:span><text:span text:style-name="T73">t</text:span><text:span text:style-name="T74"> </text:span><text:span text:style-name="T75">∈ Γ</text:span></text:p>
                <text:p text:style-name="P1"><text:span text:style-name="T76"><text:s text:c="41"/></text:span><text:span text:style-name="T36">Γ ⊢ </text:span><text:span text:style-name="T37">x</text:span><text:span text:style-name="T36">: </text:span><text:span text:style-name="T37">t</text:span></text:p>
              </text:list-item>
            </text:list>
          </draw:text-box>
        </draw:frame>
        <presentation:notes draw:style-name="dp2">
          <draw:page-thumbnail draw:style-name="gr1" draw:layer="layout" svg:width="13.968cm" svg:height="10.476cm" svg:x="3.81cm" svg:y="2.123cm" draw:page-number="17" presentation:class="page"/>
          <draw:frame presentation:style-name="pr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5" draw:layer="layout" svg:width="25.199cm" svg:height="3.506cm" svg:x="1.4cm" svg:y="0.837cm" presentation:class="title">
          <draw:text-box>
            <text:p>Simply Typed Lambda Calculus Typing Rules</text:p>
          </draw:text-box>
        </draw:frame>
        <draw:frame presentation:style-name="pr6" draw:layer="layout" svg:width="25.199cm" svg:height="15.475cm" svg:x="1.4cm" svg:y="4.914cm" presentation:class="outline" presentation:user-transformed="true">
          <draw:text-box>
            <text:list text:style-name="L2">
              <text:list-item>
                <text:p>Abstractions:</text:p>
              </text:list-item>
            </text:list>
            <text:p text:style-name="P8"><text:span text:style-name="T36"><text:s text:c="11"/></text:span><text:span text:style-name="T75"><text:s text:c="6"/></text:span><text:span text:style-name="T75">Γ, </text:span><text:span text:style-name="T77">x</text:span><text:span text:style-name="T75">: </text:span><text:span text:style-name="T77">t</text:span><text:span text:style-name="T75">₁</text:span><text:span text:style-name="T77"> </text:span><text:span text:style-name="T75">⊢ </text:span><text:span text:style-name="T77">e</text:span><text:span text:style-name="T75">:</text:span><text:span text:style-name="T77"> t</text:span><text:span text:style-name="T75">₂ <text:s text:c="5"/></text:span></text:p>
            <text:p><text:span text:style-name="T36"><text:s text:c="11"/></text:span><text:span text:style-name="T36">Γ</text:span><text:span text:style-name="T37"> </text:span><text:span text:style-name="T36">⊢ (λ</text:span><text:span text:style-name="T37">x</text:span><text:span text:style-name="T36">: </text:span><text:span text:style-name="T37">t</text:span><text:span text:style-name="T36">₁. </text:span><text:span text:style-name="T37">e</text:span><text:span text:style-name="T36">): </text:span><text:span text:style-name="T37">t</text:span><text:span text:style-name="T36">₁</text:span><text:span text:style-name="T37"> </text:span><text:span text:style-name="T36">→</text:span><text:span text:style-name="T37"> t</text:span><text:span text:style-name="T36">₂</text:span></text:p>
            <text:list text:continue-numbering="true" text:style-name="L2">
              <text:list-item>
                <text:p><text:span text:style-name="T20">Applications:</text:span></text:p>
              </text:list-item>
            </text:list>
            <text:p text:style-name="P8"><text:span text:style-name="T36"><text:s text:c="11"/></text:span><text:span text:style-name="T75">Γ</text:span><text:span text:style-name="T77"> </text:span><text:span text:style-name="T75">⊢ </text:span><text:span text:style-name="T77">e</text:span><text:span text:style-name="T75">₁:</text:span><text:span text:style-name="T77"> t</text:span><text:span text:style-name="T75">₁ → </text:span><text:span text:style-name="T77">t</text:span><text:span text:style-name="T75">₂ <text:s text:c="7"/>Γ</text:span><text:span text:style-name="T77"> </text:span><text:span text:style-name="T75">⊢ </text:span><text:span text:style-name="T77">e</text:span><text:span text:style-name="T75">₂: </text:span><text:span text:style-name="T77">t</text:span><text:span text:style-name="T75">₁</text:span></text:p>
            <text:p><text:span text:style-name="T36"><text:s text:c="25"/></text:span><text:span text:style-name="T36">Γ</text:span><text:span text:style-name="T37"> </text:span><text:span text:style-name="T36">⊢ </text:span><text:span text:style-name="T37">e</text:span><text:span text:style-name="T36">₁ </text:span><text:span text:style-name="T37">e</text:span><text:span text:style-name="T36">₂: </text:span><text:span text:style-name="T37">t</text:span><text:span text:style-name="T36">₂</text:span></text:p>
            <text:list text:continue-numbering="true" text:style-name="L2">
              <text:list-item>
                <text:p>Plus a whole bunch of individual rules for built-in constants and functions:</text:p>
                <text:p text:style-name="P8"><text:span text:style-name="T36"><text:s text:c="6"/></text:span><text:span text:style-name="T75"><text:s text:c="9"/></text:span><text:span text:style-name="T36"><text:s text:c="13"/></text:span><text:span text:style-name="T75"><text:s text:c="17"/></text:span><text:span text:style-name="T36"><text:s text:c="10"/></text:span><text:span text:style-name="T75"><text:s text:c="29"/></text:span></text:p>
              </text:list-item>
            </text:list>
            <text:p><text:span text:style-name="T36"><text:s text:c="11"/></text:span><text:span text:style-name="T36">0: Int <text:s text:c="13"/>True: Bool <text:s text:c="10"/>+: Int → Int → Int</text:span></text:p>
            <text:p><text:span text:style-name="T20"><text:s text:c="4"/></text:span><text:span text:style-name="T20">yada yada yada.</text:span></text:p>
          </draw:text-box>
        </draw:frame>
        <presentation:notes draw:style-name="dp2">
          <draw:page-thumbnail draw:style-name="gr1" draw:layer="layout" svg:width="13.968cm" svg:height="10.476cm" svg:x="3.81cm" svg:y="2.123cm" draw:page-number="18" presentation:class="page"/>
          <draw:frame presentation:style-name="pr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5" draw:layer="layout" svg:width="25.199cm" svg:height="3.506cm" svg:x="1.4cm" svg:y="0.837cm" presentation:class="title">
          <draw:text-box>
            <text:p>The Simply Typed Lambda Calculus Is a Big Fat Pain</text:p>
          </draw:text-box>
        </draw:frame>
        <draw:frame presentation:style-name="pr6" draw:text-style-name="P2" draw:layer="layout" svg:width="16.126cm" svg:height="14.823cm" svg:x="11.176cm" svg:y="4.914cm" presentation:class="outline" presentation:user-transformed="true">
          <draw:text-box>
            <text:list text:style-name="L2">
              <text:list-header>
                <text:p><text:span text:style-name="T28">As a practical programming language, the simply typed lambda calculus is hopeless.</text:span></text:p>
                <text:p><text:span text:style-name="T28">It is not sufficiently expressive to describe such commonly used constructs as sum and product types.</text:span></text:p>
                <text:p><text:span text:style-name="T28">Its lack of genericity makes you write the same code over and over again.</text:span></text:p>
                <text:p><text:span text:style-name="T28">It is a stop on the way to interesting type systems, but it's no place to linger.</text:span></text:p>
              </text:list-header>
            </text:list>
          </draw:text-box>
        </draw:frame>
        <presentation:notes draw:style-name="dp2">
          <draw:page-thumbnail draw:style-name="gr1" draw:layer="layout" svg:width="13.968cm" svg:height="10.476cm" svg:x="3.81cm" svg:y="2.123cm" draw:page-number="19" presentation:class="page"/>
          <draw:frame presentation:style-name="pr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5" draw:layer="layout" svg:width="25.199cm" svg:height="5.209cm" svg:x="1.4cm" svg:y="0.762cm" presentation:class="title" presentation:user-transformed="true">
          <draw:text-box>
            <text:p>Part 2: System F<text:line-break/>aka<text:line-break/>Parametric Polymorphism</text:p>
          </draw:text-box>
        </draw:frame>
        <presentation:notes draw:style-name="dp2">
          <draw:page-thumbnail draw:style-name="gr1" draw:layer="layout" svg:width="13.968cm" svg:height="10.476cm" svg:x="3.81cm" svg:y="2.123cm" draw:page-number="20" presentation:class="page"/>
          <draw:frame presentation:style-name="pr4"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5" draw:layer="layout" svg:width="25.199cm" svg:height="3.506cm" svg:x="1.4cm" svg:y="0.837cm" presentation:class="title">
          <draw:text-box>
            <text:p>Meet the Lambdas</text:p>
          </draw:text-box>
        </draw:frame>
        <draw:frame presentation:style-name="pr6" draw:text-style-name="P7" draw:layer="layout" svg:width="25.199cm" svg:height="14.814cm" svg:x="1.4cm" svg:y="4.914cm" presentation:class="outline" presentation:user-transformed="true">
          <draw:text-box>
            <text:list text:style-name="L2">
              <text:list-item>
                <text:p><text:span text:style-name="T6">Vocabulary: </text:span><text:span text:style-name="T7">expression</text:span><text:span text:style-name="T6">, strictly speaking, is any form allowed in a language; </text:span><text:span text:style-name="T7">term</text:span><text:span text:style-name="T6"> means an expression that can be reduced to a value. In the simply typed lambda calculus, a type is an expression but not a term.</text:span></text:p>
              </text:list-item>
              <text:list-item>
                <text:p><text:span text:style-name="T6">In the untyped lambda calculus, </text:span><text:span text:style-name="T62">terms can depend on terms</text:span><text:span text:style-name="T6">.</text:span></text:p>
              </text:list-item>
              <text:list-item>
                <text:p><text:span text:style-name="T6">In the simply typed lambda calculus, </text:span><text:span text:style-name="T62">terms are constrained by types</text:span><text:span text:style-name="T6">. This reduces the power of the calculus relative to the untyped lambda calculus</text:span><text:span text:style-name="T78">—some terms cannot be typed</text:span><text:span text:style-name="T23">—but makes code written in the calculus more readable to human beings.</text:span></text:p>
              </text:list-item>
              <text:list-item>
                <text:p><text:span text:style-name="T6">In System F, </text:span><text:span text:style-name="T62">terms can also depend on types</text:span><text:span text:style-name="T6">. This fixes a lot of the inexpressiveness of the simply typed lambda calculus by allowing more terms to be typed, and by making types more informative to a human reader.</text:span></text:p>
              </text:list-item>
            </text:list>
          </draw:text-box>
        </draw:frame>
        <presentation:notes draw:style-name="dp2">
          <draw:page-thumbnail draw:style-name="gr1" draw:layer="layout" svg:width="13.968cm" svg:height="10.476cm" svg:x="3.81cm" svg:y="2.123cm" draw:page-number="21" presentation:class="page"/>
          <draw:frame presentation:style-name="pr4"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5" draw:layer="layout" svg:width="25.199cm" svg:height="3.506cm" svg:x="1.4cm" svg:y="0.837cm" presentation:class="title">
          <draw:text-box>
            <text:p>System F Syntax</text:p>
          </draw:text-box>
        </draw:frame>
        <draw:frame presentation:style-name="pr13" draw:layer="layout" svg:width="25.199cm" svg:height="5.918cm" svg:x="1.425cm" svg:y="4.496cm" presentation:class="outline" presentation:user-transformed="true">
          <draw:text-box>
            <text:list text:style-name="L2">
              <text:list-header>
                <text:p><text:span text:style-name="T2"><text:s text:c="4"/></text:span><text:span text:style-name="T7">e</text:span><text:span text:style-name="T6"> ::=</text:span></text:p>
                <text:p/>
                <text:p><text:span text:style-name="T6"/></text:p>
                <text:p><text:span text:style-name="T6"/></text:p>
              </text:list-header>
            </text:list>
          </draw:text-box>
        </draw:frame>
        <draw:frame draw:style-name="standard" draw:layer="layout" svg:width="17.94cm" svg:height="4.824cm" svg:x="7.979cm" svg:y="4.655cm">
          <table:table table:template-name="bw">
            <table:table-column table:style-name="co7"/>
            <table:table-column table:style-name="co8"/>
            <table:table-row table:style-name="ro1">
              <table:table-cell table:style-name="ce9">
                <text:p><text:span text:style-name="T7">x</text:span></text:p>
              </table:table-cell>
              <table:table-cell table:style-name="ce10">
                <text:p><text:span text:style-name="T6">variable</text:span></text:p>
              </table:table-cell>
            </table:table-row>
            <table:table-row table:style-name="ro1">
              <table:table-cell table:style-name="ce11">
                <text:p text:style-name="P1"><text:span text:style-name="T78">λ</text:span><text:span text:style-name="T79">x</text:span><text:span text:style-name="T80">: </text:span><text:span text:style-name="T81">t</text:span><text:span text:style-name="T82">.</text:span><text:span text:style-name="T79"> e</text:span></text:p>
              </table:table-cell>
              <table:table-cell table:style-name="ce12">
                <text:p><text:span text:style-name="T83">abstraction (</text:span><text:span text:style-name="T84">“</text:span><text:span text:style-name="T83">function</text:span><text:span text:style-name="T78">”</text:span><text:span text:style-name="T83">)</text:span></text:p>
              </table:table-cell>
            </table:table-row>
            <table:table-row table:style-name="ro1" table:default-cell-style-name="ce12">
              <table:table-cell>
                <text:p><text:span text:style-name="T79">e</text:span><text:span text:style-name="T85">1</text:span><text:span text:style-name="T84"> </text:span><text:span text:style-name="T79">e</text:span><text:span text:style-name="T86">2</text:span></text:p>
              </table:table-cell>
              <table:table-cell>
                <text:p><text:span text:style-name="T83">application (</text:span><text:span text:style-name="T87">“call</text:span><text:span text:style-name="T23">”)</text:span></text:p>
              </table:table-cell>
            </table:table-row>
            <table:table-row table:style-name="ro1">
              <table:table-cell table:style-name="ce13">
                <text:p><text:span text:style-name="T88">k</text:span></text:p>
              </table:table-cell>
              <table:table-cell table:style-name="ce10">
                <text:p><text:span text:style-name="T6">constant of built-in type</text:span></text:p>
              </table:table-cell>
            </table:table-row>
          </table:table>
          <draw:image xlink:href="Pictures/TablePreview6.svm" xlink:type="simple" xlink:show="embed" xlink:actuate="onLoad"/>
        </draw:frame>
        <draw:frame presentation:style-name="pr13" draw:layer="layout" svg:width="25.199cm" svg:height="5.596cm" svg:x="1.7cm" svg:y="12.184cm" presentation:class="outline" presentation:user-transformed="true">
          <draw:text-box>
            <text:list text:style-name="L2">
              <text:list-header>
                <text:p><text:span text:style-name="T2"><text:s text:c="4"/></text:span><text:span text:style-name="T88">t</text:span><text:span text:style-name="T89"> ::=</text:span></text:p>
                <text:p><text:span text:style-name="T6"/></text:p>
                <text:p><text:span text:style-name="T6"/></text:p>
                <text:p><text:span text:style-name="T6"/></text:p>
              </text:list-header>
            </text:list>
          </draw:text-box>
        </draw:frame>
        <draw:frame draw:style-name="standard" draw:layer="layout" svg:width="11.856cm" svg:height="2.414cm" svg:x="7.877cm" svg:y="12.348cm">
          <table:table table:template-name="bw">
            <table:table-column table:style-name="co9"/>
            <table:table-column table:style-name="co10"/>
            <table:table-row table:style-name="ro3">
              <table:table-cell table:style-name="ce14">
                <text:p><text:span text:style-name="T90">t</text:span><text:span text:style-name="T91">1</text:span><text:span text:style-name="T92"> </text:span><text:span text:style-name="T93">→ </text:span><text:span text:style-name="T81">t</text:span><text:span text:style-name="T94">2</text:span></text:p>
              </table:table-cell>
              <table:table-cell table:style-name="ce10">
                <text:p><text:span text:style-name="T6">function type</text:span></text:p>
              </table:table-cell>
            </table:table-row>
            <table:table-row table:style-name="ro3">
              <table:table-cell table:style-name="ce13">
                <text:p><text:span text:style-name="T88">b</text:span></text:p>
              </table:table-cell>
              <table:table-cell table:style-name="ce10">
                <text:p><text:span text:style-name="T6">built-in type</text:span></text:p>
              </table:table-cell>
            </table:table-row>
          </table:table>
          <draw:image xlink:href="Pictures/TablePreview7.svm" xlink:type="simple" xlink:show="embed" xlink:actuate="onLoad"/>
        </draw:frame>
        <draw:frame presentation:style-name="pr14" draw:layer="layout" svg:width="25.224cm" svg:height="9.126cm" svg:x="1.675cm" svg:y="15.698cm" presentation:class="outline" presentation:user-transformed="true">
          <draw:text-box>
            <text:list text:style-name="L2">
              <text:list-header>
                <text:p><text:span text:style-name="T2"><text:s text:c="4"/></text:span></text:p>
                <text:p><text:span text:style-name="T2"><text:s text:c="4"/></text:span><text:span text:style-name="T88">b</text:span><text:span text:style-name="T89"> ::= <text:s text:c="8"/>Bool | Unit | Int | </text:span><text:span text:style-name="T88">whatever</text:span><text:span text:style-name="T89">...</text:span></text:p>
                <text:p><text:span text:style-name="T89"><text:s text:c="5"/></text:span><text:span text:style-name="T88">k</text:span><text:span text:style-name="T89"> ::= <text:s text:c="8"/>True | False | () | 0 | 1 | 2 | </text:span><text:span text:style-name="T88">etc</text:span><text:span text:style-name="T89">…</text:span></text:p>
                <text:p/>
                <text:p><text:span text:style-name="T6"/></text:p>
                <text:p><text:span text:style-name="T6"/></text:p>
              </text:list-header>
            </text:list>
          </draw:text-box>
        </draw:frame>
        <draw:frame draw:style-name="standard" draw:layer="layout" svg:width="11.981cm" svg:height="2.498cm" svg:x="7.916cm" svg:y="9.502cm">
          <table:table table:template-name="bw">
            <table:table-column table:style-name="co11"/>
            <table:table-column table:style-name="co10"/>
            <table:table-row table:style-name="ro1">
              <table:table-cell table:style-name="ce15">
                <text:p text:style-name="P1"><text:span text:style-name="T95">Λ</text:span><text:span text:style-name="T96">α</text:span><text:span text:style-name="T97">. </text:span><text:span text:style-name="T96">e</text:span></text:p>
              </table:table-cell>
              <table:table-cell table:style-name="ce16">
                <text:p><text:span text:style-name="T98">type abstraction</text:span></text:p>
              </table:table-cell>
            </table:table-row>
            <table:table-row table:style-name="ro1">
              <table:table-cell table:style-name="ce17">
                <text:p><text:span text:style-name="T99">e</text:span><text:span text:style-name="T100">[</text:span><text:span text:style-name="T101">t</text:span><text:span text:style-name="T100">]</text:span></text:p>
              </table:table-cell>
              <table:table-cell table:style-name="ce10">
                <text:p><text:span text:style-name="T6">type application</text:span></text:p>
              </table:table-cell>
            </table:table-row>
          </table:table>
          <draw:image xlink:href="Pictures/TablePreview8.svm" xlink:type="simple" xlink:show="embed" xlink:actuate="onLoad"/>
        </draw:frame>
        <draw:frame draw:style-name="standard" draw:layer="layout" svg:width="11.983cm" svg:height="1.206cm" svg:x="7.769cm" svg:y="14.619cm">
          <table:table table:template-name="bw">
            <table:table-column table:style-name="co11"/>
            <table:table-column table:style-name="co12"/>
            <table:table-row table:style-name="ro4">
              <table:table-cell table:style-name="ce15">
                <text:p text:style-name="P1"><text:span text:style-name="T96">α</text:span></text:p>
              </table:table-cell>
              <table:table-cell table:style-name="ce16">
                <text:p><text:span text:style-name="T98">type variable</text:span></text:p>
              </table:table-cell>
            </table:table-row>
          </table:table>
          <draw:image xlink:href="Pictures/TablePreview9.svm" xlink:type="simple" xlink:show="embed" xlink:actuate="onLoad"/>
        </draw:frame>
        <draw:frame draw:style-name="standard" draw:layer="layout" svg:width="12.703cm" svg:height="1.206cm" svg:x="7.695cm" svg:y="15.864cm">
          <table:table table:template-name="bw">
            <table:table-column table:style-name="co13"/>
            <table:table-column table:style-name="co14"/>
            <table:table-row table:style-name="ro4">
              <table:table-cell table:style-name="ce15">
                <text:p text:style-name="P1"><text:span text:style-name="T97">∀</text:span><text:span text:style-name="T96">α</text:span><text:span text:style-name="T97">. </text:span><text:span text:style-name="T96">t</text:span></text:p>
              </table:table-cell>
              <table:table-cell table:style-name="ce16">
                <text:p><text:span text:style-name="T98">type quantification</text:span></text:p>
              </table:table-cell>
            </table:table-row>
          </table:table>
          <draw:image xlink:href="Pictures/TablePreview10.svm" xlink:type="simple" xlink:show="embed" xlink:actuate="onLoad"/>
        </draw:frame>
        <presentation:notes draw:style-name="dp2">
          <draw:page-thumbnail draw:style-name="gr1" draw:layer="layout" svg:width="13.968cm" svg:height="10.476cm" svg:x="3.81cm" svg:y="2.123cm" draw:page-number="22" presentation:class="page"/>
          <draw:frame presentation:style-name="pr4" draw:text-style-name="P6"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5" draw:layer="layout" svg:width="25.199cm" svg:height="3.506cm" svg:x="1.4cm" svg:y="0.837cm" presentation:class="title">
          <draw:text-box>
            <text:p>System F Typechecking</text:p>
          </draw:text-box>
        </draw:frame>
        <draw:frame presentation:style-name="pr6" draw:layer="layout" svg:width="25.199cm" svg:height="14.192cm" svg:x="1.4cm" svg:y="4.914cm" presentation:class="outline" presentation:user-transformed="true">
          <draw:text-box>
            <text:list text:style-name="L2">
              <text:list-item>
                <text:p>As in the simply typed lambda calculus, you can erase System F types after typechecking to produce an untyped lambda calculus program.</text:p>
              </text:list-item>
              <text:list-item>
                <text:p>Two new System F typechecking rules:</text:p>
              </text:list-item>
            </text:list>
            <text:p text:style-name="P8"><text:span text:style-name="T36"><text:s text:c="8"/></text:span><text:span text:style-name="T75"><text:s text:c="4"/></text:span><text:span text:style-name="T75">Γ, </text:span><text:span text:style-name="T102">α</text:span><text:span text:style-name="T77"> </text:span><text:span text:style-name="T75">⊢ </text:span><text:span text:style-name="T77">e</text:span><text:span text:style-name="T75">:</text:span><text:span text:style-name="T77"> t <text:s text:c="4"/></text:span></text:p>
            <text:p><text:span text:style-name="T36"><text:s text:c="8"/></text:span><text:span text:style-name="T36">Γ</text:span><text:span text:style-name="T37"> </text:span><text:span text:style-name="T36">⊢</text:span><text:span text:style-name="T31"> Λ</text:span><text:span text:style-name="T32">α</text:span><text:span text:style-name="T31">. </text:span><text:span text:style-name="T32">e</text:span><text:span text:style-name="T31">: ∀</text:span><text:span text:style-name="T32">α</text:span><text:span text:style-name="T31">. </text:span><text:span text:style-name="T32">t</text:span><text:span text:style-name="T97"> </text:span></text:p>
            <text:list text:continue-numbering="true" text:style-name="L2">
              <text:list-header>
                <text:p>and:</text:p>
              </text:list-header>
            </text:list>
            <text:p text:style-name="P8"><text:span text:style-name="T36"><text:s text:c="8"/></text:span><text:span text:style-name="T75"><text:s text:c="2"/></text:span><text:span text:style-name="T75">Γ ⊢ </text:span><text:span text:style-name="T77">e</text:span><text:span text:style-name="T75">:</text:span><text:span text:style-name="T77"> </text:span><text:span text:style-name="T75">∀</text:span><text:span text:style-name="T77">α</text:span><text:span text:style-name="T75">. </text:span><text:span text:style-name="T77">t</text:span><text:span text:style-name="T75">₁ <text:s text:c="2"/></text:span></text:p>
            <text:p><text:span text:style-name="T36"><text:s text:c="8"/></text:span><text:span text:style-name="T36">Γ</text:span><text:span text:style-name="T37"> </text:span><text:span text:style-name="T36">⊢ </text:span><text:span text:style-name="T37">e</text:span><text:span text:style-name="T36">[</text:span><text:span text:style-name="T37">t</text:span><text:span text:style-name="T36">₂]: [</text:span><text:span text:style-name="T37">t</text:span><text:span text:style-name="T36">₂/</text:span><text:span text:style-name="T37">α</text:span><text:span text:style-name="T36">]</text:span><text:span text:style-name="T37">t</text:span><text:span text:style-name="T36">₁</text:span></text:p>
            <text:list text:continue-numbering="true" text:style-name="L2">
              <text:list-header>
                <text:p/>
              </text:list-header>
            </text:list>
          </draw:text-box>
        </draw:frame>
        <presentation:notes draw:style-name="dp2">
          <draw:page-thumbnail draw:style-name="gr1" draw:layer="layout" svg:width="13.968cm" svg:height="10.476cm" svg:x="3.81cm" svg:y="2.123cm" draw:page-number="23" presentation:class="page"/>
          <draw:frame presentation:style-name="pr4"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5" draw:layer="layout" svg:width="25.199cm" svg:height="3.506cm" svg:x="1.4cm" svg:y="1.524cm" presentation:class="title" presentation:user-transformed="true">
          <draw:text-box>
            <text:p>So Where Did This Stuff Come From?</text:p>
          </draw:text-box>
        </draw:frame>
        <draw:frame presentation:style-name="pr21" draw:layer="layout" svg:width="25.199cm" svg:height="11.153cm" svg:x="1.4cm" svg:y="7.62cm" presentation:class="outline" presentation:user-transformed="true">
          <draw:text-box>
            <text:list text:style-name="L2">
              <text:list-item>
                <text:p>Jean-Yves Girard invented System F in 1972 in the context of proof theory.</text:p>
              </text:list-item>
              <text:list-item>
                <text:p>John Reynolds reinvented essentially the same system in 1974 in the context of programming language semantics.</text:p>
              </text:list-item>
            </text:list>
          </draw:text-box>
        </draw:frame>
        <presentation:notes draw:style-name="dp2">
          <draw:page-thumbnail draw:style-name="gr1" draw:layer="layout" svg:width="13.968cm" svg:height="10.476cm" svg:x="3.81cm" svg:y="2.123cm" draw:page-number="24" presentation:class="page"/>
          <draw:frame presentation:style-name="pr4" draw:text-style-name="P6"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5" draw:layer="layout" svg:width="25.199cm" svg:height="3.506cm" svg:x="1.4cm" svg:y="0.837cm" presentation:class="title">
          <draw:text-box>
            <text:p>System F Rocks!</text:p>
          </draw:text-box>
        </draw:frame>
        <draw:frame presentation:style-name="pr6" draw:text-style-name="P2" draw:layer="layout" svg:width="25.199cm" svg:height="13.859cm" svg:x="1.471cm" svg:y="4.572cm" presentation:class="outline" presentation:user-transformed="true">
          <draw:text-box>
            <text:list text:style-name="L2">
              <text:list-item>
                <text:p><text:span text:style-name="T28">Polymorphic types let you declare things like sum and product types or generic functions without having to build them into your language as primitives, as you have to do with the simply typed lambda calculus.</text:span></text:p>
              </text:list-item>
              <text:list-item>
                <text:p><text:span text:style-name="T28">System F (with some restrictions and additions) is the core of the type system of languages like Haskell and Scala.</text:span></text:p>
              </text:list-item>
            </text:list>
          </draw:text-box>
        </draw:frame>
        <presentation:notes draw:style-name="dp2">
          <draw:page-thumbnail draw:style-name="gr1" draw:layer="layout" svg:width="13.968cm" svg:height="10.476cm" svg:x="3.81cm" svg:y="2.123cm" draw:page-number="25" presentation:class="page"/>
          <draw:frame presentation:style-name="pr4"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5" draw:layer="layout" svg:width="25.199cm" svg:height="3.506cm" svg:x="1.4cm" svg:y="0.837cm" presentation:class="title">
          <draw:text-box>
            <text:p>Part 3: The Dependently Typed Lambda Calculus</text:p>
          </draw:text-box>
        </draw:frame>
        <presentation:notes draw:style-name="dp2">
          <draw:page-thumbnail draw:style-name="gr1" draw:layer="layout" svg:width="13.968cm" svg:height="10.476cm" svg:x="3.81cm" svg:y="2.123cm" draw:page-number="26" presentation:class="page"/>
          <draw:frame presentation:style-name="pr4"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5" draw:text-style-name="P15" draw:layer="layout" svg:width="25.199cm" svg:height="4.726cm" svg:x="1.4cm" svg:y="0.508cm" presentation:class="title" presentation:user-transformed="true">
          <draw:text-box>
            <text:p><text:span text:style-name="T103">I want to learn the ways of the dependently typed lambda calculus and become a Jedi like my father.</text:span></text:p>
          </draw:text-box>
        </draw:frame>
        <draw:frame presentation:style-name="pr6" draw:layer="layout" svg:width="25.199cm" svg:height="14.538cm" svg:x="1.27cm" svg:y="5.528cm" presentation:class="outline" presentation:user-transformed="true">
          <draw:text-box>
            <text:list text:style-name="L2">
              <text:list-header>
                <text:p><text:span text:style-name="T28">In the dependently typed lambda calculus, </text:span><text:span text:style-name="T104">types can depend on terms</text:span><text:span text:style-name="T28">. This makes the dependently typed lambda calculus vastly more expressive even than System F, but the implications are too complex to explore today.</text:span></text:p>
                <text:p/>
                <text:p/>
                <text:p/>
                <text:p/>
                <text:p><text:span text:style-name="T7">Ready, are you? What know you of ready? For eight hundred years have I trained Jedi. My own counsel will I keep on who is to be trained!</text:span></text:p>
              </text:list-header>
            </text:list>
          </draw:text-box>
        </draw:frame>
        <presentation:notes draw:style-name="dp2">
          <draw:page-thumbnail draw:style-name="gr1" draw:layer="layout" svg:width="13.968cm" svg:height="10.476cm" svg:x="3.81cm" svg:y="2.123cm" draw:page-number="27" presentation:class="page"/>
          <draw:frame presentation:style-name="pr4" draw:text-style-name="P6"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5" draw:layer="layout" svg:width="25.199cm" svg:height="3.506cm" svg:x="1.4cm" svg:y="0.837cm" presentation:class="title">
          <draw:text-box>
            <text:p>Part 1.5: Type Inference</text:p>
          </draw:text-box>
        </draw:frame>
        <presentation:notes draw:style-name="dp2">
          <draw:page-thumbnail draw:style-name="gr1" draw:layer="layout" svg:width="13.968cm" svg:height="10.476cm" svg:x="3.81cm" svg:y="2.123cm" draw:page-number="28" presentation:class="page"/>
          <draw:frame presentation:style-name="pr4"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5" draw:layer="layout" svg:width="25.199cm" svg:height="3.506cm" svg:x="1.4cm" svg:y="0.837cm" presentation:class="title">
          <draw:text-box>
            <text:p>Types That Lead to Too Much Typing</text:p>
          </draw:text-box>
        </draw:frame>
        <draw:frame presentation:style-name="pr6" draw:layer="layout" svg:width="25.199cm" svg:height="13.859cm" svg:x="1.4cm" svg:y="4.914cm" presentation:class="outline">
          <draw:text-box>
            <text:list text:style-name="L2">
              <text:list-header>
                <text:p>System F is pretty powerful, but programming it in the form presented here is kind of verbose. For example, the identity function:</text:p>
              </text:list-header>
            </text:list>
            <text:p><text:s text:c="30"/><text:span text:style-name="T15">Λ</text:span><text:span text:style-name="T3">α</text:span><text:span text:style-name="T15">. λ(</text:span><text:span text:style-name="T3">x</text:span><text:span text:style-name="T15">: </text:span><text:span text:style-name="T27">α</text:span><text:span text:style-name="T20">). </text:span><text:span text:style-name="T27">x</text:span></text:p>
            <text:list text:continue-numbering="true" text:style-name="L2">
              <text:list-header>
                <text:p><text:span text:style-name="T20">is less concise than the untyped version:</text:span></text:p>
              </text:list-header>
            </text:list>
            <text:p><text:span text:style-name="T20"><text:s text:c="35"/></text:span><text:span text:style-name="T20">λ</text:span><text:span text:style-name="T27">x</text:span><text:span text:style-name="T20">. </text:span><text:span text:style-name="T27">x</text:span></text:p>
            <text:list text:continue-numbering="true" text:style-name="L2">
              <text:list-header>
                <text:p>Can we have the power of polymorphism and still write something like the untyped version?</text:p>
              </text:list-header>
            </text:list>
          </draw:text-box>
        </draw:frame>
        <presentation:notes draw:style-name="dp2">
          <draw:page-thumbnail draw:style-name="gr1" draw:layer="layout" svg:width="13.968cm" svg:height="10.476cm" svg:x="3.81cm" svg:y="2.123cm" draw:page-number="29" presentation:class="page"/>
          <draw:frame presentation:style-name="pr4"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5" draw:layer="layout" svg:width="25.199cm" svg:height="3.506cm" svg:x="1.4cm" svg:y="0.837cm" presentation:class="title">
          <draw:text-box>
            <text:p>So How Would That Work Exactly?</text:p>
          </draw:text-box>
        </draw:frame>
        <draw:frame presentation:style-name="pr6" draw:text-style-name="P3" draw:layer="layout" svg:width="25.199cm" svg:height="15.718cm" svg:x="1.4cm" svg:y="4.406cm" presentation:class="outline" presentation:user-transformed="true">
          <draw:text-box>
            <text:list text:style-name="L2">
              <text:list-item>
                <text:p><text:span text:style-name="T38">First, forget about System F. We're going to explore a different species of polymorphism.</text:span></text:p>
              </text:list-item>
              <text:list-item>
                <text:p><text:span text:style-name="T38">Imagine the </text:span><text:span text:style-name="T40">simply typed lambda calculus</text:span><text:span text:style-name="T38"> (with all your favorite built-in types and constants), supplemented with the </text:span><text:span text:style-name="T41">∀-</text:span><text:span text:style-name="T38">quantified types from System F, but where you </text:span><text:span text:style-name="T39">never write an explicit type</text:span><text:span text:style-name="T38">. So replace the abstraction syntax:</text:span></text:p>
                <text:p><text:span text:style-name="T38"><text:s text:c="41"/></text:span><text:span text:style-name="T105">λ</text:span><text:span text:style-name="T106">x</text:span><text:span text:style-name="T107">: </text:span><text:span text:style-name="T108">t</text:span><text:span text:style-name="T109">.</text:span><text:span text:style-name="T106"> e</text:span></text:p>
                <text:p><text:span text:style-name="T38">with:</text:span></text:p>
                <text:p><text:span text:style-name="T38"><text:s text:c="42"/></text:span><text:span text:style-name="T105">λ</text:span><text:span text:style-name="T106">x</text:span><text:span text:style-name="T109">.</text:span><text:span text:style-name="T106"> e</text:span></text:p>
                <text:p><text:span text:style-name="T109">just like the untyped lambda calculus. Can we make sense of this?</text:span></text:p>
              </text:list-item>
            </text:list>
          </draw:text-box>
        </draw:frame>
        <presentation:notes draw:style-name="dp2">
          <draw:page-thumbnail draw:style-name="gr1" draw:layer="layout" svg:width="13.968cm" svg:height="10.476cm" svg:x="3.81cm" svg:y="2.123cm" draw:page-number="30" presentation:class="page"/>
          <draw:frame presentation:style-name="pr4"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5" draw:layer="layout" svg:width="25.199cm" svg:height="3.506cm" svg:x="1.4cm" svg:y="0.837cm" presentation:class="title">
          <draw:text-box>
            <text:p>What It Means to Have Types But Not Write Them</text:p>
          </draw:text-box>
        </draw:frame>
        <draw:frame presentation:style-name="pr6" draw:text-style-name="P16" draw:layer="layout" svg:width="25.199cm" svg:height="15.156cm" svg:x="1.4cm" svg:y="4.914cm" presentation:class="outline" presentation:user-transformed="true">
          <draw:text-box>
            <text:list text:style-name="L2">
              <text:list-item>
                <text:p><text:span text:style-name="T10">Consider a function like:</text:span></text:p>
              </text:list-item>
            </text:list>
            <text:p><text:span text:style-name="T20"><text:s text:c="30"/></text:span><text:span text:style-name="T20">λ</text:span><text:span text:style-name="T27">n</text:span><text:span text:style-name="T20">. </text:span><text:span text:style-name="T27">n</text:span><text:span text:style-name="T20"> + 2</text:span></text:p>
            <text:list text:continue-numbering="true" text:style-name="L2">
              <text:list-header>
                <text:p><text:span text:style-name="T20">Can we figure out what type this expression has? Yes, because + is defined only for type Int, and </text:span><text:span text:style-name="T27">n</text:span><text:span text:style-name="T20"> is an operand of +, so </text:span><text:span text:style-name="T27">n</text:span><text:span text:style-name="T20"> must be an Int. The function has type Int → Int.</text:span></text:p>
              </text:list-header>
              <text:list-item>
                <text:p><text:span text:style-name="T20">How about the identity function:</text:span></text:p>
              </text:list-item>
            </text:list>
            <text:p><text:span text:style-name="T20"><text:s text:c="33"/></text:span><text:span text:style-name="T20">λ</text:span><text:span text:style-name="T27">x</text:span><text:span text:style-name="T20">. </text:span><text:span text:style-name="T27">x</text:span></text:p>
            <text:list text:continue-numbering="true" text:style-name="L2">
              <text:list-header>
                <text:p><text:span text:style-name="T20">This might be ∀</text:span><text:span text:style-name="T27">α</text:span><text:span text:style-name="T20">. </text:span><text:span text:style-name="T27">α</text:span><text:span text:style-name="T20"> → </text:span><text:span text:style-name="T27">α</text:span><text:span text:style-name="T20">, because there's no visible restriction on the type of </text:span><text:span text:style-name="T27">x</text:span><text:span text:style-name="T20">.</text:span></text:p>
              </text:list-header>
            </text:list>
          </draw:text-box>
        </draw:frame>
        <presentation:notes draw:style-name="dp2">
          <draw:page-thumbnail draw:style-name="gr1" draw:layer="layout" svg:width="13.968cm" svg:height="10.476cm" svg:x="3.81cm" svg:y="2.123cm" draw:page-number="31" presentation:class="page"/>
          <draw:frame presentation:style-name="pr4"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5" draw:layer="layout" svg:width="25.199cm" svg:height="3.506cm" svg:x="1.4cm" svg:y="0.837cm" presentation:class="title">
          <draw:text-box>
            <text:p>But Then Again</text:p>
          </draw:text-box>
        </draw:frame>
        <draw:frame presentation:style-name="pr22" draw:text-style-name="P2" draw:layer="layout" svg:width="25.199cm" svg:height="8.673cm" svg:x="1.4cm" svg:y="4.914cm" presentation:class="outline" presentation:user-transformed="true">
          <draw:text-box>
            <text:list text:style-name="L2">
              <text:list-item>
                <text:p><text:span text:style-name="T36">In this function:</text:span></text:p>
              </text:list-item>
            </text:list>
            <text:p><text:span text:style-name="T36"><text:s text:c="43"/></text:span><text:span text:style-name="T36">λ</text:span><text:span text:style-name="T37">x</text:span><text:span text:style-name="T36">. </text:span><text:span text:style-name="T37">y</text:span></text:p>
            <text:list text:continue-numbering="true" text:style-name="L2">
              <text:list-header>
                <text:p><text:span text:style-name="T28">we don't know what </text:span><text:span text:style-name="T29">y</text:span><text:span text:style-name="T28"> is, but we can see that </text:span><text:span text:style-name="T29">x</text:span><text:span text:style-name="T28"> could be anything at all, because it's not mentioned in the function body. The function type must be </text:span><text:span text:style-name="T36">∀</text:span><text:span text:style-name="T37">α</text:span><text:span text:style-name="T36">. </text:span><text:span text:style-name="T37">α</text:span><text:span text:style-name="T36"> → </text:span><text:span text:style-name="T37">β</text:span><text:span text:style-name="T36">, where </text:span><text:span text:style-name="T37">β</text:span><text:span text:style-name="T36"> is the type of </text:span><text:span text:style-name="T37">y</text:span><text:span text:style-name="T36">.</text:span></text:p>
                <text:p><text:span text:style-name="T110"/></text:p>
              </text:list-header>
            </text:list>
          </draw:text-box>
        </draw:frame>
        <draw:frame presentation:style-name="pr23" draw:text-style-name="P2" draw:layer="layout" svg:width="11.984cm" svg:height="7.675cm" svg:x="1.478cm" svg:y="12.7cm" presentation:class="outline" presentation:user-transformed="true">
          <draw:text-box>
            <text:list text:style-name="L2">
              <text:list-item>
                <text:p><text:span text:style-name="T36">Maybe </text:span><text:span text:style-name="T37">y</text:span><text:span text:style-name="T36"> is unconstrained, but perhaps we could get more clues about what </text:span><text:span text:style-name="T37">β</text:span><text:span text:style-name="T36"> is if we could step back and look at the context in which this function occurs.</text:span></text:p>
                <text:p><text:span text:style-name="T110"/></text:p>
              </text:list-item>
            </text:list>
          </draw:text-box>
        </draw:frame>
        <presentation:notes draw:style-name="dp2">
          <draw:page-thumbnail draw:style-name="gr1" draw:layer="layout" svg:width="13.968cm" svg:height="10.476cm" svg:x="3.81cm" svg:y="2.123cm" draw:page-number="32" presentation:class="page"/>
          <draw:frame presentation:style-name="pr4"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draw:frame presentation:style-name="pr5" draw:layer="layout" svg:width="25.199cm" svg:height="3.506cm" svg:x="1.4cm" svg:y="0.837cm" presentation:class="title">
          <draw:text-box>
            <text:p>A More Complex Example</text:p>
          </draw:text-box>
        </draw:frame>
        <draw:frame presentation:style-name="pr6" draw:text-style-name="P2" draw:layer="layout" svg:width="25.199cm" svg:height="14.243cm" svg:x="1.4cm" svg:y="4.914cm" presentation:class="outline" presentation:user-transformed="true">
          <draw:text-box>
            <text:list text:style-name="L2">
              <text:list-item>
                <text:p><text:span text:style-name="T28">Let's give ourselves a built-in if-then-else</text:span><text:span text:style-name="T31"> with type</text:span></text:p>
                <text:p><text:span text:style-name="T31"><text:s text:c="23"/></text:span><text:span text:style-name="T36">∀</text:span><text:span text:style-name="T37">α</text:span><text:span text:style-name="T36">. Bool</text:span><text:span text:style-name="T31"> </text:span><text:span text:style-name="T36">→ </text:span><text:span text:style-name="T37">α </text:span><text:span text:style-name="T36">→ </text:span><text:span text:style-name="T37">α </text:span><text:span text:style-name="T36">→ </text:span><text:span text:style-name="T37">α</text:span></text:p>
                <text:p><text:span text:style-name="T36">and look at this function:</text:span></text:p>
                <text:p><text:span text:style-name="T36"><text:s text:c="18"/></text:span><text:span text:style-name="T36">λ</text:span><text:span text:style-name="T37">f</text:span><text:span text:style-name="T36">. λ</text:span><text:span text:style-name="T37">x</text:span><text:span text:style-name="T36">. λ</text:span><text:span text:style-name="T37">y</text:span><text:span text:style-name="T36">. if </text:span><text:span text:style-name="T37">f x</text:span><text:span text:style-name="T36"> then </text:span><text:span text:style-name="T37">x</text:span><text:span text:style-name="T36"> + 1 else </text:span><text:span text:style-name="T37">y</text:span></text:p>
              </text:list-item>
              <text:list-item>
                <text:p><text:span text:style-name="T37">f x</text:span><text:span text:style-name="T36"> is a Bool, so </text:span><text:span text:style-name="T37">f</text:span><text:span text:style-name="T36"> has type </text:span><text:span text:style-name="T37">something</text:span><text:span text:style-name="T36"> → Bool.</text:span></text:p>
              </text:list-item>
              <text:list-item>
                <text:p><text:span text:style-name="T37">x</text:span><text:span text:style-name="T36"> + 1 tells us </text:span><text:span text:style-name="T37">x</text:span><text:span text:style-name="T36"> must be an Int, so </text:span><text:span text:style-name="T37">f</text:span><text:span text:style-name="T36">'s </text:span><text:span text:style-name="T37">something</text:span><text:span text:style-name="T36"> is Int—that is, </text:span><text:span text:style-name="T37">f</text:span><text:span text:style-name="T36"> is Int → Bool.</text:span></text:p>
              </text:list-item>
              <text:list-item>
                <text:p><text:span text:style-name="T37">y</text:span><text:span text:style-name="T36"> has to have the same type as </text:span><text:span text:style-name="T37">x</text:span><text:span text:style-name="T36"> + 1, namely Int.</text:span></text:p>
              </text:list-item>
              <text:list-item>
                <text:p><text:span text:style-name="T36">So the overall function has type:</text:span></text:p>
                <text:p><text:span text:style-name="T36"><text:s text:c="19"/></text:span><text:span text:style-name="T36">(Int → Bool) → Int → Int → Int</text:span></text:p>
              </text:list-item>
            </text:list>
          </draw:text-box>
        </draw:frame>
        <presentation:notes draw:style-name="dp2">
          <draw:page-thumbnail draw:style-name="gr1" draw:layer="layout" svg:width="13.968cm" svg:height="10.476cm" svg:x="3.81cm" svg:y="2.123cm" draw:page-number="33" presentation:class="page"/>
          <draw:frame presentation:style-name="pr4"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draw:frame presentation:style-name="pr5" draw:layer="layout" svg:width="25.199cm" svg:height="3.506cm" svg:x="1.4cm" svg:y="0.837cm" presentation:class="title">
          <draw:text-box>
            <text:p>Failure Is Always an Option</text:p>
          </draw:text-box>
        </draw:frame>
        <draw:frame presentation:style-name="pr6" draw:text-style-name="P3" draw:layer="layout" svg:width="25.199cm" svg:height="14.064cm" svg:x="1.4cm" svg:y="6.002cm" presentation:class="outline" presentation:user-transformed="true">
          <draw:text-box>
            <text:list text:style-name="L2">
              <text:list-item>
                <text:p><text:span text:style-name="T38">Then there's:</text:span></text:p>
                <text:p><text:span text:style-name="T105"><text:s text:c="18"/></text:span><text:span text:style-name="T105">λ</text:span><text:span text:style-name="T111">x</text:span><text:span text:style-name="T105">. if</text:span><text:span text:style-name="T111"> x</text:span><text:span text:style-name="T105"> then 0 else </text:span><text:span text:style-name="T111">x</text:span><text:span text:style-name="T105"> + 1</text:span></text:p>
              </text:list-item>
              <text:list-item>
                <text:p><text:span text:style-name="T105">We see </text:span><text:span text:style-name="T111">x</text:span><text:span text:style-name="T105"> is a Bool because it's the condition in the if expression, but it must also be an Int because we add one to it.</text:span></text:p>
              </text:list-item>
              <text:list-item>
                <text:p><text:span text:style-name="T105">These requirements are inconsistent, even though we could type each occurrence of </text:span><text:span text:style-name="T111">x</text:span><text:span text:style-name="T105"> if it appeared in isolation.</text:span></text:p>
              </text:list-item>
              <text:list-item>
                <text:p><text:span text:style-name="T105">Sometimes our attempts to deduce a type for an expression will fail, because the expression is inherently ill-typed.</text:span></text:p>
              </text:list-item>
            </text:list>
          </draw:text-box>
        </draw:frame>
        <presentation:notes draw:style-name="dp2">
          <draw:page-thumbnail draw:style-name="gr1" draw:layer="layout" svg:width="13.968cm" svg:height="10.476cm" svg:x="3.81cm" svg:y="2.123cm" draw:page-number="34" presentation:class="page"/>
          <draw:frame presentation:style-name="pr4"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draw:frame presentation:style-name="pr5" draw:layer="layout" svg:width="25.199cm" svg:height="3.506cm" svg:x="1.4cm" svg:y="0.837cm" presentation:class="title" presentation:user-transformed="true">
          <draw:text-box>
            <text:p>Signs Point to Yes</text:p>
          </draw:text-box>
        </draw:frame>
        <draw:frame presentation:style-name="pr24" draw:text-style-name="P3" draw:layer="layout" svg:width="13.332cm" svg:height="8.04cm" svg:x="1.4cm" svg:y="4.914cm" presentation:class="outline" presentation:user-transformed="true">
          <draw:text-box>
            <text:list text:style-name="L2">
              <text:list-item>
                <text:p><text:span text:style-name="T38">By now, our intuition says there's usually a way to figure out types even if we don't state them explicitly, or at least to figure out that an expression </text:span><text:span text:style-name="T40">can't</text:span><text:span text:style-name="T38"> be typed.</text:span></text:p>
              </text:list-item>
            </text:list>
          </draw:text-box>
        </draw:frame>
        <draw:frame presentation:style-name="pr25" draw:text-style-name="P3" draw:layer="layout" svg:width="25.778cm" svg:height="4.207cm" svg:x="1.4cm" svg:y="14.224cm" presentation:class="outline" presentation:user-transformed="true">
          <draw:text-box>
            <text:list text:style-name="L2">
              <text:list-item>
                <text:p><text:span text:style-name="T38">But it's not always trivial to find types</text:span><text:span text:style-name="T41">—s</text:span><text:span text:style-name="T38">ometimes we <text:s/>have to combine clues from different parts of an expression to narrow down the possibilities.</text:span></text:p>
              </text:list-item>
            </text:list>
          </draw:text-box>
        </draw:frame>
        <presentation:notes draw:style-name="dp2">
          <draw:page-thumbnail draw:style-name="gr1" draw:layer="layout" svg:width="13.968cm" svg:height="10.476cm" svg:x="3.81cm" svg:y="2.123cm" draw:page-number="35" presentation:class="page"/>
          <draw:frame presentation:style-name="pr4"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draw:frame presentation:style-name="pr5" draw:layer="layout" svg:width="25.199cm" svg:height="3.506cm" svg:x="1.4cm" svg:y="0.837cm" presentation:class="title">
          <draw:text-box>
            <text:p>Systematizing the Intuition: Constraints</text:p>
          </draw:text-box>
        </draw:frame>
        <draw:frame presentation:style-name="pr26" draw:layer="layout" svg:width="13.137cm" svg:height="9.056cm" svg:x="13.462cm" svg:y="4.914cm" presentation:class="outline" presentation:user-transformed="true">
          <draw:text-box>
            <text:p>The key idea here is that of a <text:span text:style-name="T2">constraint</text:span>: the context in which a term appears may impose a constraint on its type, just as the context <text:span text:style-name="T15">“</text:span>+ 2<text:span text:style-name="T15">”</text:span> forces <text:span text:style-name="T2">n</text:span> to be an Int in <text:span text:style-name="T2">n</text:span> + 2.</text:p>
          </draw:text-box>
        </draw:frame>
        <draw:frame presentation:style-name="pr27" draw:layer="layout" svg:width="25.199cm" svg:height="5.334cm" svg:x="1.471cm" svg:y="14.478cm" presentation:class="outline" presentation:user-transformed="true">
          <draw:text-box>
            <text:list text:style-name="L2">
              <text:list-item>
                <text:p><text:span text:style-name="T15">λ</text:span>-bound variables that appear in more than one place may have multiple constraints on them, and all constraints must be satisfied for an expression to typecheck correctly.</text:p>
              </text:list-item>
            </text:list>
          </draw:text-box>
        </draw:frame>
        <presentation:notes draw:style-name="dp2">
          <draw:page-thumbnail draw:style-name="gr1" draw:layer="layout" svg:width="13.968cm" svg:height="10.476cm" svg:x="3.81cm" svg:y="2.123cm" draw:page-number="36" presentation:class="page"/>
          <draw:frame presentation:style-name="pr4"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draw:frame presentation:style-name="pr12" draw:layer="layout" svg:width="25.199cm" svg:height="3.506cm" svg:x="1.4cm" svg:y="0.837cm" presentation:class="title">
          <draw:text-box>
            <text:p>Satisfying a System of Constraints: Unification</text:p>
          </draw:text-box>
        </draw:frame>
        <presentation:notes draw:style-name="dp2">
          <draw:page-thumbnail draw:style-name="gr1" draw:layer="layout" svg:width="13.968cm" svg:height="10.476cm" svg:x="3.81cm" svg:y="2.123cm" draw:page-number="37" presentation:class="page"/>
          <draw:frame presentation:style-name="pr4"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draw:frame presentation:style-name="pr5" draw:layer="layout" svg:width="25.199cm" svg:height="3.506cm" svg:x="1.4cm" svg:y="0.837cm" presentation:class="title">
          <draw:text-box>
            <text:p>The Unification Algorithm</text:p>
          </draw:text-box>
        </draw:frame>
        <draw:frame presentation:style-name="pr6" draw:layer="layout" svg:width="25.199cm" svg:height="13.859cm" svg:x="1.4cm" svg:y="4.914cm" presentation:class="outline">
          <draw:text-box>
            <text:list text:style-name="L2">
              <text:list-item>
                <text:p>Let's first look at how to solve a system of constraints, then we'll go back and use the resulting algorithm in the context of type inference.</text:p>
              </text:list-item>
              <text:list-item>
                <text:p><text:span text:style-name="T20">“</text:span>Unification<text:span text:style-name="T20">” can refer to a variety of related algorithms (depending in part on what sort of constraints can be expressed), but here we're looking at </text:span><text:span text:style-name="T27">syntactic unification of first-order terms</text:span><text:span text:style-name="T20"> (which happens to the basis for the language Prolog).</text:span></text:p>
              </text:list-item>
            </text:list>
          </draw:text-box>
        </draw:frame>
        <presentation:notes draw:style-name="dp2">
          <draw:page-thumbnail draw:style-name="gr1" draw:layer="layout" svg:width="13.968cm" svg:height="10.476cm" svg:x="3.81cm" svg:y="2.123cm" draw:page-number="38" presentation:class="page"/>
          <draw:frame presentation:style-name="pr4"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draw:frame presentation:style-name="pr5" draw:layer="layout" svg:width="25.199cm" svg:height="3.506cm" svg:x="1.4cm" svg:y="0.837cm" presentation:class="title">
          <draw:text-box>
            <text:p>First-Order Unification Terms</text:p>
          </draw:text-box>
        </draw:frame>
        <draw:frame presentation:style-name="pr6" draw:text-style-name="P2" draw:layer="layout" svg:width="25.199cm" svg:height="15.848cm" svg:x="1.4cm" svg:y="4.343cm" presentation:class="outline" presentation:user-transformed="true">
          <draw:text-box>
            <text:list text:style-name="L2">
              <text:list-item>
                <text:p><text:span text:style-name="T28">A first-order unification term can be viewed as a sort of tree where the branches and some of the leaves are </text:span><text:span text:style-name="T29">constants</text:span><text:span text:style-name="T28">, but where some of the leaves may also be </text:span><text:span text:style-name="T29">variables</text:span><text:span text:style-name="T112">.</text:span></text:p>
              </text:list-item>
              <text:list-item>
                <text:p><text:span text:style-name="T112">Two constants inherently might or might not be equal to each other, but variables can be solved for to figure out what they are equal to.</text:span></text:p>
              </text:list-item>
              <text:list-item>
                <text:p><text:span text:style-name="T112">Two terms can be unified if all constants in corresponding positions in the trees are equal, and each variable can be assigned a value equal to whatever is at the corresponding position in the other tree.</text:span></text:p>
              </text:list-item>
              <text:list-item>
                <text:p><text:span text:style-name="T112">If a variable with the same name appears in more than one place, it must be assigned the same value everywhere it appears in both unification terms.</text:span></text:p>
              </text:list-item>
            </text:list>
          </draw:text-box>
        </draw:frame>
        <presentation:notes draw:style-name="dp2">
          <draw:page-thumbnail draw:style-name="gr1" draw:layer="layout" svg:width="13.968cm" svg:height="10.476cm" svg:x="3.81cm" svg:y="2.123cm" draw:page-number="39" presentation:class="page"/>
          <draw:frame presentation:style-name="pr4"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draw:frame presentation:style-name="pr5" draw:layer="layout" svg:width="25.199cm" svg:height="3.506cm" svg:x="1.471cm" svg:y="0.05cm" presentation:class="title" presentation:user-transformed="true">
          <draw:text-box>
            <text:p>For Example</text:p>
          </draw:text-box>
        </draw:frame>
        <draw:frame presentation:style-name="pr6" draw:text-style-name="P7" draw:layer="layout" svg:width="25.199cm" svg:height="16.71cm" svg:x="1.349cm" svg:y="3.635cm" presentation:class="outline" presentation:user-transformed="true">
          <draw:text-box>
            <text:list text:style-name="L2">
              <text:list-item>
                <text:p><text:span text:style-name="T6">Showing constants in black and variables in red, you can unify these two trees:</text:span></text:p>
                <text:p text:style-name="P8"><text:span text:style-name="T6"><text:s text:c="30"/></text:span><text:span text:style-name="T6">foo <text:s text:c="25"/>foo</text:span></text:p>
                <text:p><text:span text:style-name="T6"><text:s text:c="28"/></text:span><text:span text:style-name="T89">X</text:span><text:span text:style-name="T6"> <text:s text:c="3"/>baz <text:s text:c="16"/>bar <text:s text:c="2"/></text:span><text:span text:style-name="T89">Y</text:span></text:p>
                <text:p><text:span text:style-name="T98">by making </text:span><text:span text:style-name="T89">X</text:span><text:span text:style-name="T98"> equal to bar and </text:span><text:span text:style-name="T89">Y</text:span><text:span text:style-name="T98"> equal to baz. (Imagine overlaying the trees like:</text:span></text:p>
                <text:p text:style-name="P8"><text:span text:style-name="T98"><text:s text:c="44"/></text:span><text:span text:style-name="T98">foo</text:span></text:p>
                <text:p><text:span text:style-name="T6"><text:s text:c="17"/></text:span><text:span text:style-name="T89"><text:s text:c="23"/></text:span><text:span text:style-name="T6">bar <text:s text:c="2"/></text:span><text:span text:style-name="T89">Y</text:span></text:p>
                <text:p><text:span text:style-name="T6">and assigning the variables to whatever winds up on top of them.)</text:span></text:p>
              </text:list-item>
              <text:list-item>
                <text:p><text:span text:style-name="T98">But you can't unify:</text:span></text:p>
                <text:p text:style-name="P8"><text:span text:style-name="T98"><text:s text:c="30"/></text:span><text:span text:style-name="T98">foo <text:s text:c="21"/></text:span><text:span text:style-name="T113"><text:s text:c="3"/>gak</text:span></text:p>
                <text:p><text:span text:style-name="T6"><text:s text:c="28"/></text:span><text:span text:style-name="T89">X</text:span><text:span text:style-name="T6"> <text:s text:c="3"/>baz <text:s text:c="16"/>bar <text:s text:c="2"/></text:span><text:span text:style-name="T89">Y</text:span></text:p>
                <text:p><text:span text:style-name="T98">because gak doesn't equal foo.</text:span></text:p>
              </text:list-item>
            </text:list>
          </draw:text-box>
        </draw:frame>
        <draw:frame presentation:style-name="pr28" draw:text-style-name="P8" draw:layer="layout" svg:width="11.554cm" svg:height="3.654cm" svg:x="7.315cm" svg:y="10.815cm" presentation:class="outline" presentation:user-transformed="true">
          <draw:text-box>
            <text:list text:style-name="L2">
              <text:list-header>
                <text:p text:style-name="P8"><text:span text:style-name="T6"><text:s text:c="19"/></text:span><text:span text:style-name="T6">foo</text:span></text:p>
                <text:p><text:span text:style-name="T6"><text:s text:c="17"/></text:span><text:span text:style-name="T89">X</text:span><text:span text:style-name="T6"> <text:s text:c="3"/>baz</text:span></text:p>
                <text:p/>
              </text:list-header>
            </text:list>
          </draw:text-box>
        </draw:frame>
        <presentation:notes draw:style-name="dp2">
          <draw:page-thumbnail draw:style-name="gr1" draw:layer="layout" svg:width="13.968cm" svg:height="10.476cm" svg:x="3.81cm" svg:y="2.123cm" draw:page-number="40" presentation:class="page"/>
          <draw:frame presentation:style-name="pr4"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draw:frame presentation:style-name="pr5" draw:layer="layout" svg:width="25.199cm" svg:height="3.506cm" svg:x="1.4cm" svg:y="0.837cm" presentation:class="title">
          <draw:text-box>
            <text:p>For More Example</text:p>
          </draw:text-box>
        </draw:frame>
        <draw:frame presentation:style-name="pr29" draw:text-style-name="P8" draw:layer="layout" svg:width="25.27cm" svg:height="15.08cm" svg:x="1.4cm" svg:y="4.914cm" presentation:class="outline" presentation:user-transformed="true">
          <draw:text-box>
            <text:list text:style-name="L2">
              <text:list-item>
                <text:p text:style-name="P12"><text:span text:style-name="T38">To keep the ASCII art under control, let's write unification terms with parentheses, as in Prolog.</text:span></text:p>
              </text:list-item>
              <text:list-item>
                <text:p text:style-name="P12"><text:span text:style-name="T38">So the examples from the previous slide are foo(</text:span><text:span text:style-name="T114">X</text:span><text:span text:style-name="T38">,baz), foo(bar,</text:span><text:span text:style-name="T114">Y</text:span><text:span text:style-name="T38">), and gak(bar,</text:span><text:span text:style-name="T114">Y</text:span><text:span text:style-name="T38">).</text:span></text:p>
              </text:list-item>
              <text:list-item>
                <text:p><text:span text:style-name="T38">Another rule: you </text:span><text:span text:style-name="T40">can</text:span><text:span text:style-name="T38"> unify two variables</text:span><text:span text:style-name="T41">—</text:span><text:span text:style-name="T38">these terms:</text:span></text:p>
                <text:p><text:span text:style-name="T38"><text:s text:c="28"/></text:span><text:span text:style-name="T114">X <text:s text:c="21"/>Y</text:span></text:p>
                <text:p><text:span text:style-name="T115">unify with the solution </text:span><text:span text:style-name="T114">X </text:span><text:span text:style-name="T115">= </text:span><text:span text:style-name="T114">Y</text:span><text:span text:style-name="T116">. You can also unify a variable with a term that contains a variable:</text:span></text:p>
                <text:p><text:span text:style-name="T116"><text:s text:c="28"/></text:span><text:span text:style-name="T114">X <text:s text:c="16"/></text:span><text:span text:style-name="T116">foo(bar,</text:span><text:span text:style-name="T114">Y</text:span><text:span text:style-name="T116">)</text:span></text:p>
                <text:p><text:span text:style-name="T116">which just gives the solution </text:span><text:span text:style-name="T114">X </text:span><text:span text:style-name="T116">=</text:span><text:span text:style-name="T114"> </text:span><text:span text:style-name="T116">foo(bar,</text:span><text:span text:style-name="T114">Y</text:span><text:span text:style-name="T116">).</text:span></text:p>
              </text:list-item>
            </text:list>
          </draw:text-box>
        </draw:frame>
        <presentation:notes draw:style-name="dp2">
          <draw:page-thumbnail draw:style-name="gr1" draw:layer="layout" svg:width="13.968cm" svg:height="10.476cm" svg:x="3.81cm" svg:y="2.123cm" draw:page-number="41" presentation:class="page"/>
          <draw:frame presentation:style-name="pr4"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3T3">
        <draw:frame presentation:style-name="pr5" draw:layer="layout" svg:width="25.199cm" svg:height="3.506cm" svg:x="1.4cm" svg:y="0.837cm" presentation:class="title">
          <draw:text-box>
            <text:p>Things That Can't Unify</text:p>
          </draw:text-box>
        </draw:frame>
        <draw:frame presentation:style-name="pr30" draw:layer="layout" svg:width="12.062cm" svg:height="8.105cm" svg:x="1.908cm" svg:y="13.208cm" presentation:class="outline" presentation:user-transformed="true">
          <draw:text-box>
            <text:list text:style-name="L2">
              <text:list-item>
                <text:p>Two branches with different numbers of children, as in foo(<text:span text:style-name="T51">X</text:span>,bar) and foo(<text:span text:style-name="T51">X</text:span>,bar,<text:span text:style-name="T51">Y</text:span>).</text:p>
              </text:list-item>
            </text:list>
          </draw:text-box>
        </draw:frame>
        <draw:frame presentation:style-name="pr6" draw:layer="layout" svg:width="10.605cm" svg:height="13.859cm" svg:x="16.002cm" svg:y="5.842cm" presentation:class="outline" presentation:user-transformed="true">
          <draw:text-box>
            <text:list text:style-name="L2">
              <text:list-item>
                <text:p>A variable with a term that contains the same variable, as in <text:span text:style-name="T51">X</text:span> and foo(<text:span text:style-name="T51">X</text:span>). (Such infinite terms might be useful in some places, but we won't allow them here.)</text:p>
              </text:list-item>
            </text:list>
          </draw:text-box>
        </draw:frame>
        <presentation:notes draw:style-name="dp2">
          <draw:page-thumbnail draw:style-name="gr1" draw:layer="layout" svg:width="13.968cm" svg:height="10.476cm" svg:x="3.81cm" svg:y="2.123cm" draw:page-number="42" presentation:class="page"/>
          <draw:frame presentation:style-name="pr4"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draw:frame presentation:style-name="pr5" draw:text-style-name="P15" draw:layer="layout" svg:width="25.199cm" svg:height="3.506cm" svg:x="1.4cm" svg:y="0.837cm" presentation:class="title">
          <draw:text-box>
            <text:p><text:span text:style-name="T103">Solving a Whole System of Constraints</text:span></text:p>
          </draw:text-box>
        </draw:frame>
        <draw:frame presentation:style-name="pr31" draw:text-style-name="P2" draw:layer="layout" svg:width="25.524cm" svg:height="9.883cm" svg:x="1.07cm" svg:y="9.906cm" presentation:class="outline" presentation:user-transformed="true">
          <draw:text-box>
            <text:list text:style-name="L2">
              <text:list-item>
                <text:p><text:span text:style-name="T28">The key to solving a system of constraints of the form:</text:span></text:p>
                <text:p text:style-name="P8"><text:span text:style-name="T28"><text:s text:c="25"/></text:span><text:span text:style-name="T29">term</text:span><text:span text:style-name="T31">₁ </text:span><text:span text:style-name="T117">must unify with</text:span><text:span text:style-name="T31"> </text:span><text:span text:style-name="T32">term</text:span><text:span text:style-name="T31">₂</text:span></text:p>
                <text:p><text:span text:style-name="T31"><text:s text:c="25"/></text:span><text:span text:style-name="T32">term</text:span><text:span text:style-name="T36">₃ </text:span><text:span text:style-name="T118">must unify with</text:span><text:span text:style-name="T36"> </text:span><text:span text:style-name="T37">term</text:span><text:span text:style-name="T36">₄</text:span></text:p>
                <text:p><text:span text:style-name="T36">and so on, is that once you have an assignment for one variable, you substitute the assignment into the remaining terms, and then continue searching those terms for variable assignments.</text:span></text:p>
              </text:list-item>
              <text:list-item>
                <text:p><text:span text:style-name="T36">This might be easier to illustrate in code. Let there be code!</text:span></text:p>
              </text:list-item>
            </text:list>
          </draw:text-box>
        </draw:frame>
        <presentation:notes draw:style-name="dp2">
          <draw:page-thumbnail draw:style-name="gr1" draw:layer="layout" svg:width="13.968cm" svg:height="10.476cm" svg:x="3.81cm" svg:y="2.123cm" draw:page-number="43" presentation:class="page"/>
          <draw:frame presentation:style-name="pr4"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draw:frame presentation:style-name="pr5" draw:layer="layout" svg:width="25.199cm" svg:height="3.506cm" svg:x="1.4cm" svg:y="0.837cm" presentation:class="title">
          <draw:text-box>
            <text:p>Data Type Declarations for the Unification Algorithm</text:p>
          </draw:text-box>
        </draw:frame>
        <draw:frame presentation:style-name="pr6" draw:layer="layout" svg:width="26.416cm" svg:height="13.859cm" svg:x="0.762cm" svg:y="4.914cm" presentation:class="outline" presentation:user-transformed="true">
          <draw:text-box>
            <text:p text:style-name="P13"><text:span text:style-name="T119">module Unify (Term(..),atom,Constraint(..),unify,solve,elimVars,(??)) where</text:span></text:p>
            <text:p text:style-name="P13"><text:span text:style-name="T119"/></text:p>
            <text:p text:style-name="P13"><text:span text:style-name="T119">import Data.List</text:span></text:p>
            <text:p text:style-name="P13"><text:span text:style-name="T119"/></text:p>
            <text:p text:style-name="P13"><text:span text:style-name="T119">-- terms are parameterized by their variable representation (a):</text:span></text:p>
            <text:p text:style-name="P13"><text:span text:style-name="T119">data Term a = V a | K String [Term a] <text:s text:c="14"/>-- V is a variable, K is a constant</text:span></text:p>
            <text:p text:style-name="P13"><text:span text:style-name="T119">atom name = K name [] <text:s text:c="35"/>-- an atom is a constant with no children</text:span></text:p>
            <text:p text:style-name="P13"><text:span text:style-name="T119">instance (Eq a) =&gt; Eq (Term a) where</text:span></text:p>
            <text:p text:style-name="P13"><text:span text:style-name="T119"><text:s text:c="2"/></text:span><text:span text:style-name="T119">V a1 == V a2 = <text:s text:c="23"/>a1 == a2</text:span></text:p>
            <text:p text:style-name="P13"><text:span text:style-name="T119"><text:s text:c="2"/></text:span><text:span text:style-name="T119">K n1 ts1 == K n2 ts2 = <text:s text:c="11"/>n1 == n2 &amp;&amp; ts1 == ts2</text:span></text:p>
            <text:p text:style-name="P13"><text:span text:style-name="T119"><text:s text:c="2"/></text:span><text:span text:style-name="T119">_ == _ = <text:s text:c="34"/>False</text:span></text:p>
            <text:p text:style-name="P13"><text:span text:style-name="T119">instance (Show a) =&gt; Show (Term a) where</text:span></text:p>
            <text:p text:style-name="P13"><text:span text:style-name="T119"><text:s text:c="2"/></text:span><text:span text:style-name="T119">show (V name) = <text:s text:c="22"/>"?&lt;" ++ show name ++ "&gt;"</text:span></text:p>
            <text:p text:style-name="P13"><text:span text:style-name="T119"><text:s text:c="2"/></text:span><text:span text:style-name="T119">show (K name []) = <text:s text:c="19"/>name</text:span></text:p>
            <text:p text:style-name="P13"><text:span text:style-name="T119"><text:s text:c="2"/></text:span><text:span text:style-name="T119">show (K name args) = <text:s text:c="14"/>name ++ "(" ++ concat (intersperse "," (map show args)) ++ ")"</text:span></text:p>
            <text:p text:style-name="P13"><text:span text:style-name="T119"/></text:p>
            <text:p text:style-name="P13"><text:span text:style-name="T119">data Constraint a = (Term a) `MustEqual` (Term a)</text:span></text:p>
            <text:p text:style-name="P13"><text:span text:style-name="T119">instance (Show a) =&gt; Show (Constraint a) where</text:span></text:p>
            <text:p text:style-name="P13"><text:span text:style-name="T119"><text:s text:c="2"/></text:span><text:span text:style-name="T119">show (t1 `MustEqual` t2) = <text:s text:c="4"/>(show t1) ++ " =!= " ++ (show t2)</text:span></text:p>
            <text:p text:style-name="P1"><text:span text:style-name="T120"/></text:p>
          </draw:text-box>
        </draw:frame>
        <presentation:notes draw:style-name="dp2">
          <draw:page-thumbnail draw:style-name="gr1" draw:layer="layout" svg:width="13.968cm" svg:height="10.476cm" svg:x="3.81cm" svg:y="2.123cm" draw:page-number="44" presentation:class="page"/>
          <draw:frame presentation:style-name="pr4"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draw:frame presentation:style-name="pr5" draw:layer="layout" svg:width="25.199cm" svg:height="3.506cm" svg:x="1.4cm" svg:y="0.837cm" presentation:class="title">
          <draw:text-box>
            <text:p>The Unification Algorithm Proper</text:p>
          </draw:text-box>
        </draw:frame>
        <draw:frame presentation:style-name="pr6" draw:text-style-name="P17" draw:layer="layout" svg:width="26.924cm" svg:height="15.005cm" svg:x="0.508cm" svg:y="4.914cm" presentation:class="outline" presentation:user-transformed="true">
          <draw:text-box>
            <text:p text:style-name="P8"><text:span text:style-name="T121">unify :: (Eq a,Show a) =&gt; [Constraint a] -&gt; Either String [Constraint a]</text:span></text:p>
            <text:p text:style-name="P8"><text:span text:style-name="T121">unify [] =</text:span></text:p>
            <text:p text:style-name="P8"><text:span text:style-name="T121"><text:s text:c="2"/></text:span><text:span text:style-name="T121">Right [] <text:s text:c="53"/>-- no constraints means no constraints</text:span></text:p>
            <text:p text:style-name="P8"><text:span text:style-name="T121">unify (t1 `MustEqual` t2 : cs) | t1 == t2 =</text:span></text:p>
            <text:p text:style-name="P8"><text:span text:style-name="T121"><text:s text:c="2"/></text:span><text:span text:style-name="T121">unify cs <text:s text:c="52"/>-- t1 already equals t2 -- that's no constraint</text:span></text:p>
            <text:p text:style-name="P8"><text:span text:style-name="T121">unify (t1 @ (K n1 ts1) `MustEqual` t2 @ (K n2 ts2) : cs)</text:span></text:p>
            <text:p text:style-name="P8"><text:span text:style-name="T121"><text:s text:c="2"/></text:span><text:span text:style-name="T121">| n1 /= n2 =</text:span></text:p>
            <text:p text:style-name="P8"><text:span text:style-name="T121"><text:s text:c="4"/></text:span><text:span text:style-name="T121">Left ("Can't unify unequal constants: " ++ show t1 ++ " and " ++ show t2)</text:span></text:p>
            <text:p text:style-name="P8"><text:span text:style-name="T121"><text:s text:c="2"/></text:span><text:span text:style-name="T121">| length ts1 /= length ts2 =</text:span></text:p>
            <text:p text:style-name="P8"><text:span text:style-name="T121"><text:s text:c="4"/></text:span><text:span text:style-name="T121">Left ("Can't unify argument lists of different lengths: " ++ show t1 ++ " and " ++ show t2)</text:span></text:p>
            <text:p text:style-name="P8"><text:span text:style-name="T121">unify ((K _ ts1) `MustEqual` (K _ ts2) : cs) = <text:s/>-- equal heads with args of equal length, so recurse:</text:span></text:p>
            <text:p text:style-name="P8"><text:span text:style-name="T121"><text:s text:c="2"/></text:span><text:span text:style-name="T121">unify (correspondingArgConstraints ++ cs)</text:span></text:p>
            <text:p text:style-name="P8"><text:span text:style-name="T121"><text:s text:c="2"/></text:span><text:span text:style-name="T121">where correspondingArgConstraints = map (uncurry MustEqual) (zip ts1 ts2)</text:span></text:p>
            <text:p text:style-name="P8"><text:span text:style-name="T121">unify (k @ (K _ _) `MustEqual` v @ (V _) : cs) = <text:s text:c="2"/>-- swap to put V on left and handle below:</text:span></text:p>
            <text:p text:style-name="P8"><text:span text:style-name="T121"><text:s text:c="2"/></text:span><text:span text:style-name="T121">unify (v `MustEqual` k : cs)</text:span></text:p>
            <text:p text:style-name="P8"><text:span text:style-name="T121">unify (v @ (V vName) `MustEqual` t : cs) | vName `occursIn` t =</text:span></text:p>
            <text:p text:style-name="P8"><text:span text:style-name="T121"><text:s text:c="2"/></text:span><text:span text:style-name="T121">Left ("Infinite term would result from " ++ show v ++ " = " ++ show t)</text:span></text:p>
            <text:p text:style-name="P8"><text:span text:style-name="T121">unify (c @ ((V vName) `MustEqual` t) : cs) =</text:span></text:p>
            <text:p text:style-name="P8"><text:span text:style-name="T121"><text:s text:c="2"/></text:span><text:span text:style-name="T121">-- we have the right definition for variable vName; substitute that definition into remaining</text:span></text:p>
            <text:p text:style-name="P8"><text:span text:style-name="T121"><text:s text:c="2"/></text:span><text:span text:style-name="T121">-- constraints, and include it in the result:</text:span></text:p>
            <text:p text:style-name="P8"><text:span text:style-name="T121"><text:s text:c="2"/></text:span><text:span text:style-name="T121">fmap (\newCs -&gt; c : newCs) (unify (substitute vName t cs))</text:span></text:p>
            <text:p text:style-name="P8"><text:span text:style-name="T121"/></text:p>
          </draw:text-box>
        </draw:frame>
        <presentation:notes draw:style-name="dp2">
          <draw:page-thumbnail draw:style-name="gr1" draw:layer="layout" svg:width="13.968cm" svg:height="10.476cm" svg:x="3.81cm" svg:y="2.123cm" draw:page-number="45" presentation:class="page"/>
          <draw:frame presentation:style-name="pr4"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draw:frame presentation:style-name="pr5" draw:layer="layout" svg:width="25.199cm" svg:height="3.506cm" svg:x="1.4cm" svg:y="0.837cm" presentation:class="title">
          <draw:text-box>
            <text:p>Helper Functions for Unification</text:p>
          </draw:text-box>
        </draw:frame>
        <draw:frame presentation:style-name="pr6" draw:text-style-name="P17" draw:layer="layout" svg:width="26.67cm" svg:height="13.859cm" svg:x="0.762cm" svg:y="5.983cm" presentation:class="outline" presentation:user-transformed="true">
          <draw:text-box>
            <text:p text:style-name="P8"><text:span text:style-name="T121">occursIn :: (Eq a) =&gt; a -&gt; (Term a) -&gt; Bool</text:span></text:p>
            <text:p text:style-name="P8"><text:span text:style-name="T121">vName `occursIn` (V name) = <text:s text:c="4"/>name == vName</text:span></text:p>
            <text:p text:style-name="P8"><text:span text:style-name="T121">vName `occursIn` (K _ ts) = <text:s text:c="7"/>or (map (\t -&gt; vName `occursIn` t) ts)</text:span></text:p>
            <text:p text:style-name="P8"><text:span text:style-name="T121"/></text:p>
            <text:p text:style-name="P8"><text:span text:style-name="T121">substitute :: (Eq a) =&gt; a -&gt; (Term a) -&gt; [Constraint a] -&gt; [Constraint a]</text:span></text:p>
            <text:p text:style-name="P8"><text:span text:style-name="T121">substitute vName t cs =</text:span></text:p>
            <text:p text:style-name="P8"><text:span text:style-name="T121"><text:s text:c="2"/></text:span><text:span text:style-name="T121">map substituteInConstraint cs</text:span></text:p>
            <text:p text:style-name="P8"><text:span text:style-name="T121"><text:s text:c="2"/></text:span><text:span text:style-name="T121">where substituteInConstraint (t1 `MustEqual` t2) =</text:span></text:p>
            <text:p text:style-name="P8"><text:span text:style-name="T121"><text:s text:c="14"/></text:span><text:span text:style-name="T121">(substituteInTerm vName t t1) `MustEqual` (substituteInTerm vName t t2)</text:span></text:p>
            <text:p text:style-name="P8"><text:span text:style-name="T121"><text:s text:c="12"/></text:span><text:span text:style-name="T121">substituteInTerm vName t (V name) | name == vName =</text:span></text:p>
            <text:p text:style-name="P8"><text:span text:style-name="T121"><text:s text:c="14"/></text:span><text:span text:style-name="T121">t</text:span></text:p>
            <text:p text:style-name="P8"><text:span text:style-name="T121"><text:s text:c="12"/></text:span><text:span text:style-name="T121">substituteInTerm vName t (v @ (V _)) =</text:span></text:p>
            <text:p text:style-name="P8"><text:span text:style-name="T121"><text:s text:c="14"/></text:span><text:span text:style-name="T121">v</text:span></text:p>
            <text:p text:style-name="P8"><text:span text:style-name="T121"><text:s text:c="12"/></text:span><text:span text:style-name="T121">substituteInTerm vName t (K n ts) =</text:span></text:p>
            <text:p text:style-name="P8"><text:span text:style-name="T121"><text:s text:c="14"/></text:span><text:span text:style-name="T121">K n (map (\t' -&gt; substituteInTerm vName t t') ts)</text:span></text:p>
            <text:p text:style-name="P8"><text:span text:style-name="T121"/></text:p>
          </draw:text-box>
        </draw:frame>
        <presentation:notes draw:style-name="dp2">
          <draw:page-thumbnail draw:style-name="gr1" draw:layer="layout" svg:width="13.968cm" svg:height="10.476cm" svg:x="3.81cm" svg:y="2.123cm" draw:page-number="46" presentation:class="page"/>
          <draw:frame presentation:style-name="pr4"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draw:frame presentation:style-name="pr5" draw:layer="layout" svg:width="25.199cm" svg:height="3.506cm" svg:x="1.4cm" svg:y="0.837cm" presentation:class="title">
          <draw:text-box>
            <text:p>Some Utility Functions for Unification</text:p>
          </draw:text-box>
        </draw:frame>
        <draw:frame presentation:style-name="pr6" draw:layer="layout" svg:width="26.67cm" svg:height="15.005cm" svg:x="0.762cm" svg:y="4.914cm" presentation:class="outline" presentation:user-transformed="true">
          <draw:text-box>
            <text:p text:style-name="P8"><text:span text:style-name="T121">solve :: (Eq a,Show a) =&gt; [Constraint a] -&gt; [(a,Term a)]</text:span></text:p>
            <text:p text:style-name="P8"><text:span text:style-name="T121">solve constraints =</text:span></text:p>
            <text:p text:style-name="P8"><text:span text:style-name="T121"><text:s text:c="2"/></text:span><text:span text:style-name="T121">case unify constraints of</text:span></text:p>
            <text:p text:style-name="P8"><text:span text:style-name="T121"><text:s text:c="4"/></text:span><text:span text:style-name="T121">Left errMsg -&gt; <text:s text:c="12"/>error (errMsg ++ "\nin constraints:\n" ++ showConstraints)</text:span></text:p>
            <text:p text:style-name="P8"><text:span text:style-name="T121"><text:s text:c="4"/></text:span><text:span text:style-name="T121">Right cs -&gt; <text:s text:c="17"/>map toPair cs</text:span></text:p>
            <text:p text:style-name="P8"><text:span text:style-name="T121"><text:s text:c="2"/></text:span><text:span text:style-name="T121">where toPair ((V v) `MustEqual` t2) =</text:span></text:p>
            <text:p text:style-name="P8"><text:span text:style-name="T121"><text:s text:c="44"/></text:span><text:span text:style-name="T121">(v,t2)</text:span></text:p>
            <text:p text:style-name="P8"><text:span text:style-name="T121"><text:s text:c="12"/></text:span><text:span text:style-name="T121">toPair c = <text:s text:c="16"/>error ("Solved constraint " ++ show c ++</text:span></text:p>
            <text:p text:style-name="P8"><text:span text:style-name="T121"><text:s text:c="56"/></text:span><text:span text:style-name="T121">" should have variable on left!\nin:\n" ++ showConstraints)</text:span></text:p>
            <text:p text:style-name="P8"><text:span text:style-name="T121"><text:s text:c="12"/></text:span><text:span text:style-name="T121">showConstraints = <text:s/>concat (intersperse "\n" (map show constraints))</text:span></text:p>
            <text:p text:style-name="P8"><text:span text:style-name="T121"/></text:p>
            <text:p text:style-name="P8"><text:span text:style-name="T121">elimVars :: (Eq a) =&gt; [(a,Term a)] -&gt; Term a -&gt; Term a</text:span></text:p>
            <text:p text:style-name="P8"><text:span text:style-name="T121">elimVars solutions (thisVar @ (V v)) =</text:span></text:p>
            <text:p text:style-name="P8"><text:span text:style-name="T121"><text:s text:c="2"/></text:span><text:span text:style-name="T121">case lookup v solutions of</text:span></text:p>
            <text:p text:style-name="P8"><text:span text:style-name="T121"><text:s text:c="4"/></text:span><text:span text:style-name="T121">Just nextTerm -&gt; elimVars solutions nextTerm</text:span></text:p>
            <text:p text:style-name="P8"><text:span text:style-name="T121"><text:s text:c="4"/></text:span><text:span text:style-name="T121">Nothing -&gt; thisVar</text:span></text:p>
            <text:p text:style-name="P8"><text:span text:style-name="T121">elimVars solutions (K name ts) =</text:span></text:p>
            <text:p text:style-name="P8"><text:span text:style-name="T121"><text:s text:c="2"/></text:span><text:span text:style-name="T121">K name (map (elimVars solutions) ts)</text:span></text:p>
            <text:p text:style-name="P8"><text:span text:style-name="T121"/></text:p>
            <text:p text:style-name="P8"><text:span text:style-name="T121">(??) :: (Eq a,Show a) =&gt; [Constraint a] -&gt; a -&gt; Term a</text:span></text:p>
            <text:p text:style-name="P8"><text:span text:style-name="T121">constraints ?? v = elimVars (solve constraints) (V v)</text:span></text:p>
            <text:p text:style-name="P8"><text:span text:style-name="T121"/></text:p>
          </draw:text-box>
        </draw:frame>
        <presentation:notes draw:style-name="dp2">
          <draw:page-thumbnail draw:style-name="gr1" draw:layer="layout" svg:width="13.968cm" svg:height="10.476cm" svg:x="3.81cm" svg:y="2.123cm" draw:page-number="47" presentation:class="page"/>
          <draw:frame presentation:style-name="pr4"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draw:frame presentation:style-name="pr5" draw:layer="layout" svg:width="25.199cm" svg:height="3.506cm" svg:x="1.4cm" svg:y="0.837cm" presentation:class="title">
          <draw:text-box>
            <text:p>Using Unification in Type Reconstruction</text:p>
          </draw:text-box>
        </draw:frame>
        <presentation:notes draw:style-name="dp2">
          <draw:page-thumbnail draw:style-name="gr1" draw:layer="layout" svg:width="13.968cm" svg:height="10.476cm" svg:x="3.81cm" svg:y="2.123cm" draw:page-number="48" presentation:class="page"/>
          <draw:frame presentation:style-name="pr4"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draw:frame presentation:style-name="pr32" draw:text-style-name="P18" draw:layer="layout" svg:width="25.199cm" svg:height="2.211cm" svg:x="1.4cm" svg:y="0.837cm" presentation:class="title" presentation:user-transformed="true">
          <draw:text-box>
            <text:p><text:span text:style-name="T122">Traverse to Build Constraints, Then Solve</text:span></text:p>
          </draw:text-box>
        </draw:frame>
        <draw:frame presentation:style-name="pr6" draw:layer="layout" svg:width="25.199cm" svg:height="16.845cm" svg:x="1.451cm" svg:y="3.544cm" presentation:class="outline" presentation:user-transformed="true">
          <draw:text-box>
            <text:list text:style-name="L2">
              <text:list-item>
                <text:p><text:span text:style-name="T6">The algorithm we'll use to deduce the types of expressions traverses the expression tree, potentially generating some constraints at each node, and then solves the constraint set for the whole expression.</text:span></text:p>
              </text:list-item>
              <text:list-item>
                <text:p><text:span text:style-name="T6">For example, in our example from an earlier slide:</text:span></text:p>
                <text:p><text:span text:style-name="T23"><text:s text:c="18"/></text:span><text:span text:style-name="T23">λ</text:span><text:span text:style-name="T24">f</text:span><text:span text:style-name="T23">. λ</text:span><text:span text:style-name="T24">x</text:span><text:span text:style-name="T23">. λ</text:span><text:span text:style-name="T24">y</text:span><text:span text:style-name="T23">. if </text:span><text:span text:style-name="T24">f x</text:span><text:span text:style-name="T23"> then </text:span><text:span text:style-name="T24">x</text:span><text:span text:style-name="T23"> + 1 else </text:span><text:span text:style-name="T24">y</text:span></text:p>
                <text:p><text:span text:style-name="T23">we build constraints for visited nodes as follows:</text:span></text:p>
                <text:p><text:span text:style-name="T23"/></text:p>
                <text:p><text:span text:style-name="T23"/></text:p>
                <text:p><text:span text:style-name="T23"/></text:p>
                <text:p><text:span text:style-name="T23"/></text:p>
                <text:p><text:span text:style-name="T123"/></text:p>
              </text:list-item>
              <text:list-item>
                <text:p><text:span text:style-name="T23">Then unification gives us the same types we found earlier</text:span><text:span text:style-name="T36">.</text:span></text:p>
              </text:list-item>
            </text:list>
          </draw:text-box>
        </draw:frame>
        <draw:frame draw:style-name="standard" draw:layer="layout" svg:width="23.875cm" svg:height="7.109cm" svg:x="3.772cm" svg:y="11.803cm">
          <table:table table:template-name="bw">
            <table:table-column table:style-name="co15"/>
            <table:table-column table:style-name="co16"/>
            <table:table-row table:style-name="ro1">
              <table:table-cell table:style-name="ce18">
                <text:p><text:span text:style-name="T124">f x</text:span></text:p>
              </table:table-cell>
              <table:table-cell table:style-name="ce19">
                <text:p><text:span text:style-name="T125">t</text:span><text:span text:style-name="T126">f</text:span><text:span text:style-name="T125"> = t</text:span><text:span text:style-name="T126">x</text:span><text:span text:style-name="T125"> </text:span><text:span text:style-name="T127">→ t</text:span><text:span text:style-name="T128">f x</text:span></text:p>
              </table:table-cell>
            </table:table-row>
            <table:table-row table:style-name="ro1" table:default-cell-style-name="ce19">
              <table:table-cell>
                <text:p><text:span text:style-name="T125">+</text:span></text:p>
              </table:table-cell>
              <table:table-cell>
                <text:p><text:span text:style-name="T125">t</text:span><text:span text:style-name="T129">+</text:span><text:span text:style-name="T125"> = Int </text:span><text:span text:style-name="T130">→ Int → Int</text:span></text:p>
              </table:table-cell>
            </table:table-row>
            <table:table-row table:style-name="ro1" table:default-cell-style-name="ce19">
              <table:table-cell>
                <text:p><text:span text:style-name="T124">x</text:span><text:span text:style-name="T125"> +</text:span></text:p>
              </table:table-cell>
              <table:table-cell>
                <text:p><text:span text:style-name="T125">t</text:span><text:span text:style-name="T129">+</text:span><text:span text:style-name="T125"> = t</text:span><text:span text:style-name="T126">x</text:span><text:span text:style-name="T125"> </text:span><text:span text:style-name="T130">→ t</text:span><text:span text:style-name="T131">x</text:span><text:span text:style-name="T132"> +</text:span></text:p>
              </table:table-cell>
            </table:table-row>
            <table:table-row table:style-name="ro1" table:default-cell-style-name="ce19">
              <table:table-cell>
                <text:p><text:span text:style-name="T125">1</text:span></text:p>
              </table:table-cell>
              <table:table-cell>
                <text:p><text:span text:style-name="T125">t</text:span><text:span text:style-name="T129">1</text:span><text:span text:style-name="T125"> = Int</text:span></text:p>
              </table:table-cell>
            </table:table-row>
            <table:table-row table:style-name="ro1" table:default-cell-style-name="ce19">
              <table:table-cell>
                <text:p><text:span text:style-name="T124">x</text:span><text:span text:style-name="T125"> + 1</text:span></text:p>
              </table:table-cell>
              <table:table-cell>
                <text:p><text:span text:style-name="T125">t</text:span><text:span text:style-name="T126">x</text:span><text:span text:style-name="T129"> +</text:span><text:span text:style-name="T125"> = t</text:span><text:span text:style-name="T129">1</text:span><text:span text:style-name="T125"> </text:span><text:span text:style-name="T130">→ t</text:span><text:span text:style-name="T131">x</text:span><text:span text:style-name="T132"> + 1</text:span></text:p>
              </table:table-cell>
            </table:table-row>
            <table:table-row table:style-name="ro1" table:default-cell-style-name="ce19">
              <table:table-cell>
                <text:p><text:span text:style-name="T133">if </text:span><text:span text:style-name="T134">f x</text:span><text:span text:style-name="T133"> then </text:span><text:span text:style-name="T134">x</text:span><text:span text:style-name="T133"> + 1 else </text:span><text:span text:style-name="T134">y</text:span></text:p>
              </table:table-cell>
              <table:table-cell>
                <text:p><text:span text:style-name="T125">t</text:span><text:span text:style-name="T126">f x</text:span><text:span text:style-name="T125"> = Bool</text:span></text:p>
                <text:p><text:span text:style-name="T125">t</text:span><text:span text:style-name="T126">x</text:span><text:span text:style-name="T129"> + 1</text:span><text:span text:style-name="T125"> = t</text:span><text:span text:style-name="T126">y</text:span></text:p>
              </table:table-cell>
            </table:table-row>
          </table:table>
          <draw:image xlink:href="Pictures/TablePreview11.svm" xlink:type="simple" xlink:show="embed" xlink:actuate="onLoad"/>
        </draw:frame>
        <presentation:notes draw:style-name="dp2">
          <draw:page-thumbnail draw:style-name="gr1" draw:layer="layout" svg:width="13.968cm" svg:height="10.476cm" svg:x="3.81cm" svg:y="2.123cm" draw:page-number="49" presentation:class="page"/>
          <draw:frame presentation:style-name="pr4"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draw:frame presentation:style-name="pr5" draw:layer="layout" svg:width="25.199cm" svg:height="3.506cm" svg:x="1.4cm" svg:y="0.837cm" presentation:class="title">
          <draw:text-box>
            <text:p>Let Polymorphism</text:p>
          </draw:text-box>
        </draw:frame>
        <draw:frame presentation:style-name="pr33" draw:text-style-name="P2" draw:layer="layout" svg:width="25.199cm" svg:height="16.256cm" svg:x="1.4cm" svg:y="4.572cm" presentation:class="outline" presentation:user-transformed="true">
          <draw:text-box>
            <text:list text:style-name="L2">
              <text:list-item>
                <text:p><text:span text:style-name="T28">The language presented so far lets us omit types, but doesn't fully support polymorphism.</text:span></text:p>
              </text:list-item>
              <text:list-item>
                <text:p><text:span text:style-name="T28">In:</text:span></text:p>
                <text:p><text:span text:style-name="T36"><text:s text:c="13"/></text:span><text:span text:style-name="T36">(λ</text:span><text:span text:style-name="T37">id</text:span><text:span text:style-name="T36">. if </text:span><text:span text:style-name="T37">id</text:span><text:span text:style-name="T36"> True then 1 else (</text:span><text:span text:style-name="T37">id id</text:span><text:span text:style-name="T36">) 2) (λ</text:span><text:span text:style-name="T37">x</text:span><text:span text:style-name="T36">. </text:span><text:span text:style-name="T37">x</text:span><text:span text:style-name="T36">)</text:span></text:p>
                <text:p><text:span text:style-name="T36">our algorithm tries to assign exactly one type to the variable </text:span><text:span text:style-name="T37">id</text:span><text:span text:style-name="T36">, but </text:span><text:span text:style-name="T37">id</text:span><text:span text:style-name="T36"> should clearly have different concrete types at different places in this expression.</text:span></text:p>
              </text:list-item>
              <text:list-item>
                <text:p><text:span text:style-name="T36">Solution: the keyword “let” creates a sort of macro whose type is determined independently at each place the macro is used:</text:span></text:p>
                <text:p><text:span text:style-name="T36"><text:s text:c="12"/></text:span><text:span text:style-name="T36">let </text:span><text:span text:style-name="T37">id </text:span><text:span text:style-name="T36">= λ</text:span><text:span text:style-name="T37">x</text:span><text:span text:style-name="T36">. </text:span><text:span text:style-name="T37">x</text:span><text:span text:style-name="T36"> in if </text:span><text:span text:style-name="T37">id</text:span><text:span text:style-name="T36"> True then 1 else (</text:span><text:span text:style-name="T37">id id</text:span><text:span text:style-name="T36">) 2</text:span></text:p>
                <text:p><text:span text:style-name="T36">which acts as if </text:span><text:span text:style-name="T37">id</text:span><text:span text:style-name="T36"> had the type ∀</text:span><text:span text:style-name="T37">α</text:span><text:span text:style-name="T36">. </text:span><text:span text:style-name="T37">α</text:span><text:span text:style-name="T36"> → </text:span><text:span text:style-name="T37">α</text:span><text:span text:style-name="T36">.</text:span></text:p>
              </text:list-item>
            </text:list>
          </draw:text-box>
        </draw:frame>
        <presentation:notes draw:style-name="dp2">
          <draw:page-thumbnail draw:style-name="gr1" draw:layer="layout" svg:width="13.968cm" svg:height="10.476cm" svg:x="3.81cm" svg:y="2.123cm" draw:page-number="50" presentation:class="page"/>
          <draw:frame presentation:style-name="pr4"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draw:frame presentation:style-name="pr5" draw:layer="layout" svg:width="25.199cm" svg:height="3.506cm" svg:x="1.4cm" svg:y="0.837cm" presentation:class="title">
          <draw:text-box>
            <text:p>So Where Did This Stuff Come From?</text:p>
          </draw:text-box>
        </draw:frame>
        <draw:frame presentation:style-name="pr34" draw:text-style-name="P3" draw:layer="layout" svg:width="25.199cm" svg:height="12.931cm" svg:x="1.4cm" svg:y="5.842cm" presentation:class="outline" presentation:user-transformed="true">
          <draw:text-box>
            <text:list text:style-name="L2">
              <text:list-item>
                <text:p><text:span text:style-name="T38">John Alan Robinson described unification in 1965. (Prolog came out in 1972.)</text:span></text:p>
              </text:list-item>
              <text:list-item>
                <text:p><text:span text:style-name="T38">The main paper on let-polymorphism is Luis Damas and Robin Milner's 1982 </text:span><text:span text:style-name="T40">Principal type-schemes for functional programs</text:span><text:span text:style-name="T38">, which describes the rules for inferring types in the programming language ML.</text:span></text:p>
              </text:list-item>
              <text:list-item>
                <text:p><text:span text:style-name="T135">The inference rules are usually known as Hindley-Milner inference. Roger Hindley, among others (including Haskell Curry), explored earlier versions of the idea.</text:span></text:p>
              </text:list-item>
            </text:list>
          </draw:text-box>
        </draw:frame>
        <presentation:notes draw:style-name="dp2">
          <draw:page-thumbnail draw:style-name="gr1" draw:layer="layout" svg:width="13.968cm" svg:height="10.476cm" svg:x="3.81cm" svg:y="2.123cm" draw:page-number="51" presentation:class="page"/>
          <draw:frame presentation:style-name="pr4"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draw:frame presentation:style-name="pr5" draw:layer="layout" svg:width="25.199cm" svg:height="3.506cm" svg:x="1.4cm" svg:y="0.837cm" presentation:class="title">
          <draw:text-box>
            <text:p>Data Type Declarations for a Let-Polymorphic Language: Terms</text:p>
          </draw:text-box>
        </draw:frame>
        <draw:frame presentation:style-name="pr34" draw:text-style-name="P17" draw:layer="layout" svg:width="25.199cm" svg:height="12.959cm" svg:x="1.4cm" svg:y="5.842cm" presentation:class="outline" presentation:user-transformed="true">
          <draw:text-box>
            <text:p text:style-name="P8"><text:span text:style-name="T121">module LetPoly (Term(..), Type(..), TypeVar(..)) where</text:span></text:p>
            <text:p text:style-name="P8"><text:span text:style-name="T121"/></text:p>
            <text:p text:style-name="P8"><text:span text:style-name="T121">data Term = <text:s text:c="53"/>-- Const doesn't do anything but typecheck</text:span></text:p>
            <text:p text:style-name="P8"><text:span text:style-name="T121"><text:s text:c="4"/></text:span><text:span text:style-name="T121">Var String | Lam String Term | App Term Term | Const String Type | If Term Term Term |</text:span></text:p>
            <text:p text:style-name="P8"><text:span text:style-name="T121"><text:s text:c="4"/></text:span><text:span text:style-name="T121">Let String Term Term</text:span></text:p>
            <text:p text:style-name="P8"><text:span text:style-name="T121"><text:s text:c="2"/></text:span><text:span text:style-name="T121">deriving (Eq)</text:span></text:p>
            <text:p text:style-name="P8"><text:span text:style-name="T121">instance Show Term where</text:span></text:p>
            <text:p text:style-name="P8"><text:span text:style-name="T121"><text:s text:c="2"/></text:span><text:span text:style-name="T121">show (Var v) = <text:s text:c="20"/>v</text:span></text:p>
            <text:p text:style-name="P8"><text:span text:style-name="T121"><text:s text:c="2"/></text:span><text:span text:style-name="T121">show (Lam v body) = <text:s text:c="10"/>"(\\" ++ v ++ ". " ++ show body ++ ")"</text:span></text:p>
            <text:p text:style-name="P8"><text:span text:style-name="T121"><text:s text:c="2"/></text:span><text:span text:style-name="T121">show (App fun arg) =</text:span></text:p>
            <text:p text:style-name="P8"><text:span text:style-name="T121"><text:s text:c="4"/></text:span><text:span text:style-name="T121">showMaybeParened fun ++ " " ++ showMaybeParened arg</text:span></text:p>
            <text:p text:style-name="P8"><text:span text:style-name="T121"><text:s text:c="4"/></text:span><text:span text:style-name="T121">where showMaybeParened t @ (App _ _) = <text:s text:c="2"/>"(" ++ show t ++ ")"</text:span></text:p>
            <text:p text:style-name="P8"><text:span text:style-name="T121"><text:s text:c="14"/></text:span><text:span text:style-name="T121">showMaybeParened t = <text:s text:c="21"/>show t</text:span></text:p>
            <text:p text:style-name="P8"><text:span text:style-name="T121"><text:s text:c="2"/></text:span><text:span text:style-name="T121">show (Const name _) = <text:s text:c="6"/>name</text:span></text:p>
            <text:p text:style-name="P8"><text:span text:style-name="T121"><text:s text:c="2"/></text:span><text:span text:style-name="T121">show (If cond trueBranch falseBranch) =</text:span></text:p>
            <text:p text:style-name="P8"><text:span text:style-name="T121"><text:s text:c="4"/></text:span><text:span text:style-name="T121">"(" ++ show cond ++ " ?? " ++ show trueBranch ++ " !! " ++ show falseBranch ++ ")"</text:span></text:p>
            <text:p text:style-name="P8"><text:span text:style-name="T121"><text:s text:c="2"/></text:span><text:span text:style-name="T121">show (Let v def body) = "(let " ++ v ++ " = " ++ show def ++ " in " ++ show body ++ ")"</text:span></text:p>
            <text:p text:style-name="P8"><text:span text:style-name="T121"/></text:p>
            <text:p text:style-name="P8"><text:span text:style-name="T121"/></text:p>
          </draw:text-box>
        </draw:frame>
        <presentation:notes draw:style-name="dp2">
          <draw:page-thumbnail draw:style-name="gr1" draw:layer="layout" svg:width="13.968cm" svg:height="10.476cm" svg:x="3.81cm" svg:y="2.123cm" draw:page-number="52" presentation:class="page"/>
          <draw:frame presentation:style-name="pr4"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draw:frame presentation:style-name="pr5" draw:layer="layout" svg:width="25.199cm" svg:height="3.506cm" svg:x="1.4cm" svg:y="0.837cm" presentation:class="title">
          <draw:text-box>
            <text:p>Data Type Declarations for a Let-Polymorphic Language: Types</text:p>
          </draw:text-box>
        </draw:frame>
        <draw:frame presentation:style-name="pr35" draw:text-style-name="P17" draw:layer="layout" svg:width="25.199cm" svg:height="13.185cm" svg:x="1.4cm" svg:y="5.588cm" presentation:class="outline" presentation:user-transformed="true">
          <draw:text-box>
            <text:p text:style-name="P8"><text:span text:style-name="T121">data Type = <text:s text:c="41"/>-- in LetType, Term is macro definition</text:span></text:p>
            <text:p text:style-name="P8"><text:span text:style-name="T121"><text:s text:c="4"/></text:span><text:span text:style-name="T121">BoolType | IntType | FunType Type Type | LetType Term | Unknown TypeVar</text:span></text:p>
            <text:p text:style-name="P8"><text:span text:style-name="T121"><text:s text:c="2"/></text:span><text:span text:style-name="T121">deriving (Eq)</text:span></text:p>
            <text:p text:style-name="P8"><text:span text:style-name="T121">instance Show Type where</text:span></text:p>
            <text:p text:style-name="P8"><text:span text:style-name="T121"><text:s text:c="2"/></text:span><text:span text:style-name="T121">show BoolType = <text:s text:c="10"/>"Bool"</text:span></text:p>
            <text:p text:style-name="P8"><text:span text:style-name="T121"><text:s text:c="2"/></text:span><text:span text:style-name="T121">show IntType = <text:s text:c="13"/>"Int"</text:span></text:p>
            <text:p text:style-name="P8"><text:span text:style-name="T121"><text:s text:c="2"/></text:span><text:span text:style-name="T121">show (FunType t1 t2) =</text:span></text:p>
            <text:p text:style-name="P8"><text:span text:style-name="T121"><text:s text:c="4"/></text:span><text:span text:style-name="T121">showMaybeParened t1 ++ " -&gt; " ++ showMaybeParened t2</text:span></text:p>
            <text:p text:style-name="P8"><text:span text:style-name="T121"><text:s text:c="4"/></text:span><text:span text:style-name="T121">where showMaybeParened t @ (FunType _ _) = <text:s text:c="3"/>"(" ++ show t ++ ")"</text:span></text:p>
            <text:p text:style-name="P8"><text:span text:style-name="T121"><text:s text:c="14"/></text:span><text:span text:style-name="T121">showMaybeParened t = <text:s text:c="28"/>show t</text:span></text:p>
            <text:p text:style-name="P8"><text:span text:style-name="T121"><text:s text:c="2"/></text:span><text:span text:style-name="T121">show (LetType t) = <text:s text:c="8"/>"[macro def: " ++ show t ++ "]"</text:span></text:p>
            <text:p text:style-name="P8"><text:span text:style-name="T121"><text:s text:c="2"/></text:span><text:span text:style-name="T121">show (Unknown tv) = <text:s text:c="4"/>show tv</text:span></text:p>
            <text:p text:style-name="P8"><text:span text:style-name="T121"/></text:p>
            <text:p text:style-name="P8"><text:span text:style-name="T121">-- Int in TypeVar is a counter to distinguish different</text:span></text:p>
            <text:p text:style-name="P8"><text:span text:style-name="T121">-- occurrences of structurally identical terms:</text:span></text:p>
            <text:p text:style-name="P8"><text:span text:style-name="T121">data TypeVar = TypeVar Int Term deriving (Eq)</text:span></text:p>
            <text:p text:style-name="P8"><text:span text:style-name="T121">instance Show TypeVar where</text:span></text:p>
            <text:p text:style-name="P8"><text:span text:style-name="T121"><text:s text:c="2"/></text:span><text:span text:style-name="T121">show (TypeVar n term) = "&lt;#" ++ show n ++ ": " ++ show term ++ "&gt;"</text:span></text:p>
          </draw:text-box>
        </draw:frame>
        <presentation:notes draw:style-name="dp2">
          <draw:page-thumbnail draw:style-name="gr1" draw:layer="layout" svg:width="13.968cm" svg:height="10.476cm" svg:x="3.81cm" svg:y="2.123cm" draw:page-number="53" presentation:class="page"/>
          <draw:frame presentation:style-name="pr4"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draw:frame presentation:style-name="pr5" draw:layer="layout" svg:width="25.199cm" svg:height="3.506cm" svg:x="1.4cm" svg:y="0.837cm" presentation:class="title" presentation:user-transformed="true">
          <draw:text-box>
            <text:p>Declarations for Typechecking and Type Inference</text:p>
          </draw:text-box>
        </draw:frame>
        <draw:frame presentation:style-name="pr36" draw:text-style-name="P17" draw:layer="layout" svg:width="25.199cm" svg:height="10.645cm" svg:x="1.4cm" svg:y="8.128cm" presentation:class="outline" presentation:user-transformed="true">
          <draw:text-box>
            <text:p text:style-name="P8"><text:span text:style-name="T121">module Infer where</text:span></text:p>
            <text:p text:style-name="P8"><text:span text:style-name="T121"/></text:p>
            <text:p text:style-name="P8"><text:span text:style-name="T121">import Unify hiding (Term,Constraint)</text:span></text:p>
            <text:p text:style-name="P8"><text:span text:style-name="T121">import qualified Unify (Term,Constraint)</text:span></text:p>
            <text:p text:style-name="P8"><text:span text:style-name="T121">import LetPoly hiding (Term)</text:span></text:p>
            <text:p text:style-name="P8"><text:span text:style-name="T121">import qualified LetPoly (Term)</text:span></text:p>
            <text:p text:style-name="P8"><text:span text:style-name="T121"/></text:p>
            <text:p text:style-name="P8"><text:span text:style-name="T121">type Term = LetPoly.Term</text:span></text:p>
            <text:p text:style-name="P8"><text:span text:style-name="T121">type Unificand = Unify.Term TypeVar</text:span></text:p>
            <text:p text:style-name="P8"><text:span text:style-name="T121">type Constraint = Unify.Constraint TypeVar</text:span></text:p>
            <text:p text:style-name="P8"><text:span text:style-name="T121">type Env = [(String,Type)]</text:span></text:p>
            <text:p text:style-name="P8"><text:span text:style-name="T121"/></text:p>
          </draw:text-box>
        </draw:frame>
        <presentation:notes draw:style-name="dp2">
          <draw:page-thumbnail draw:style-name="gr1" draw:layer="layout" svg:width="13.968cm" svg:height="10.476cm" svg:x="3.81cm" svg:y="2.123cm" draw:page-number="54" presentation:class="page"/>
          <draw:frame presentation:style-name="pr4"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draw:frame presentation:style-name="pr5" draw:layer="layout" svg:width="25.199cm" svg:height="3.506cm" svg:x="1.4cm" svg:y="0.837cm" presentation:class="title" presentation:user-transformed="true">
          <draw:text-box>
            <text:p>Typechecking/Type Inference: Variables, Abstractions, Applications</text:p>
          </draw:text-box>
        </draw:frame>
        <draw:frame presentation:style-name="pr34" draw:text-style-name="P17" draw:layer="layout" svg:width="25.199cm" svg:height="12.931cm" svg:x="1.4cm" svg:y="5.842cm" presentation:class="outline" presentation:user-transformed="true">
          <draw:text-box>
            <text:p text:style-name="P8"><text:span text:style-name="T121">-- discover types of expressions while generating constraints on those types</text:span></text:p>
            <text:p text:style-name="P8"><text:span text:style-name="T121">typeCheck :: <text:s/>Env -&gt; Term -&gt; Int -&gt; (Type,[Constraint],Int)</text:span></text:p>
            <text:p text:style-name="P8"><text:span text:style-name="T121">typeCheck e (Var v) n =</text:span></text:p>
            <text:p text:style-name="P8"><text:span text:style-name="T121"><text:s text:c="2"/></text:span><text:span text:style-name="T121">case lookup v e of</text:span></text:p>
            <text:p text:style-name="P8"><text:span text:style-name="T121"><text:s text:c="4"/></text:span><text:span text:style-name="T121">Just (LetType def) -&gt; <text:s text:c="8"/>typeCheck e def n</text:span></text:p>
            <text:p text:style-name="P8"><text:span text:style-name="T121"><text:s text:c="4"/></text:span><text:span text:style-name="T121">Just t -&gt; <text:s text:c="27"/>(t,[],n)</text:span></text:p>
            <text:p text:style-name="P8"><text:span text:style-name="T121"><text:s text:c="4"/></text:span><text:span text:style-name="T121">Nothing -&gt; <text:s text:c="23"/>error ("Unknown variable " ++ v)</text:span></text:p>
            <text:p text:style-name="P8"><text:span text:style-name="T121">typeCheck e lam @ (Lam v body) n =</text:span></text:p>
            <text:p text:style-name="P8"><text:span text:style-name="T121"><text:s text:c="2"/></text:span><text:span text:style-name="T121">let varT = <text:s text:c="37"/>Unknown (TypeVar n (Var v))</text:span></text:p>
            <text:p text:style-name="P8"><text:span text:style-name="T121"><text:s text:c="6"/></text:span><text:span text:style-name="T121">(bodyT,bodyConstraints,n') = <text:s text:c="3"/>typeCheck ((v,varT) : e) body (n + 1)</text:span></text:p>
            <text:p text:style-name="P8"><text:span text:style-name="T121"><text:s text:c="2"/></text:span><text:span text:style-name="T121">in <text:s/>(FunType varT bodyT,bodyConstraints,n')</text:span></text:p>
            <text:p text:style-name="P8"><text:span text:style-name="T121">typeCheck e app @ (App fun arg) n =</text:span></text:p>
            <text:p text:style-name="P8"><text:span text:style-name="T121"><text:s text:c="2"/></text:span><text:span text:style-name="T121">let (funT,funConstraints,n') = <text:s text:c="7"/>typeCheck e fun n</text:span></text:p>
            <text:p text:style-name="P8"><text:span text:style-name="T121"><text:s text:c="6"/></text:span><text:span text:style-name="T121">(argT,argConstraints,n'') = <text:s text:c="8"/>typeCheck e arg n'</text:span></text:p>
            <text:p text:style-name="P8"><text:span text:style-name="T121"><text:s text:c="6"/></text:span><text:span text:style-name="T121">subconstraints = <text:s text:c="22"/>funConstraints ++ argConstraints</text:span></text:p>
            <text:p text:style-name="P8"><text:span text:style-name="T121"><text:s text:c="6"/></text:span><text:span text:style-name="T121">resT = <text:s text:c="38"/>Unknown (TypeVar n'' app)</text:span></text:p>
            <text:p text:style-name="P8"><text:span text:style-name="T121"><text:s text:c="2"/></text:span><text:span text:style-name="T121">in <text:s/>(resT,(constrain funT (FunType argT resT)) : subconstraints,n'' + 1)</text:span></text:p>
            <text:p text:style-name="P8"><text:span text:style-name="T121"/></text:p>
          </draw:text-box>
        </draw:frame>
        <presentation:notes draw:style-name="dp2">
          <draw:page-thumbnail draw:style-name="gr1" draw:layer="layout" svg:width="13.968cm" svg:height="10.476cm" svg:x="3.81cm" svg:y="2.123cm" draw:page-number="55" presentation:class="page"/>
          <draw:frame presentation:style-name="pr4"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draw:frame presentation:style-name="pr5" draw:layer="layout" svg:width="25.199cm" svg:height="3.506cm" svg:x="1.4cm" svg:y="0.837cm" presentation:class="title">
          <draw:text-box>
            <text:p>Typechecking/Type Inference: Constants, If, and Let</text:p>
          </draw:text-box>
        </draw:frame>
        <draw:frame presentation:style-name="pr37" draw:text-style-name="P17" draw:layer="layout" svg:width="27.178cm" svg:height="8.359cm" svg:x="0.254cm" svg:y="5.08cm" presentation:class="outline" presentation:user-transformed="true">
          <draw:text-box>
            <text:p text:style-name="P8"><text:span text:style-name="T121">typeCheck e (Const _ t) n = <text:s text:c="12"/>(t,[],n)</text:span></text:p>
            <text:p text:style-name="P8"><text:span text:style-name="T121">typeCheck e (If cond trueBranch falseBranch) n =</text:span></text:p>
            <text:p text:style-name="P8"><text:span text:style-name="T121"><text:s text:c="2"/></text:span><text:span text:style-name="T121">let (condT,condConstraints,n') = <text:s text:c="2"/>typeCheck e cond n</text:span></text:p>
            <text:p text:style-name="P8"><text:span text:style-name="T121"><text:s text:c="6"/></text:span><text:span text:style-name="T121">(trueT,trueConstraints,n'') = <text:s text:c="5"/>typeCheck e trueBranch n'</text:span></text:p>
            <text:p text:style-name="P8"><text:span text:style-name="T121"><text:s text:c="6"/></text:span><text:span text:style-name="T121">(falseT,falseConstraints,n''') = <text:s text:c="2"/>typeCheck e falseBranch n''</text:span></text:p>
            <text:p text:style-name="P8"><text:span text:style-name="T121"><text:s text:c="6"/></text:span><text:span text:style-name="T121">subconstraints = <text:s text:c="22"/>condConstraints ++ trueConstraints ++ falseConstraints</text:span></text:p>
            <text:p text:style-name="P8"><text:span text:style-name="T121"><text:s text:c="2"/></text:span><text:span text:style-name="T121">in <text:s/>(trueT,(constrain condT BoolType) : (constrain trueT falseT) : subconstraints,n''')</text:span></text:p>
            <text:p text:style-name="P8"><text:span text:style-name="T121">typeCheck e (Let name def body) n = -- typecheck def separately: if unused, would go unchecked:</text:span></text:p>
            <text:p text:style-name="P8"><text:span text:style-name="T121"><text:s text:c="2"/></text:span><text:span text:style-name="T121">let (_,defConstraints,n') = <text:s text:c="13"/>typeCheck e def n</text:span></text:p>
            <text:p text:style-name="P8"><text:span text:style-name="T121"><text:s text:c="6"/></text:span><text:span text:style-name="T121">(bodyT,bodyConstraints,n'') = <text:s text:c="2"/>typeCheck ((name,LetType def) : e) body n'</text:span></text:p>
            <text:p text:style-name="P8"><text:span text:style-name="T121"><text:s text:c="2"/></text:span><text:span text:style-name="T121">in <text:s/>(bodyT,defConstraints ++ bodyConstraints,n'')</text:span></text:p>
            <text:p text:style-name="P8"><text:span text:style-name="T121"/></text:p>
          </draw:text-box>
        </draw:frame>
        <presentation:notes draw:style-name="dp2">
          <draw:page-thumbnail draw:style-name="gr1" draw:layer="layout" svg:width="13.968cm" svg:height="10.476cm" svg:x="3.81cm" svg:y="2.123cm" draw:page-number="56" presentation:class="page"/>
          <draw:frame presentation:style-name="pr4"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draw:frame presentation:style-name="pr5" draw:layer="layout" svg:width="25.199cm" svg:height="3.506cm" svg:x="1.4cm" svg:y="0.837cm" presentation:class="title">
          <draw:text-box>
            <text:p>Helper Functions for Typechecking and Type Inference</text:p>
          </draw:text-box>
        </draw:frame>
        <draw:frame presentation:style-name="pr6" draw:text-style-name="P17" draw:layer="layout" svg:width="25.199cm" svg:height="15.005cm" svg:x="1.4cm" svg:y="4.914cm" presentation:class="outline" presentation:user-transformed="true">
          <draw:text-box>
            <text:p text:style-name="P8"><text:span text:style-name="T121">constrain :: Type -&gt; Type -&gt; Constraint</text:span></text:p>
            <text:p text:style-name="P8"><text:span text:style-name="T121">constrain t1 t2 = (unificand t1) `MustEqual` (unificand t2)</text:span></text:p>
            <text:p text:style-name="P8"><text:span text:style-name="T121"/></text:p>
            <text:p text:style-name="P8"><text:span text:style-name="T121">unificand :: Type -&gt; Unificand</text:span></text:p>
            <text:p text:style-name="P8"><text:span text:style-name="T121">unificand BoolType = <text:s text:c="12"/>atom "bool"</text:span></text:p>
            <text:p text:style-name="P8"><text:span text:style-name="T121">unificand IntType = <text:s text:c="15"/>atom "int"</text:span></text:p>
            <text:p text:style-name="P8"><text:span text:style-name="T121">unificand (FunType t1 t2) = <text:s text:c="3"/>K "fun" [unificand t1,unificand t2]</text:span></text:p>
            <text:p text:style-name="P8"><text:span text:style-name="T121">unificand (Unknown tv) = <text:s text:c="6"/>V tv</text:span></text:p>
            <text:p text:style-name="P8"><text:span text:style-name="T121"/></text:p>
            <text:p text:style-name="P8"><text:span text:style-name="T121">uType :: Unificand -&gt; Type</text:span></text:p>
            <text:p text:style-name="P8"><text:span text:style-name="T121">uType (K "bool" []) = <text:s text:c="13"/>BoolType</text:span></text:p>
            <text:p text:style-name="P8"><text:span text:style-name="T121">uType (K "int" []) = <text:s text:c="16"/>IntType</text:span></text:p>
            <text:p text:style-name="P8"><text:span text:style-name="T121">uType (K "fun" [u1,u2]) = <text:s text:c="6"/>FunType (uType u1) (uType u2)</text:span></text:p>
            <text:p text:style-name="P8"><text:span text:style-name="T121">uType (V tv) = <text:s text:c="22"/>Unknown tv</text:span></text:p>
            <text:p text:style-name="P8"><text:span text:style-name="T121">uType x = <text:s text:c="28"/>error ("Invalid unificand " ++ show x)</text:span></text:p>
            <text:p text:style-name="P8"><text:span text:style-name="T121"/></text:p>
            <text:p text:style-name="P8"><text:span text:style-name="T121">check :: Term -&gt; (Type,[(TypeVar,Type,Type)])</text:span></text:p>
            <text:p text:style-name="P8"><text:span text:style-name="T121">check term =</text:span></text:p>
            <text:p text:style-name="P8"><text:span text:style-name="T121"><text:s text:c="2"/></text:span><text:span text:style-name="T121">let (t,constraints,_) = <text:s text:c="9"/>typeCheck [] term 1</text:span></text:p>
            <text:p text:style-name="P8"><text:span text:style-name="T121"><text:s text:c="7"/></text:span><text:span text:style-name="T121">solutions = <text:s text:c="19"/>solve constraints</text:span></text:p>
            <text:p text:style-name="P8"><text:span text:style-name="T121"><text:s text:c="2"/></text:span><text:span text:style-name="T121">in <text:s/>(uType (elimVars solutions (unificand t)),</text:span></text:p>
            <text:p text:style-name="P8"><text:span text:style-name="T121"><text:s text:c="10"/></text:span><text:span text:style-name="T121">map (\(tv,u) -&gt; (tv,uType u,uType (elimVars solutions u))) solutions)</text:span></text:p>
          </draw:text-box>
        </draw:frame>
        <presentation:notes draw:style-name="dp2">
          <draw:page-thumbnail draw:style-name="gr1" draw:layer="layout" svg:width="13.968cm" svg:height="10.476cm" svg:x="3.81cm" svg:y="2.123cm" draw:page-number="57" presentation:class="page"/>
          <draw:frame presentation:style-name="pr4"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draw:frame presentation:style-name="pr5" draw:layer="layout" svg:width="25.199cm" svg:height="3.506cm" svg:x="1.4cm" svg:y="0.837cm" presentation:class="title">
          <draw:text-box>
            <text:p>Some Test Cases</text:p>
          </draw:text-box>
        </draw:frame>
        <draw:frame presentation:style-name="pr6" draw:text-style-name="P17" draw:layer="layout" svg:width="25.199cm" svg:height="13.859cm" svg:x="1.4cm" svg:y="4.914cm" presentation:class="outline" presentation:user-transformed="true">
          <draw:text-box>
            <text:p text:style-name="P8"><text:span text:style-name="T121">fortyTwo = <text:s text:c="4"/>Const "42" IntType</text:span></text:p>
            <text:p text:style-name="P8"><text:span text:style-name="T121"/></text:p>
            <text:p text:style-name="P8"><text:span text:style-name="T121">inc = <text:s text:c="13"/>Const "inc" (FunType IntType IntType)</text:span></text:p>
            <text:p text:style-name="P8"><text:span text:style-name="T121"/></text:p>
            <text:p text:style-name="P8"><text:span text:style-name="T121">plus = <text:s text:c="11"/>Const "+" (FunType IntType (FunType IntType IntType))</text:span></text:p>
            <text:p text:style-name="P8"><text:span text:style-name="T121"/></text:p>
            <text:p text:style-name="P8"><text:span text:style-name="T121">knot = <text:s text:c="11"/>Const "not" (FunType BoolType BoolType)</text:span></text:p>
            <text:p text:style-name="P8"><text:span text:style-name="T121"/></text:p>
            <text:p text:style-name="P8"><text:span text:style-name="T121">eyeDee = <text:s text:c="7"/>Lam "x" (Var "x") <text:s text:c="36"/>-- leaves x unconstrained</text:span></text:p>
            <text:p text:style-name="P8"><text:span text:style-name="T121"/></text:p>
            <text:p text:style-name="P8"><text:span text:style-name="T121">t1 = <text:s text:c="14"/>App (App plus fortyTwo) fortyTwo <text:s text:c="9"/>–- aka 84</text:span></text:p>
            <text:p text:style-name="P8"><text:span text:style-name="T121"/></text:p>
            <text:p text:style-name="P8"><text:span text:style-name="T121">t2 = <text:s text:c="14"/>Lam "f" (</text:span></text:p>
            <text:p text:style-name="P8"><text:span text:style-name="T121"><text:s text:c="24"/></text:span><text:span text:style-name="T121">Lam "g" (</text:span></text:p>
            <text:p text:style-name="P8"><text:span text:style-name="T121"><text:s text:c="26"/></text:span><text:span text:style-name="T121">Lam "x" (</text:span></text:p>
            <text:p text:style-name="P8"><text:span text:style-name="T121"><text:s text:c="28"/></text:span><text:span text:style-name="T121">Lam "y" (</text:span></text:p>
            <text:p text:style-name="P8"><text:span text:style-name="T121"><text:s text:c="30"/></text:span><text:span text:style-name="T121">If (App (App (Var "f") (Var "x")) (Var "y"))</text:span></text:p>
            <text:p text:style-name="P8"><text:span text:style-name="T121"><text:s text:c="32"/></text:span><text:span text:style-name="T121">(App (App plus (Var "x")) (Const "1" IntType))</text:span></text:p>
            <text:p text:style-name="P8"><text:span text:style-name="T121"><text:s text:c="32"/></text:span><text:span text:style-name="T121">(App (Var "g") (App (App (Var "f") (Var "x")) (Const "true" BoolType)))))))</text:span></text:p>
          </draw:text-box>
        </draw:frame>
        <presentation:notes draw:style-name="dp2">
          <draw:page-thumbnail draw:style-name="gr1" draw:layer="layout" svg:width="13.968cm" svg:height="10.476cm" svg:x="3.81cm" svg:y="2.123cm" draw:page-number="58" presentation:class="page"/>
          <draw:frame presentation:style-name="pr4"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draw:frame presentation:style-name="pr12" draw:layer="layout" svg:width="25.199cm" svg:height="3.506cm" svg:x="1.4cm" svg:y="0.837cm" presentation:class="title">
          <draw:text-box>
            <text:p>Beyond Hindley-Milner</text:p>
          </draw:text-box>
        </draw:frame>
        <presentation:notes draw:style-name="dp2">
          <draw:page-thumbnail draw:style-name="gr1" draw:layer="layout" svg:width="13.968cm" svg:height="10.476cm" svg:x="3.81cm" svg:y="2.123cm" draw:page-number="59" presentation:class="page"/>
          <draw:frame presentation:style-name="pr4"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draw:frame presentation:style-name="pr5" draw:layer="layout" svg:width="25.199cm" svg:height="3.506cm" svg:x="1.4cm" svg:y="0.837cm" presentation:class="title">
          <draw:text-box>
            <text:p>Beyond Syntactic Equality</text:p>
          </draw:text-box>
        </draw:frame>
        <draw:frame presentation:style-name="pr6" draw:layer="layout" svg:width="25.199cm" svg:height="13.859cm" svg:x="1.4cm" svg:y="4.914cm" presentation:class="outline">
          <draw:text-box>
            <text:list text:style-name="L2">
              <text:list-item>
                <text:p>The sort of unification we've looked at is syntactic unification of first-order terms, where we try to find variable assignments that make pairs of terms that need to be unified <text:span text:style-name="T2">syntactically equal</text:span>.</text:p>
              </text:list-item>
              <text:list-item>
                <text:p>Languages like Haskell and Scala that let you mix explicit type declarations with inferred types also need to solve constraints that say an inferred type is <text:span text:style-name="T2">compatible with</text:span> an explicit type, where compatibility isn't just syntactic equality.</text:p>
              </text:list-item>
            </text:list>
          </draw:text-box>
        </draw:frame>
        <presentation:notes draw:style-name="dp2">
          <draw:page-thumbnail draw:style-name="gr1" draw:layer="layout" svg:width="13.968cm" svg:height="10.476cm" svg:x="3.81cm" svg:y="2.123cm" draw:page-number="60" presentation:class="page"/>
          <draw:frame presentation:style-name="pr4"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draw:frame presentation:style-name="pr5" draw:layer="layout" svg:width="25.199cm" svg:height="3.506cm" svg:x="1.4cm" svg:y="0.837cm" presentation:class="title">
          <draw:text-box>
            <text:p>Explicit and Inferred Polymorphic Types</text:p>
          </draw:text-box>
        </draw:frame>
        <draw:frame presentation:style-name="pr38" draw:layer="layout" svg:width="25.199cm" svg:height="15.748cm" svg:x="1.4cm" svg:y="4.572cm" presentation:class="outline" presentation:user-transformed="true">
          <draw:text-box>
            <text:p><text:span text:style-name="T6">Let's modify an earlier example to add an explicit polymorphic type:</text:span></text:p>
            <text:p><text:span text:style-name="T23"><text:s text:c="9"/></text:span><text:span text:style-name="T23">(λ</text:span><text:span text:style-name="T24">id</text:span><text:span text:style-name="T23">. if </text:span><text:span text:style-name="T24">id</text:span><text:span text:style-name="T23"> True then 1 else (</text:span><text:span text:style-name="T24">id id</text:span><text:span text:style-name="T23">) 2) ((λ</text:span><text:span text:style-name="T24">x</text:span><text:span text:style-name="T23">. </text:span><text:span text:style-name="T24">x</text:span><text:span text:style-name="T23">): (∀</text:span><text:span text:style-name="T24">α</text:span><text:span text:style-name="T23">. </text:span><text:span text:style-name="T24">α</text:span><text:span text:style-name="T23"> → </text:span><text:span text:style-name="T24">α</text:span><text:span text:style-name="T23">))</text:span></text:p>
            <text:p><text:span text:style-name="T6">This should be allowed, because nothing in the places where </text:span><text:span text:style-name="T7">id</text:span><text:span text:style-name="T6"> is used contradicts the declared type </text:span><text:span text:style-name="T23">∀</text:span><text:span text:style-name="T24">α</text:span><text:span text:style-name="T23">. </text:span><text:span text:style-name="T24">α</text:span><text:span text:style-name="T23"> → </text:span><text:span text:style-name="T24">α</text:span><text:span text:style-name="T23">. But if we add the constraint that:</text:span></text:p>
            <text:p><text:span text:style-name="T23"><text:s text:c="40"/></text:span><text:span text:style-name="T23">t</text:span><text:span text:style-name="T136">id</text:span><text:span text:style-name="T23"> = ∀</text:span><text:span text:style-name="T24">α</text:span><text:span text:style-name="T23">. </text:span><text:span text:style-name="T24">α</text:span><text:span text:style-name="T23"> → </text:span><text:span text:style-name="T24">α</text:span></text:p>
            <text:p><text:span text:style-name="T23">our Hindley-Milner inference implementation will complain:</text:span></text:p>
            <text:p text:style-name="P8"><text:span text:style-name="T23"><text:s text:c="31"/></text:span><text:span text:style-name="T23">Bool → Bool ≠ ∀</text:span><text:span text:style-name="T24">α</text:span><text:span text:style-name="T23">. </text:span><text:span text:style-name="T24">α</text:span><text:span text:style-name="T23"> → </text:span><text:span text:style-name="T24">α</text:span></text:p>
            <text:p text:style-name="P8"><text:span text:style-name="T23"><text:s text:c="38"/></text:span><text:span text:style-name="T23">Int → Int ≠ ∀</text:span><text:span text:style-name="T24">α</text:span><text:span text:style-name="T23">. </text:span><text:span text:style-name="T24">α</text:span><text:span text:style-name="T23"> → </text:span><text:span text:style-name="T24">α</text:span></text:p>
            <text:p text:style-name="P12"><text:span text:style-name="T23"><text:s text:c="14"/></text:span><text:span text:style-name="T23">(Int → Int) → (Int → Int) ≠ ∀</text:span><text:span text:style-name="T24">α</text:span><text:span text:style-name="T23">. </text:span><text:span text:style-name="T24">α</text:span><text:span text:style-name="T23"> → </text:span><text:span text:style-name="T24">α</text:span></text:p>
            <text:p text:style-name="P12"><text:span text:style-name="T23">Instead of syntactic type equality, we want to constrain the uses of </text:span><text:span text:style-name="T24">id</text:span><text:span text:style-name="T23"> to have types that are </text:span><text:span text:style-name="T24">more specific</text:span><text:span text:style-name="T23"> </text:span><text:span text:style-name="T24">instances</text:span><text:span text:style-name="T23"> of the generic type ∀</text:span><text:span text:style-name="T24">α</text:span><text:span text:style-name="T23">. </text:span><text:span text:style-name="T24">α</text:span><text:span text:style-name="T23"> → </text:span><text:span text:style-name="T24">α</text:span><text:span text:style-name="T23">.</text:span></text:p>
          </draw:text-box>
        </draw:frame>
        <presentation:notes draw:style-name="dp2">
          <draw:page-thumbnail draw:style-name="gr1" draw:layer="layout" svg:width="13.968cm" svg:height="10.476cm" svg:x="3.81cm" svg:y="2.123cm" draw:page-number="61" presentation:class="page"/>
          <draw:frame presentation:style-name="pr4"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draw:frame presentation:style-name="pr5" draw:layer="layout" svg:width="25.199cm" svg:height="3.506cm" svg:x="1.4cm" svg:y="0.837cm" presentation:class="title">
          <draw:text-box>
            <text:p>Subtypes</text:p>
          </draw:text-box>
        </draw:frame>
        <draw:frame presentation:style-name="pr8" draw:layer="layout" svg:width="24.437cm" svg:height="8.096cm" svg:x="2.54cm" svg:y="5.08cm" presentation:class="outline" presentation:user-transformed="true">
          <draw:text-box>
            <text:list text:style-name="L2">
              <text:list-item>
                <text:p>Scala (but not Haskell) has subtyping as well as parametric polymorphism.</text:p>
              </text:list-item>
              <text:list-item>
                <text:p>In addition to the sort of constraint shown on the previous slide, Scala may need to constrain a type to be a subtype or supertype of another type.</text:p>
              </text:list-item>
            </text:list>
          </draw:text-box>
        </draw:frame>
        <presentation:notes draw:style-name="dp2">
          <draw:page-thumbnail draw:style-name="gr1" draw:layer="layout" svg:width="13.968cm" svg:height="10.476cm" svg:x="3.81cm" svg:y="2.123cm" draw:page-number="62" presentation:class="page"/>
          <draw:frame presentation:style-name="pr4"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draw:frame presentation:style-name="pr5" draw:layer="layout" svg:width="25.199cm" svg:height="3.506cm" svg:x="1.4cm" svg:y="0.837cm" presentation:class="title">
          <draw:text-box>
            <text:p>Oh, what, you expected some answers?</text:p>
          </draw:text-box>
        </draw:frame>
        <draw:frame presentation:style-name="pr6" draw:layer="layout" svg:width="25.199cm" svg:height="13.859cm" svg:x="1.4cm" svg:y="4.914cm" presentation:class="outline">
          <draw:text-box>
            <text:list text:style-name="L2">
              <text:list-item>
                <text:p>I don't actually know how to solve the sorts of type constraints that appear in industrial-strength languages.</text:p>
              </text:list-item>
              <text:list-item>
                <text:p>But I'd like to learn. If you know, tell us!</text:p>
              </text:list-item>
            </text:list>
          </draw:text-box>
        </draw:frame>
        <presentation:notes draw:style-name="dp2">
          <draw:page-thumbnail draw:style-name="gr1" draw:layer="layout" svg:width="13.968cm" svg:height="10.476cm" svg:x="3.81cm" svg:y="2.123cm" draw:page-number="63" presentation:class="page"/>
          <draw:frame presentation:style-name="pr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table:table-template text:style-name="bw">
      <table:first-row text:style-name="bw3"/>
      <table:last-row text:style-name="bw3"/>
      <table:first-column text:style-name="bw3"/>
      <table:last-column text:style-name="bw3"/>
      <table:odd-rows text:style-name="bw2"/>
      <table:odd-columns text:style-name="bw2"/>
      <table:body text:style-name="bw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drian King</meta:initial-creator>
    <meta:creation-date>2014-06-27T08:48:28.97</meta:creation-date>
    <meta:editing-duration>P3DT18H20M2S</meta:editing-duration>
    <meta:editing-cycles>295</meta:editing-cycles>
    <dc:date>2014-07-01T11:13:58.52</dc:date>
    <dc:creator>Adrian King</dc:creator>
    <meta:generator>OpenOffice/4.0.1$Win32 OpenOffice.org_project/401m5$Build-9714</meta:generator>
    <meta:document-statistic meta:object-count="288"/>
  </office:meta>
</office:document-meta>
</file>